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/>
    <style:font-face style:name="sans-serif" svg:font-family="sans-serif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text-properties style:font-name="Ubuntu Mono" fo:font-size="10.3999996185303pt" officeooo:rsid="001481cf" officeooo:paragraph-rsid="001481cf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Ubuntu Mono" fo:font-size="10.3999996185303pt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Ubuntu Mono" fo:font-size="10.3999996185303pt" loext:padding="0cm" loext:border="non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6" style:family="paragraph" style:parent-style-name="Preformatted_20_Text">
      <style:paragraph-properties fo:margin-top="0cm" fo:margin-bottom="0cm" loext:contextual-spacing="false" fo:padding="0cm" fo:border="none"/>
    </style:style>
    <style:style style:name="P7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0.3999996185303pt"/>
    </style:style>
    <style:style style:name="P8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0.3999996185303pt" loext:padding="0cm" loext:border="none"/>
    </style:style>
    <style:style style:name="P9" style:family="paragraph" style:parent-style-name="Preformatted_20_Text">
      <style:paragraph-properties fo:margin-top="0cm" fo:margin-bottom="0cm" loext:contextual-spacing="false" fo:padding="0cm" fo:border="none"/>
      <style:text-properties loext:padding="0cm" loext:border="none"/>
    </style:style>
    <style:style style:name="P10" style:family="paragraph" style:parent-style-name="Standard">
      <style:text-properties officeooo:rsid="001481cf" officeooo:paragraph-rsid="001481cf"/>
    </style:style>
    <style:style style:name="T1" style:family="text">
      <style:text-properties officeooo:rsid="0015c5f9"/>
    </style:style>
    <style:style style:name="T2" style:family="text">
      <style:text-properties officeooo:rsid="0016be14"/>
    </style:style>
    <style:style style:name="T3" style:family="text">
      <style:text-properties officeooo:rsid="00185a08"/>
    </style:style>
    <style:style style:name="T4" style:family="text">
      <style:text-properties officeooo:rsid="0018a6df"/>
    </style:style>
    <style:style style:name="T5" style:family="text">
      <style:text-properties fo:color="#0000ff"/>
    </style:style>
    <style:style style:name="T6" style:family="text">
      <style:text-properties style:font-name="Ubuntu Mono" fo:font-size="10.3999996185303pt"/>
    </style:style>
    <style:style style:name="T7" style:family="text">
      <style:text-properties style:font-name="Ubuntu Mono" fo:font-size="10.3999996185303pt" loext:padding="0cm" loext:border="none"/>
    </style:style>
    <style:style style:name="T8" style:family="text">
      <style:text-properties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rstudio_console_output"/><text:span text:style-name="T5">&gt; setwd("/users/pgrad/sarangia/Downloads")</text:span></text:p>
      <text:p text:style-name="P7"><text:span text:style-name="T5">&gt; library(readxl)</text:span></text:p>
      <text:p text:style-name="P7"><text:span text:style-name="T5">&gt; data &lt;- read_excel("Project Data.xlsx")</text:span></text:p>
      <text:p text:style-name="P5"><text:s text:c="182"/></text:p>
      <text:p text:style-name="P7"><text:span text:style-name="T5">&gt; data</text:span></text:p>
      <text:p text:style-name="P4"># A tibble: 296 x 17</text:p>
      <text:p text:style-name="P9"><text:s text:c="6"/><text:span text:style-name="T6">ID Response Group <text:s text:c="3"/>X1 <text:s text:c="3"/>X2 <text:s text:c="3"/>X3 <text:s text:c="3"/>X4 <text:s text:c="3"/>X5 <text:s text:c="3"/>X6 <text:s text:c="3"/>X7 <text:s text:c="3"/>Y1 <text:s text:c="3"/>Y2 <text:s text:c="3"/>Y3 <text:s text:c="3"/>Y4 <text:s text:c="3"/>Y5 <text:s text:c="3"/>Y6 <text:s text:c="3"/>Y7</text:span></text:p>
      <text:p text:style-name="P2"><text:span text:style-name="T8"><text:s text:c="3"/></text:span><text:span text:style-name="T7">&lt;dbl&gt; <text:s text:c="3"/>&lt;dbl&gt; &lt;dbl&gt; &lt;dbl&gt; &lt;dbl&gt; &lt;dbl&gt; &lt;dbl&gt; &lt;dbl&gt; &lt;dbl&gt; &lt;dbl&gt; &lt;dbl&gt; &lt;dbl&gt; &lt;dbl&gt; &lt;dbl&gt; &lt;dbl&gt; &lt;dbl&gt; &lt;dbl&gt;</text:span></text:p>
      <text:p text:style-name="P2"><text:span text:style-name="T8"><text:s/></text:span><text:span text:style-name="T7">1 <text:s text:c="4"/>1 <text:s text:c="7"/>0 <text:s text:c="4"/>0 <text:s text:c="2"/>460 <text:s text:c="2"/>460 <text:s text:c="2"/>460 <text:s/>50.2 <text:s/>9.15 <text:s text:c="2"/>2.3 <text:s/>274. <text:s text:c="4"/>1 <text:s text:c="4"/>1 <text:s text:c="4"/>1 <text:s text:c="4"/>0 <text:s text:c="4"/>0 <text:s text:c="4"/>1 <text:s text:c="4"/>0</text:span></text:p>
      <text:p text:style-name="P2"><text:span text:style-name="T8"><text:s/></text:span><text:span text:style-name="T7">2 <text:s text:c="4"/>2 <text:s text:c="7"/>0 <text:s text:c="4"/>1 <text:s text:c="3"/>74 <text:s text:c="3"/>NA <text:s text:c="3"/>NA 812. <text:s text:c="2"/>0.88 <text:s text:c="2"/>4.1 <text:s/>407. <text:s text:c="4"/>1 <text:s text:c="3"/>NA <text:s text:c="3"/>NA <text:s text:c="4"/>1 <text:s text:c="4"/>0 <text:s text:c="4"/>2 <text:s text:c="4"/>0</text:span></text:p>
      <text:p text:style-name="P2"><text:span text:style-name="T8"><text:s/></text:span><text:span text:style-name="T7">3 <text:s text:c="4"/>3 <text:s text:c="7"/>0 <text:s text:c="4"/>1 <text:s text:c="3"/>58 <text:s text:c="4"/>0 <text:s text:c="4"/>0 <text:s/>87.7 <text:s/>0.39 <text:s text:c="2"/>4.7 <text:s/>946. <text:s text:c="4"/>1 <text:s text:c="4"/>0 <text:s text:c="4"/>0 <text:s text:c="4"/>1 <text:s text:c="4"/>0 <text:s text:c="4"/>2 <text:s text:c="4"/>1</text:span></text:p>
      <text:p text:style-name="P2"><text:span text:style-name="T8"><text:s/></text:span><text:span text:style-name="T7">4 <text:s text:c="4"/>4 <text:s text:c="7"/>0 <text:s text:c="4"/>0 <text:s text:c="3"/>39 <text:s text:c="3"/>NA <text:s text:c="3"/>NA <text:s/>92.1 26.8 <text:s text:c="3"/>3.1 <text:s/>535. <text:s text:c="4"/>1 <text:s text:c="3"/>NA <text:s text:c="3"/>NA <text:s text:c="4"/>1 <text:s text:c="4"/>1 <text:s text:c="4"/>1 <text:s text:c="4"/>1</text:span></text:p>
      <text:p text:style-name="P2"><text:span text:style-name="T8"><text:s/></text:span><text:span text:style-name="T7">5 <text:s text:c="4"/>5 <text:s text:c="7"/>0 <text:s text:c="4"/>1 <text:s text:c="3"/>15 <text:s text:c="3"/>45 <text:s text:c="3"/>60 <text:s/>75.2 16.6 <text:s text:c="3"/>3.6 1019. <text:s text:c="4"/>0 <text:s text:c="4"/>0 <text:s text:c="4"/>0 <text:s text:c="4"/>1 <text:s text:c="4"/>0 <text:s text:c="4"/>2 <text:s text:c="4"/>1</text:span></text:p>
      <text:p text:style-name="P2"><text:span text:style-name="T8"><text:s/></text:span><text:span text:style-name="T7">6 <text:s text:c="4"/>6 <text:s text:c="7"/>0 <text:s text:c="4"/>0 <text:s text:c="3"/>47 <text:s text:c="2"/>141 <text:s text:c="2"/>188 <text:s/>58.4 11.1 <text:s text:c="3"/>2.6 <text:s/>644. <text:s text:c="4"/>1 <text:s text:c="4"/>0 <text:s text:c="4"/>0 <text:s text:c="4"/>0 <text:s text:c="4"/>0 <text:s text:c="4"/>1 <text:s text:c="4"/>1</text:span></text:p>
      <text:p text:style-name="P2"><text:span text:style-name="T8"><text:s/></text:span><text:span text:style-name="T7">7 <text:s text:c="4"/>7 <text:s text:c="7"/>0 <text:s text:c="4"/>1 <text:s text:c="3"/>23 <text:s text:c="3"/>69 <text:s text:c="3"/>92 <text:s/>47.3 <text:s/>0.14 <text:s text:c="2"/>7.1 2683. <text:s text:c="4"/>0 <text:s text:c="4"/>0 <text:s text:c="4"/>0 <text:s text:c="4"/>0 <text:s text:c="4"/>0 <text:s text:c="4"/>2 <text:s text:c="4"/>1</text:span></text:p>
      <text:p text:style-name="P2"><text:span text:style-name="T8"><text:s/></text:span><text:span text:style-name="T7">8 <text:s text:c="4"/>8 <text:s text:c="7"/>0 <text:s text:c="4"/>1 <text:s text:c="3"/>14 <text:s text:c="2"/>126 <text:s text:c="2"/>224 <text:s/>45.4 <text:s/>0.1 <text:s text:c="3"/>2.4 <text:s/>238 <text:s text:c="5"/>0 <text:s text:c="4"/>0 <text:s text:c="4"/>0 <text:s text:c="4"/>0 <text:s text:c="4"/>0 <text:s text:c="4"/>1 <text:s text:c="4"/>0</text:span></text:p>
      <text:p text:style-name="P2"><text:span text:style-name="T8"><text:s/></text:span><text:span text:style-name="T7">9 <text:s text:c="4"/>9 <text:s text:c="7"/>0 <text:s text:c="4"/>0 <text:s text:c="3"/>56 <text:s text:c="4"/>0 <text:s text:c="4"/>0 <text:s/>59.5 11.7 <text:s text:c="3"/>2.7 <text:s/>478. <text:s text:c="4"/>1 <text:s text:c="4"/>0 <text:s text:c="4"/>0 <text:s text:c="4"/>0 <text:s text:c="4"/>1 <text:s text:c="4"/>1 <text:s text:c="4"/>0</text:span></text:p>
      <text:p text:style-name="P3"><text:span text:style-name="T8">10 <text:s text:c="3"/>10 <text:s text:c="7"/>0 <text:s text:c="4"/>0 <text:s text:c="3"/>40 <text:s text:c="2"/>120 <text:s text:c="2"/>160 <text:s/>65.6 14.0 <text:s text:c="3"/>2.6 <text:s/>189. <text:s text:c="4"/>1 <text:s text:c="4"/>0 <text:s text:c="4"/>0 <text:s text:c="4"/>0 <text:s text:c="4"/>1 <text:s text:c="4"/>1 <text:s text:c="4"/>0</text:span></text:p>
      <text:p text:style-name="P4"># … with 286 more rows</text:p>
      <text:p text:style-name="P7"><text:span text:style-name="T5">&gt; data &lt;- data[,-1]</text:span></text:p>
      <text:p text:style-name="P7"><text:span text:style-name="T5">&gt; data</text:span></text:p>
      <text:p text:style-name="P4"># A tibble: 296 x 16</text:p>
      <text:p text:style-name="P9"><text:s text:c="3"/><text:span text:style-name="T6">Response Group <text:s text:c="3"/>X1 <text:s text:c="3"/>X2 <text:s text:c="3"/>X3 <text:s text:c="3"/>X4 <text:s text:c="3"/>X5 <text:s text:c="3"/>X6 <text:s text:c="3"/>X7 <text:s text:c="3"/>Y1 <text:s text:c="3"/>Y2 <text:s text:c="3"/>Y3 <text:s text:c="3"/>Y4 <text:s text:c="3"/>Y5 <text:s text:c="3"/>Y6 <text:s text:c="3"/>Y7</text:span></text:p>
      <text:p text:style-name="P2"><text:span text:style-name="T8"><text:s text:c="6"/></text:span><text:span text:style-name="T7">&lt;dbl&gt; &lt;dbl&gt; &lt;dbl&gt; &lt;dbl&gt; &lt;dbl&gt; &lt;dbl&gt; &lt;dbl&gt; &lt;dbl&gt; &lt;dbl&gt; &lt;dbl&gt; &lt;dbl&gt; &lt;dbl&gt; &lt;dbl&gt; &lt;dbl&gt; &lt;dbl&gt; &lt;dbl&gt;</text:span></text:p>
      <text:p text:style-name="P2"><text:span text:style-name="T8"><text:s/></text:span><text:span text:style-name="T7">1 <text:s text:c="7"/>0 <text:s text:c="4"/>0 <text:s text:c="2"/>460 <text:s text:c="2"/>460 <text:s text:c="2"/>460 <text:s/>50.2 <text:s/>9.15 <text:s text:c="2"/>2.3 <text:s/>274. <text:s text:c="4"/>1 <text:s text:c="4"/>1 <text:s text:c="4"/>1 <text:s text:c="4"/>0 <text:s text:c="4"/>0 <text:s text:c="4"/>1 <text:s text:c="4"/>0</text:span></text:p>
      <text:p text:style-name="P2"><text:span text:style-name="T8"><text:s/></text:span><text:span text:style-name="T7">2 <text:s text:c="7"/>0 <text:s text:c="4"/>1 <text:s text:c="3"/>74 <text:s text:c="3"/>NA <text:s text:c="3"/>NA 812. <text:s text:c="2"/>0.88 <text:s text:c="2"/>4.1 <text:s/>407. <text:s text:c="4"/>1 <text:s text:c="3"/>NA <text:s text:c="3"/>NA <text:s text:c="4"/>1 <text:s text:c="4"/>0 <text:s text:c="4"/>2 <text:s text:c="4"/>0</text:span></text:p>
      <text:p text:style-name="P2"><text:span text:style-name="T8"><text:s/></text:span><text:span text:style-name="T7">3 <text:s text:c="7"/>0 <text:s text:c="4"/>1 <text:s text:c="3"/>58 <text:s text:c="4"/>0 <text:s text:c="4"/>0 <text:s/>87.7 <text:s/>0.39 <text:s text:c="2"/>4.7 <text:s/>946. <text:s text:c="4"/>1 <text:s text:c="4"/>0 <text:s text:c="4"/>0 <text:s text:c="4"/>1 <text:s text:c="4"/>0 <text:s text:c="4"/>2 <text:s text:c="4"/>1</text:span></text:p>
      <text:p text:style-name="P2"><text:span text:style-name="T8"><text:s/></text:span><text:span text:style-name="T7">4 <text:s text:c="7"/>0 <text:s text:c="4"/>0 <text:s text:c="3"/>39 <text:s text:c="3"/>NA <text:s text:c="3"/>NA <text:s/>92.1 26.8 <text:s text:c="3"/>3.1 <text:s/>535. <text:s text:c="4"/>1 <text:s text:c="3"/>NA <text:s text:c="3"/>NA <text:s text:c="4"/>1 <text:s text:c="4"/>1 <text:s text:c="4"/>1 <text:s text:c="4"/>1</text:span></text:p>
      <text:p text:style-name="P2"><text:span text:style-name="T8"><text:s/></text:span><text:span text:style-name="T7">5 <text:s text:c="7"/>0 <text:s text:c="4"/>1 <text:s text:c="3"/>15 <text:s text:c="3"/>45 <text:s text:c="3"/>60 <text:s/>75.2 16.6 <text:s text:c="3"/>3.6 1019. <text:s text:c="4"/>0 <text:s text:c="4"/>0 <text:s text:c="4"/>0 <text:s text:c="4"/>1 <text:s text:c="4"/>0 <text:s text:c="4"/>2 <text:s text:c="4"/>1</text:span></text:p>
      <text:p text:style-name="P2"><text:span text:style-name="T8"><text:s/></text:span><text:span text:style-name="T7">6 <text:s text:c="7"/>0 <text:s text:c="4"/>0 <text:s text:c="3"/>47 <text:s text:c="2"/>141 <text:s text:c="2"/>188 <text:s/>58.4 11.1 <text:s text:c="3"/>2.6 <text:s/>644. <text:s text:c="4"/>1 <text:s text:c="4"/>0 <text:s text:c="4"/>0 <text:s text:c="4"/>0 <text:s text:c="4"/>0 <text:s text:c="4"/>1 <text:s text:c="4"/>1</text:span></text:p>
      <text:p text:style-name="P2"><text:span text:style-name="T8"><text:s/></text:span><text:span text:style-name="T7">7 <text:s text:c="7"/>0 <text:s text:c="4"/>1 <text:s text:c="3"/>23 <text:s text:c="3"/>69 <text:s text:c="3"/>92 <text:s/>47.3 <text:s/>0.14 <text:s text:c="2"/>7.1 2683. <text:s text:c="4"/>0 <text:s text:c="4"/>0 <text:s text:c="4"/>0 <text:s text:c="4"/>0 <text:s text:c="4"/>0 <text:s text:c="4"/>2 <text:s text:c="4"/>1</text:span></text:p>
      <text:p text:style-name="P2"><text:span text:style-name="T8"><text:s/></text:span><text:span text:style-name="T7">8 <text:s text:c="7"/>0 <text:s text:c="4"/>1 <text:s text:c="3"/>14 <text:s text:c="2"/>126 <text:s text:c="2"/>224 <text:s/>45.4 <text:s/>0.1 <text:s text:c="3"/>2.4 <text:s/>238 <text:s text:c="5"/>0 <text:s text:c="4"/>0 <text:s text:c="4"/>0 <text:s text:c="4"/>0 <text:s text:c="4"/>0 <text:s text:c="4"/>1 <text:s text:c="4"/>0</text:span></text:p>
      <text:p text:style-name="P2"><text:span text:style-name="T8"><text:s/></text:span><text:span text:style-name="T7">9 <text:s text:c="7"/>0 <text:s text:c="4"/>0 <text:s text:c="3"/>56 <text:s text:c="4"/>0 <text:s text:c="4"/>0 <text:s/>59.5 11.7 <text:s text:c="3"/>2.7 <text:s/>478. <text:s text:c="4"/>1 <text:s text:c="4"/>0 <text:s text:c="4"/>0 <text:s text:c="4"/>0 <text:s text:c="4"/>1 <text:s text:c="4"/>1 <text:s text:c="4"/>0</text:span></text:p>
      <text:p text:style-name="P3"><text:span text:style-name="T8">10 <text:s text:c="7"/>0 <text:s text:c="4"/>0 <text:s text:c="3"/>40 <text:s text:c="2"/>120 <text:s text:c="2"/>160 <text:s/>65.6 14.0 <text:s text:c="3"/>2.6 <text:s/>189. <text:s text:c="4"/>1 <text:s text:c="4"/>0 <text:s text:c="4"/>0 <text:s text:c="4"/>0 <text:s text:c="4"/>1 <text:s text:c="4"/>1 <text:s text:c="4"/>0</text:span></text:p>
      <text:p text:style-name="P4"># … with 286 more rows</text:p>
      <text:p text:style-name="P7"><text:span text:style-name="T5">&gt; library(rpart)</text:span></text:p>
      <text:p text:style-name="P7"><text:span text:style-name="T5">&gt; library("partykit")</text:span></text:p>
      <text:p text:style-name="P7"><text:span text:style-name="T5">&gt; Target = ifelse(data$Response==1,'Y','N')</text:span></text:p>
      <text:p text:style-name="P7"><text:span text:style-name="T5">&gt; data = data.frame(data,Target)</text:span></text:p>
      <text:p text:style-name="P7"><text:span text:style-name="T5">&gt; data</text:span></text:p>
      <text:p text:style-name="P5"><text:s text:c="3"/><text:span text:style-name="T6">Response Group <text:s text:c="2"/>X1 <text:s text:c="2"/>X2 <text:s text:c="2"/>X3 <text:s text:c="4"/>X4 <text:s text:c="3"/>X5 <text:s/>X6 <text:s text:c="4"/>X7 Y1 Y2 Y3 Y4 Y5 Y6 Y7 Target</text:span></text:p>
      <text:p text:style-name="P8">1 <text:s text:c="8"/>0 <text:s text:c="4"/>0 <text:s/>460 <text:s/>460 <text:s/>460 <text:s/>50.21 <text:s/>9.15 2.3 <text:s/>273.6 <text:s/>1 <text:s/>1 <text:s/>1 <text:s/>0 <text:s/>0 <text:s/>1 <text:s/>0 <text:s text:c="5"/>N</text:p>
      <text:p text:style-name="P8">2 <text:s text:c="8"/>0 <text:s text:c="4"/>1 <text:s text:c="2"/>74 <text:s text:c="2"/>NA <text:s text:c="2"/>NA 812.50 <text:s/>0.88 4.1 <text:s/>406.6 <text:s/>1 NA NA <text:s/>1 <text:s/>0 <text:s/>2 <text:s/>0 <text:s text:c="5"/>N</text:p>
      <text:p text:style-name="P8"><text:soft-page-break/>3 <text:s text:c="8"/>0 <text:s text:c="4"/>1 <text:s text:c="2"/>58 <text:s text:c="3"/>0 <text:s text:c="3"/>0 <text:s/>87.71 <text:s/>0.39 4.7 <text:s/>946.1 <text:s/>1 <text:s/>0 <text:s/>0 <text:s/>1 <text:s/>0 <text:s/>2 <text:s/>1 <text:s text:c="5"/>N</text:p>
      <text:p text:style-name="P8">4 <text:s text:c="8"/>0 <text:s text:c="4"/>0 <text:s text:c="2"/>39 <text:s text:c="2"/>NA <text:s text:c="2"/>NA <text:s/>92.14 26.79 3.1 <text:s/>534.6 <text:s/>1 NA NA <text:s/>1 <text:s/>1 <text:s/>1 <text:s/>1 <text:s text:c="5"/>N</text:p>
      <text:p text:style-name="P8">5 <text:s text:c="8"/>0 <text:s text:c="4"/>1 <text:s text:c="2"/>15 <text:s text:c="2"/>45 <text:s text:c="2"/>60 <text:s/>75.24 16.60 3.6 1019.4 <text:s/>0 <text:s/>0 <text:s/>0 <text:s/>1 <text:s/>0 <text:s/>2 <text:s/>1 <text:s text:c="5"/>N</text:p>
      <text:p text:style-name="P8">6 <text:s text:c="8"/>0 <text:s text:c="4"/>0 <text:s text:c="2"/>47 <text:s/>141 <text:s/>188 <text:s/>58.36 11.10 2.6 <text:s/>643.6 <text:s/>1 <text:s/>0 <text:s/>0 <text:s/>0 <text:s/>0 <text:s/>1 <text:s/>1 <text:s text:c="5"/>N</text:p>
      <text:p text:style-name="P8">7 <text:s text:c="8"/>0 <text:s text:c="4"/>1 <text:s text:c="2"/>23 <text:s text:c="2"/>69 <text:s text:c="2"/>92 <text:s/>47.27 <text:s/>0.14 7.1 2682.6 <text:s/>0 <text:s/>0 <text:s/>0 <text:s/>0 <text:s/>0 <text:s/>2 <text:s/>1 <text:s text:c="5"/>N</text:p>
      <text:p text:style-name="P8">8 <text:s text:c="8"/>0 <text:s text:c="4"/>1 <text:s text:c="2"/>14 <text:s/>126 <text:s/>224 <text:s/>45.44 <text:s/>0.10 2.4 <text:s/>238.0 <text:s/>0 <text:s/>0 <text:s/>0 <text:s/>0 <text:s/>0 <text:s/>1 <text:s/>0 <text:s text:c="5"/>N</text:p>
      <text:p text:style-name="P8">9 <text:s text:c="8"/>0 <text:s text:c="4"/>0 <text:s text:c="2"/>56 <text:s text:c="3"/>0 <text:s text:c="3"/>0 <text:s/>59.50 11.68 2.7 <text:s/>478.5 <text:s/>1 <text:s/>0 <text:s/>0 <text:s/>0 <text:s/>1 <text:s/>1 <text:s/>0 <text:s text:c="5"/>N</text:p>
      <text:p text:style-name="P8">10 <text:s text:c="7"/>0 <text:s text:c="4"/>0 <text:s text:c="2"/>40 <text:s/>120 <text:s/>160 <text:s/>65.57 14.02 2.6 <text:s/>189.4 <text:s/>1 <text:s/>0 <text:s/>0 <text:s/>0 <text:s/>1 <text:s/>1 <text:s/>0 <text:s text:c="5"/>N</text:p>
      <text:p text:style-name="P8">11 <text:s text:c="7"/>0 <text:s text:c="4"/>1 <text:s text:c="3"/>8 <text:s text:c="2"/>24 <text:s text:c="2"/>32 <text:s/>50.95 <text:s/>7.73 2.6 <text:s/>235.2 <text:s/>0 <text:s/>0 <text:s/>0 <text:s/>0 <text:s/>0 <text:s/>1 <text:s/>0 <text:s text:c="5"/>N</text:p>
      <text:p text:style-name="P8">12 <text:s text:c="7"/>0 <text:s text:c="4"/>0 <text:s text:c="2"/>62 <text:s text:c="2"/>62 <text:s text:c="2"/>62 <text:s/>50.63 <text:s/>8.31 3.0 1009.0 <text:s/>1 <text:s/>0 <text:s/>0 <text:s/>0 <text:s/>0 <text:s/>1 <text:s/>1 <text:s text:c="5"/>N</text:p>
      <text:p text:style-name="P8">13 <text:s text:c="7"/>0 <text:s text:c="4"/>1 <text:s text:c="2"/>19 <text:s text:c="2"/>NA <text:s text:c="2"/>NA 265.90 <text:s/>0.47 3.2 <text:s/>197.4 <text:s/>0 NA NA <text:s/>1 <text:s/>0 <text:s/>1 <text:s/>0 <text:s text:c="5"/>N</text:p>
      <text:p text:style-name="P8">14 <text:s text:c="7"/>0 <text:s text:c="4"/>1 <text:s text:c="2"/>11 <text:s text:c="2"/>33 <text:s text:c="2"/>44 <text:s/>76.10 <text:s/>0.14 3.5 <text:s/>455.0 <text:s/>0 <text:s/>0 <text:s/>0 <text:s/>1 <text:s/>0 <text:s/>1 <text:s/>0 <text:s text:c="5"/>N</text:p>
      <text:p text:style-name="P8">15 <text:s text:c="7"/>0 <text:s text:c="4"/>0 <text:s text:c="2"/>63 <text:s text:c="2"/>63 <text:s text:c="2"/>63 <text:s/>44.47 <text:s/>6.24 2.9 <text:s/>366.0 <text:s/>1 <text:s/>0 <text:s/>0 <text:s/>0 <text:s/>0 <text:s/>1 <text:s/>0 <text:s text:c="5"/>N</text:p>
      <text:p text:style-name="P8">16 <text:s text:c="7"/>0 <text:s text:c="4"/>0 <text:s/>178 <text:s/>534 <text:s/>712 <text:s/>53.49 <text:s/>9.94 <text:s/>NA <text:s/>179.3 <text:s/>1 <text:s/>1 <text:s/>1 <text:s/>0 <text:s/>0 NA <text:s/>0 <text:s text:c="5"/>N</text:p>
      <text:p text:style-name="P8">17 <text:s text:c="7"/>0 <text:s text:c="4"/>0 <text:s text:c="2"/>11 <text:s text:c="2"/>NA <text:s text:c="2"/>NA <text:s/>46.35 <text:s/>6.18 4.1 <text:s/>863.4 <text:s/>0 NA NA <text:s/>0 <text:s/>0 <text:s/>2 <text:s/>1 <text:s text:c="5"/>N</text:p>
      <text:p text:style-name="P8">18 <text:s text:c="7"/>0 <text:s text:c="4"/>0 <text:s text:c="2"/>12 <text:s text:c="2"/>NA <text:s text:c="2"/>NA <text:s/>43.78 <text:s/>5.47 <text:s/>NA <text:s/>231.5 <text:s/>0 NA NA <text:s/>0 <text:s/>0 NA <text:s/>0 <text:s text:c="5"/>N</text:p>
      <text:p text:style-name="P8">19 <text:s text:c="7"/>0 <text:s text:c="4"/>1 <text:s text:c="2"/>15 <text:s text:c="2"/>NA <text:s text:c="2"/>NA <text:s/>38.49 <text:s/>9.02 <text:s/>NA 1057.5 <text:s/>0 NA NA <text:s/>0 <text:s/>0 NA <text:s/>1 <text:s text:c="5"/>N</text:p>
      <text:p text:style-name="P8">20 <text:s text:c="7"/>0 <text:s text:c="4"/>1 <text:s text:c="2"/>11 <text:s text:c="2"/>99 <text:s/>176 <text:s/>68.19 12.53 4.0 <text:s/>500.5 <text:s/>0 <text:s/>0 <text:s/>0 <text:s/>0 <text:s/>0 <text:s/>2 <text:s/>1 <text:s text:c="5"/>N</text:p>
      <text:p text:style-name="P8">21 <text:s text:c="7"/>0 <text:s text:c="4"/>1 <text:s text:c="2"/>71 <text:s/>213 <text:s/>284 181.30 60.79 3.5 <text:s/>486.9 <text:s/>1 <text:s/>0 <text:s/>1 <text:s/>1 <text:s/>1 <text:s/>1 <text:s/>0 <text:s text:c="5"/>N</text:p>
      <text:p text:style-name="P8">22 <text:s text:c="7"/>0 <text:s text:c="4"/>1 <text:s text:c="2"/>14 <text:s text:c="3"/>0 <text:s text:c="3"/>0 132.20 25.38 2.3 <text:s/>256.6 <text:s/>0 <text:s/>0 <text:s/>0 <text:s/>1 <text:s/>0 <text:s/>1 <text:s/>0 <text:s text:c="5"/>N</text:p>
      <text:p text:style-name="P8">23 <text:s text:c="7"/>0 <text:s text:c="4"/>1 <text:s/>451 4059 7216 <text:s/>73.92 70.24 3.7 1122.6 <text:s/>1 <text:s/>1 <text:s/>1 <text:s/>1 <text:s/>1 <text:s/>2 <text:s/>1 <text:s text:c="5"/>N</text:p>
      <text:p text:style-name="P8">24 <text:s text:c="7"/>0 <text:s text:c="4"/>0 <text:s/>234 <text:s text:c="2"/>NA <text:s text:c="2"/>NA <text:s/>74.54 19.82 2.5 1493.0 <text:s/>1 NA NA <text:s/>1 <text:s/>1 <text:s/>1 <text:s/>1 <text:s text:c="5"/>N</text:p>
      <text:p text:style-name="P8">25 <text:s text:c="7"/>0 <text:s text:c="4"/>1 <text:s text:c="2"/>25 <text:s/>225 <text:s/>400 <text:s/>54.10 17.03 3.6 2879.9 <text:s/>0 <text:s/>0 <text:s/>1 <text:s/>0 <text:s/>0 <text:s/>2 <text:s/>1 <text:s text:c="5"/>N</text:p>
      <text:p text:style-name="P8">26 <text:s text:c="7"/>0 <text:s text:c="4"/>1 <text:s text:c="2"/>10 <text:s text:c="2"/>30 <text:s text:c="2"/>40 <text:s/>55.37 <text:s/>9.71 <text:s/>NA <text:s/>674.1 <text:s/>0 <text:s/>0 <text:s/>0 <text:s/>0 <text:s/>0 NA <text:s/>1 <text:s text:c="5"/>N</text:p>
      <text:p text:style-name="P8">27 <text:s text:c="7"/>0 <text:s text:c="4"/>1 <text:s text:c="2"/>19 <text:s/>171 <text:s/>304 <text:s/>61.22 16.04 3.5 <text:s/>243.1 <text:s/>0 <text:s/>0 <text:s/>1 <text:s/>0 <text:s/>0 <text:s/>1 <text:s/>0 <text:s text:c="5"/>N</text:p>
      <text:p text:style-name="P8">28 <text:s text:c="7"/>0 <text:s text:c="4"/>0 1123 3369 4492 <text:s/>55.33 11.83 3.2 1777.7 <text:s/>1 <text:s/>1 <text:s/>1 <text:s/>0 <text:s/>1 <text:s/>1 <text:s/>1 <text:s text:c="5"/>N</text:p>
      <text:p text:style-name="P8">29 <text:s text:c="7"/>0 <text:s text:c="4"/>1 <text:s text:c="3"/>5 <text:s text:c="3"/>0 <text:s text:c="3"/>0 <text:s/>58.49 <text:s/>6.41 2.9 <text:s/>499.3 <text:s/>0 <text:s/>0 <text:s/>0 <text:s/>0 <text:s/>0 <text:s/>1 <text:s/>0 <text:s text:c="5"/>N</text:p>
      <text:p text:style-name="P8">30 <text:s text:c="7"/>0 <text:s text:c="4"/>1 <text:s text:c="2"/>37 <text:s text:c="2"/>NA <text:s text:c="2"/>NA <text:s/>76.82 28.26 1.1 <text:s/>787.2 <text:s/>1 NA NA <text:s/>1 <text:s/>0 <text:s/>0 <text:s/>1 <text:s text:c="5"/>N</text:p>
      <text:p text:style-name="P8">31 <text:s text:c="7"/>0 <text:s text:c="4"/>0 <text:s text:c="2"/>63 <text:s text:c="2"/>63 <text:s text:c="2"/>63 <text:s/>41.94 <text:s/>5.48 3.1 <text:s/>209.3 <text:s/>1 <text:s/>0 <text:s/>0 <text:s/>0 <text:s/>0 <text:s/>1 <text:s/>0 <text:s text:c="5"/>N</text:p>
      <text:p text:style-name="P8">32 <text:s text:c="7"/>0 <text:s text:c="4"/>0 <text:s text:c="2"/>11 <text:s text:c="2"/>33 <text:s text:c="2"/>44 <text:s/>51.56 <text:s/>7.83 2.9 <text:s/>332.4 <text:s/>0 <text:s/>0 <text:s/>0 <text:s/>0 <text:s/>0 <text:s/>1 <text:s/>0 <text:s text:c="5"/>N</text:p>
      <text:p text:style-name="P8">33 <text:s text:c="7"/>0 <text:s text:c="4"/>0 <text:s text:c="2"/>39 <text:s text:c="2"/>39 <text:s text:c="2"/>39 <text:s/>40.58 <text:s/>4.94 <text:s/>NA <text:s/>271.7 <text:s/>1 <text:s/>0 <text:s/>0 <text:s/>0 <text:s/>0 NA <text:s/>0 <text:s text:c="5"/>N</text:p>
      <text:p text:style-name="P8">34 <text:s text:c="7"/>0 <text:s text:c="4"/>0 <text:s text:c="2"/>25 <text:s text:c="2"/>25 <text:s text:c="2"/>25 <text:s/>79.01 19.20 3.5 <text:s/>467.2 <text:s/>0 <text:s/>0 <text:s/>0 <text:s/>1 <text:s/>1 <text:s/>1 <text:s/>0 <text:s text:c="5"/>N</text:p>
      <text:p text:style-name="P8">35 <text:s text:c="7"/>0 <text:s text:c="4"/>1 <text:s text:c="3"/>6 <text:s text:c="2"/>18 <text:s text:c="2"/>24 <text:s/>93.51 11.32 <text:s/>NA <text:s/>745.1 <text:s/>0 <text:s/>0 <text:s/>0 <text:s/>1 <text:s/>0 NA <text:s/>1 <text:s text:c="5"/>N</text:p>
      <text:p text:style-name="P8">36 <text:s text:c="7"/>0 <text:s text:c="4"/>1 <text:s text:c="3"/>8 <text:s text:c="2"/>NA <text:s/>128 <text:s/>40.62 <text:s/>6.21 2.7 <text:s/>175.6 <text:s/>0 NA <text:s/>0 <text:s/>0 <text:s/>0 <text:s/>1 <text:s/>0 <text:s text:c="5"/>N</text:p>
      <text:p text:style-name="P8">37 <text:s text:c="7"/>0 <text:s text:c="4"/>0 <text:s text:c="3"/>8 <text:s text:c="2"/>NA <text:s text:c="2"/>NA <text:s/>64.65 12.48 <text:s/>NA 3959.6 <text:s/>0 NA NA <text:s/>0 <text:s/>1 NA <text:s/>1 <text:s text:c="5"/>N</text:p>
      <text:p text:style-name="P8">38 <text:s text:c="7"/>0 <text:s text:c="4"/>1 <text:s text:c="3"/>6 <text:s text:c="2"/>18 <text:s text:c="2"/>24 <text:s/>51.20 <text:s/>6.38 <text:s/>NA <text:s/>702.3 <text:s/>0 <text:s/>0 <text:s/>0 <text:s/>0 <text:s/>0 NA <text:s/>1 <text:s text:c="5"/>N</text:p>
      <text:p text:style-name="P8">39 <text:s text:c="7"/>0 <text:s text:c="4"/>1 <text:s text:c="2"/>41 <text:s/>369 <text:s/>656 <text:s/>79.81 30.64 3.7 1166.4 <text:s/>1 <text:s/>1 <text:s/>1 <text:s/>1 <text:s/>1 <text:s/>2 <text:s/>1 <text:s text:c="5"/>N</text:p>
      <text:p text:style-name="P8">40 <text:s text:c="7"/>0 <text:s text:c="4"/>1 <text:s text:c="2"/>11 <text:s text:c="2"/>33 <text:s text:c="2"/>44 <text:s/>61.44 11.39 <text:s/>NA <text:s/>460.5 <text:s/>0 <text:s/>0 <text:s/>0 <text:s/>0 <text:s/>0 NA <text:s/>0 <text:s text:c="5"/>N</text:p>
      <text:p text:style-name="P8">41 <text:s text:c="7"/>0 <text:s text:c="4"/>1 <text:s text:c="2"/>51 <text:s/>459 <text:s/>816 <text:s/>52.59 25.15 2.6 <text:s/>365.6 <text:s/>1 <text:s/>1 <text:s/>1 <text:s/>0 <text:s/>0 <text:s/>1 <text:s/>0 <text:s text:c="5"/>N</text:p>
      <text:p text:style-name="P8">42 <text:s text:c="7"/>0 <text:s text:c="4"/>1 <text:s text:c="3"/>9 <text:s text:c="2"/>27 <text:s text:c="2"/>36 <text:s/>61.42 <text:s/>9.98 3.8 <text:s/>705.0 <text:s/>0 <text:s/>0 <text:s/>0 <text:s/>0 <text:s/>0 <text:s/>2 <text:s/>1 <text:s text:c="5"/>N</text:p>
      <text:p text:style-name="P8">43 <text:s text:c="7"/>0 <text:s text:c="4"/>1 <text:s text:c="2"/>16 <text:s text:c="3"/>0 <text:s text:c="3"/>0 <text:s/>97.62 21.48 <text:s/>NA 1061.6 <text:s/>0 <text:s/>0 <text:s/>0 <text:s/>1 <text:s/>0 NA <text:s/>1 <text:s text:c="5"/>N</text:p>
      <text:p text:style-name="P8">44 <text:s text:c="7"/>0 <text:s text:c="4"/>1 <text:s text:c="2"/>17 <text:s/>153 <text:s/>272 <text:s/>81.22 19.11 3.2 <text:s/>355.4 <text:s/>0 <text:s/>0 <text:s/>1 <text:s/>1 <text:s/>0 <text:s/>1 <text:s/>0 <text:s text:c="5"/>N</text:p>
      <text:p text:style-name="P8">45 <text:s text:c="7"/>0 <text:s text:c="4"/>1 <text:s text:c="2"/>17 <text:s text:c="3"/>0 <text:s text:c="3"/>0 <text:s/>47.95 12.01 3.7 <text:s/>239.0 <text:s/>0 <text:s/>0 <text:s/>0 <text:s/>0 <text:s/>0 <text:s/>2 <text:s/>0 <text:s text:c="5"/>N</text:p>
      <text:p text:style-name="P8">46 <text:s text:c="7"/>0 <text:s text:c="4"/>1 <text:s text:c="3"/>6 <text:s text:c="2"/>18 <text:s text:c="2"/>24 <text:s/>77.05 <text:s/>9.45 3.5 <text:s/>198.6 <text:s/>0 <text:s/>0 <text:s/>0 <text:s/>1 <text:s/>0 <text:s/>1 <text:s/>0 <text:s text:c="5"/>N</text:p>
      <text:p text:style-name="P8">47 <text:s text:c="7"/>0 <text:s text:c="4"/>1 <text:s text:c="2"/>31 <text:s text:c="2"/>93 <text:s/>124 <text:s/>61.91 21.66 4.1 <text:s/>508.9 <text:s/>0 <text:s/>0 <text:s/>0 <text:s/>0 <text:s/>0 <text:s/>2 <text:s/>1 <text:s text:c="5"/>N</text:p>
      <text:p text:style-name="P8">48 <text:s text:c="7"/>0 <text:s text:c="4"/>1 <text:s text:c="3"/>5 <text:s text:c="2"/>NA <text:s text:c="2"/>NA <text:s/>49.87 <text:s/>5.45 <text:s/>NA 1147.3 <text:s/>0 NA NA <text:s/>0 <text:s/>0 NA <text:s/>1 <text:s text:c="5"/>N</text:p>
      <text:p text:style-name="P8">49 <text:s text:c="7"/>0 <text:s text:c="4"/>1 <text:s text:c="2"/>11 <text:s text:c="2"/>NA <text:s text:c="2"/>NA <text:s/>80.74 14.58 4.5 1450.6 <text:s/>0 NA NA <text:s/>1 <text:s/>0 <text:s/>2 <text:s/>1 <text:s text:c="5"/>N</text:p>
      <text:p text:style-name="P8">50 <text:s text:c="7"/>0 <text:s text:c="4"/>1 <text:s text:c="2"/>22 <text:s/>198 <text:s/>352 <text:s/>66.68 18.86 2.7 <text:s/>162.6 <text:s/>0 <text:s/>0 <text:s/>1 <text:s/>0 <text:s/>0 <text:s/>1 <text:s/>0 <text:s text:c="5"/>N</text:p>
      <text:p text:style-name="P8">51 <text:s text:c="7"/>0 <text:s text:c="4"/>1 <text:s text:c="2"/>13 <text:s text:c="2"/>NA <text:s text:c="2"/>NA <text:s/>92.82 18.23 <text:s/>NA <text:s text:c="4"/>NA <text:s/>0 NA NA <text:s/>1 <text:s/>0 NA NA <text:s text:c="5"/>N</text:p>
      <text:p text:style-name="P8">52 <text:s text:c="7"/>0 <text:s text:c="4"/>1 <text:s text:c="2"/>24 <text:s text:c="2"/>NA <text:s text:c="2"/>NA <text:s/>74.58 21.77 <text:s/>NA <text:s/>608.7 <text:s/>0 NA NA <text:s/>1 <text:s/>0 NA <text:s/>1 <text:s text:c="5"/>N</text:p>
      <text:p text:style-name="P8">53 <text:s text:c="7"/>0 <text:s text:c="4"/>1 <text:s text:c="2"/>27 <text:s/>243 <text:s/>432 <text:s/>59.71 19.40 4.2 <text:s/>951.6 <text:s/>0 <text:s/>0 <text:s/>1 <text:s/>0 <text:s/>0 <text:s/>2 <text:s/>1 <text:s text:c="5"/>N</text:p>
      <text:p text:style-name="P8">54 <text:s text:c="7"/>0 <text:s text:c="4"/>1 <text:s text:c="2"/>16 <text:s text:c="2"/>48 <text:s text:c="2"/>64 <text:s/>42.46 10.32 3.0 <text:s/>152.9 <text:s/>0 <text:s/>0 <text:s/>0 <text:s/>0 <text:s/>0 <text:s/>1 <text:s/>0 <text:s text:c="5"/>N</text:p>
      <text:p text:style-name="P8">55 <text:s text:c="7"/>0 <text:s text:c="4"/>1 <text:s/>744 <text:s text:c="2"/>NA <text:s text:c="2"/>NA <text:s/>49.04 68.96 5.0 2228.4 <text:s/>1 NA NA <text:s/>0 <text:s/>1 <text:s/>2 <text:s/>1 <text:s text:c="5"/>N</text:p>
      <text:p text:style-name="P8">56 <text:s text:c="7"/>0 <text:s text:c="4"/>0 <text:s text:c="2"/>11 <text:s text:c="3"/>0 <text:s text:c="3"/>0 <text:s/>41.56 <text:s/>4.84 3.7 <text:s/>161.9 <text:s/>0 <text:s/>0 <text:s/>0 <text:s/>0 <text:s/>0 <text:s/>2 <text:s/>0 <text:s text:c="5"/>N</text:p>
      <text:p text:style-name="P8">57 <text:s text:c="7"/>0 <text:s text:c="4"/>1 <text:s text:c="3"/>8 <text:s text:c="2"/>24 <text:s text:c="2"/>32 <text:s/>21.82 <text:s/>3.35 3.3 <text:s/>503.2 <text:s/>0 <text:s/>0 <text:s/>0 <text:s/>0 <text:s/>0 <text:s/>1 <text:s/>1 <text:s text:c="5"/>N</text:p>
      <text:p text:style-name="P8">58 <text:s text:c="7"/>0 <text:s text:c="4"/>1 <text:s text:c="2"/>12 <text:s text:c="2"/>NA <text:s text:c="2"/>NA <text:s/>41.78 <text:s/>8.40 4.4 <text:s/>380.3 <text:s/>0 NA NA <text:s/>0 <text:s/>0 <text:s/>2 <text:s/>0 <text:s text:c="5"/>N</text:p>
      <text:p text:style-name="P9"><text:s/><text:span text:style-name="T6">[ reached 'max' / getOption("max.print") -- omitted 238 rows ]</text:span></text:p>
      <text:p text:style-name="P7"><text:span text:style-name="T5">&gt; data1 = data[,-1]</text:span></text:p>
      <text:p text:style-name="P7"><text:span text:style-name="T5">&gt; data1</text:span></text:p>
      <text:p text:style-name="P5"><text:s text:c="3"/><text:span text:style-name="T6">Group <text:s text:c="2"/>X1 <text:s text:c="2"/>X2 <text:s text:c="2"/>X3 <text:s text:c="4"/>X4 <text:s text:c="3"/>X5 <text:s/>X6 <text:s text:c="4"/>X7 Y1 Y2 Y3 Y4 Y5 Y6 Y7 Target</text:span></text:p>
      <text:p text:style-name="P8">1 <text:s text:c="5"/>0 <text:s/>460 <text:s/>460 <text:s/>460 <text:s/>50.21 <text:s/>9.15 2.3 <text:s/>273.6 <text:s/>1 <text:s/>1 <text:s/>1 <text:s/>0 <text:s/>0 <text:s/>1 <text:s/>0 <text:s text:c="5"/>N</text:p>
      <text:p text:style-name="P8">2 <text:s text:c="5"/>1 <text:s text:c="2"/>74 <text:s text:c="2"/>NA <text:s text:c="2"/>NA 812.50 <text:s/>0.88 4.1 <text:s/>406.6 <text:s/>1 NA NA <text:s/>1 <text:s/>0 <text:s/>2 <text:s/>0 <text:s text:c="5"/>N</text:p>
      <text:p text:style-name="P8">3 <text:s text:c="5"/>1 <text:s text:c="2"/>58 <text:s text:c="3"/>0 <text:s text:c="3"/>0 <text:s/>87.71 <text:s/>0.39 4.7 <text:s/>946.1 <text:s/>1 <text:s/>0 <text:s/>0 <text:s/>1 <text:s/>0 <text:s/>2 <text:s/>1 <text:s text:c="5"/>N</text:p>
      <text:p text:style-name="P8">4 <text:s text:c="5"/>0 <text:s text:c="2"/>39 <text:s text:c="2"/>NA <text:s text:c="2"/>NA <text:s/>92.14 26.79 3.1 <text:s/>534.6 <text:s/>1 NA NA <text:s/>1 <text:s/>1 <text:s/>1 <text:s/>1 <text:s text:c="5"/>N</text:p>
      <text:p text:style-name="P8">5 <text:s text:c="5"/>1 <text:s text:c="2"/>15 <text:s text:c="2"/>45 <text:s text:c="2"/>60 <text:s/>75.24 16.60 3.6 1019.4 <text:s/>0 <text:s/>0 <text:s/>0 <text:s/>1 <text:s/>0 <text:s/>2 <text:s/>1 <text:s text:c="5"/>N</text:p>
      <text:p text:style-name="P8">6 <text:s text:c="5"/>0 <text:s text:c="2"/>47 <text:s/>141 <text:s/>188 <text:s/>58.36 11.10 2.6 <text:s/>643.6 <text:s/>1 <text:s/>0 <text:s/>0 <text:s/>0 <text:s/>0 <text:s/>1 <text:s/>1 <text:s text:c="5"/>N</text:p>
      <text:p text:style-name="P8">7 <text:s text:c="5"/>1 <text:s text:c="2"/>23 <text:s text:c="2"/>69 <text:s text:c="2"/>92 <text:s/>47.27 <text:s/>0.14 7.1 2682.6 <text:s/>0 <text:s/>0 <text:s/>0 <text:s/>0 <text:s/>0 <text:s/>2 <text:s/>1 <text:s text:c="5"/>N</text:p>
      <text:p text:style-name="P8">8 <text:s text:c="5"/>1 <text:s text:c="2"/>14 <text:s/>126 <text:s/>224 <text:s/>45.44 <text:s/>0.10 2.4 <text:s/>238.0 <text:s/>0 <text:s/>0 <text:s/>0 <text:s/>0 <text:s/>0 <text:s/>1 <text:s/>0 <text:s text:c="5"/>N</text:p>
      <text:p text:style-name="P8">9 <text:s text:c="5"/>0 <text:s text:c="2"/>56 <text:s text:c="3"/>0 <text:s text:c="3"/>0 <text:s/>59.50 11.68 2.7 <text:s/>478.5 <text:s/>1 <text:s/>0 <text:s/>0 <text:s/>0 <text:s/>1 <text:s/>1 <text:s/>0 <text:s text:c="5"/>N</text:p>
      <text:p text:style-name="P8"><text:soft-page-break/>10 <text:s text:c="4"/>0 <text:s text:c="2"/>40 <text:s/>120 <text:s/>160 <text:s/>65.57 14.02 2.6 <text:s/>189.4 <text:s/>1 <text:s/>0 <text:s/>0 <text:s/>0 <text:s/>1 <text:s/>1 <text:s/>0 <text:s text:c="5"/>N</text:p>
      <text:p text:style-name="P8">11 <text:s text:c="4"/>1 <text:s text:c="3"/>8 <text:s text:c="2"/>24 <text:s text:c="2"/>32 <text:s/>50.95 <text:s/>7.73 2.6 <text:s/>235.2 <text:s/>0 <text:s/>0 <text:s/>0 <text:s/>0 <text:s/>0 <text:s/>1 <text:s/>0 <text:s text:c="5"/>N</text:p>
      <text:p text:style-name="P8">12 <text:s text:c="4"/>0 <text:s text:c="2"/>62 <text:s text:c="2"/>62 <text:s text:c="2"/>62 <text:s/>50.63 <text:s/>8.31 3.0 1009.0 <text:s/>1 <text:s/>0 <text:s/>0 <text:s/>0 <text:s/>0 <text:s/>1 <text:s/>1 <text:s text:c="5"/>N</text:p>
      <text:p text:style-name="P8">13 <text:s text:c="4"/>1 <text:s text:c="2"/>19 <text:s text:c="2"/>NA <text:s text:c="2"/>NA 265.90 <text:s/>0.47 3.2 <text:s/>197.4 <text:s/>0 NA NA <text:s/>1 <text:s/>0 <text:s/>1 <text:s/>0 <text:s text:c="5"/>N</text:p>
      <text:p text:style-name="P8">14 <text:s text:c="4"/>1 <text:s text:c="2"/>11 <text:s text:c="2"/>33 <text:s text:c="2"/>44 <text:s/>76.10 <text:s/>0.14 3.5 <text:s/>455.0 <text:s/>0 <text:s/>0 <text:s/>0 <text:s/>1 <text:s/>0 <text:s/>1 <text:s/>0 <text:s text:c="5"/>N</text:p>
      <text:p text:style-name="P8">15 <text:s text:c="4"/>0 <text:s text:c="2"/>63 <text:s text:c="2"/>63 <text:s text:c="2"/>63 <text:s/>44.47 <text:s/>6.24 2.9 <text:s/>366.0 <text:s/>1 <text:s/>0 <text:s/>0 <text:s/>0 <text:s/>0 <text:s/>1 <text:s/>0 <text:s text:c="5"/>N</text:p>
      <text:p text:style-name="P8">16 <text:s text:c="4"/>0 <text:s/>178 <text:s/>534 <text:s/>712 <text:s/>53.49 <text:s/>9.94 <text:s/>NA <text:s/>179.3 <text:s/>1 <text:s/>1 <text:s/>1 <text:s/>0 <text:s/>0 NA <text:s/>0 <text:s text:c="5"/>N</text:p>
      <text:p text:style-name="P8">17 <text:s text:c="4"/>0 <text:s text:c="2"/>11 <text:s text:c="2"/>NA <text:s text:c="2"/>NA <text:s/>46.35 <text:s/>6.18 4.1 <text:s/>863.4 <text:s/>0 NA NA <text:s/>0 <text:s/>0 <text:s/>2 <text:s/>1 <text:s text:c="5"/>N</text:p>
      <text:p text:style-name="P8">18 <text:s text:c="4"/>0 <text:s text:c="2"/>12 <text:s text:c="2"/>NA <text:s text:c="2"/>NA <text:s/>43.78 <text:s/>5.47 <text:s/>NA <text:s/>231.5 <text:s/>0 NA NA <text:s/>0 <text:s/>0 NA <text:s/>0 <text:s text:c="5"/>N</text:p>
      <text:p text:style-name="P8">19 <text:s text:c="4"/>1 <text:s text:c="2"/>15 <text:s text:c="2"/>NA <text:s text:c="2"/>NA <text:s/>38.49 <text:s/>9.02 <text:s/>NA 1057.5 <text:s/>0 NA NA <text:s/>0 <text:s/>0 NA <text:s/>1 <text:s text:c="5"/>N</text:p>
      <text:p text:style-name="P8">20 <text:s text:c="4"/>1 <text:s text:c="2"/>11 <text:s text:c="2"/>99 <text:s/>176 <text:s/>68.19 12.53 4.0 <text:s/>500.5 <text:s/>0 <text:s/>0 <text:s/>0 <text:s/>0 <text:s/>0 <text:s/>2 <text:s/>1 <text:s text:c="5"/>N</text:p>
      <text:p text:style-name="P8">21 <text:s text:c="4"/>1 <text:s text:c="2"/>71 <text:s/>213 <text:s/>284 181.30 60.79 3.5 <text:s/>486.9 <text:s/>1 <text:s/>0 <text:s/>1 <text:s/>1 <text:s/>1 <text:s/>1 <text:s/>0 <text:s text:c="5"/>N</text:p>
      <text:p text:style-name="P8">22 <text:s text:c="4"/>1 <text:s text:c="2"/>14 <text:s text:c="3"/>0 <text:s text:c="3"/>0 132.20 25.38 2.3 <text:s/>256.6 <text:s/>0 <text:s/>0 <text:s/>0 <text:s/>1 <text:s/>0 <text:s/>1 <text:s/>0 <text:s text:c="5"/>N</text:p>
      <text:p text:style-name="P8">23 <text:s text:c="4"/>1 <text:s/>451 4059 7216 <text:s/>73.92 70.24 3.7 1122.6 <text:s/>1 <text:s/>1 <text:s/>1 <text:s/>1 <text:s/>1 <text:s/>2 <text:s/>1 <text:s text:c="5"/>N</text:p>
      <text:p text:style-name="P8">24 <text:s text:c="4"/>0 <text:s/>234 <text:s text:c="2"/>NA <text:s text:c="2"/>NA <text:s/>74.54 19.82 2.5 1493.0 <text:s/>1 NA NA <text:s/>1 <text:s/>1 <text:s/>1 <text:s/>1 <text:s text:c="5"/>N</text:p>
      <text:p text:style-name="P8">25 <text:s text:c="4"/>1 <text:s text:c="2"/>25 <text:s/>225 <text:s/>400 <text:s/>54.10 17.03 3.6 2879.9 <text:s/>0 <text:s/>0 <text:s/>1 <text:s/>0 <text:s/>0 <text:s/>2 <text:s/>1 <text:s text:c="5"/>N</text:p>
      <text:p text:style-name="P8">26 <text:s text:c="4"/>1 <text:s text:c="2"/>10 <text:s text:c="2"/>30 <text:s text:c="2"/>40 <text:s/>55.37 <text:s/>9.71 <text:s/>NA <text:s/>674.1 <text:s/>0 <text:s/>0 <text:s/>0 <text:s/>0 <text:s/>0 NA <text:s/>1 <text:s text:c="5"/>N</text:p>
      <text:p text:style-name="P8">27 <text:s text:c="4"/>1 <text:s text:c="2"/>19 <text:s/>171 <text:s/>304 <text:s/>61.22 16.04 3.5 <text:s/>243.1 <text:s/>0 <text:s/>0 <text:s/>1 <text:s/>0 <text:s/>0 <text:s/>1 <text:s/>0 <text:s text:c="5"/>N</text:p>
      <text:p text:style-name="P8">28 <text:s text:c="4"/>0 1123 3369 4492 <text:s/>55.33 11.83 3.2 1777.7 <text:s/>1 <text:s/>1 <text:s/>1 <text:s/>0 <text:s/>1 <text:s/>1 <text:s/>1 <text:s text:c="5"/>N</text:p>
      <text:p text:style-name="P8">29 <text:s text:c="4"/>1 <text:s text:c="3"/>5 <text:s text:c="3"/>0 <text:s text:c="3"/>0 <text:s/>58.49 <text:s/>6.41 2.9 <text:s/>499.3 <text:s/>0 <text:s/>0 <text:s/>0 <text:s/>0 <text:s/>0 <text:s/>1 <text:s/>0 <text:s text:c="5"/>N</text:p>
      <text:p text:style-name="P8">30 <text:s text:c="4"/>1 <text:s text:c="2"/>37 <text:s text:c="2"/>NA <text:s text:c="2"/>NA <text:s/>76.82 28.26 1.1 <text:s/>787.2 <text:s/>1 NA NA <text:s/>1 <text:s/>0 <text:s/>0 <text:s/>1 <text:s text:c="5"/>N</text:p>
      <text:p text:style-name="P8">31 <text:s text:c="4"/>0 <text:s text:c="2"/>63 <text:s text:c="2"/>63 <text:s text:c="2"/>63 <text:s/>41.94 <text:s/>5.48 3.1 <text:s/>209.3 <text:s/>1 <text:s/>0 <text:s/>0 <text:s/>0 <text:s/>0 <text:s/>1 <text:s/>0 <text:s text:c="5"/>N</text:p>
      <text:p text:style-name="P8">32 <text:s text:c="4"/>0 <text:s text:c="2"/>11 <text:s text:c="2"/>33 <text:s text:c="2"/>44 <text:s/>51.56 <text:s/>7.83 2.9 <text:s/>332.4 <text:s/>0 <text:s/>0 <text:s/>0 <text:s/>0 <text:s/>0 <text:s/>1 <text:s/>0 <text:s text:c="5"/>N</text:p>
      <text:p text:style-name="P8">33 <text:s text:c="4"/>0 <text:s text:c="2"/>39 <text:s text:c="2"/>39 <text:s text:c="2"/>39 <text:s/>40.58 <text:s/>4.94 <text:s/>NA <text:s/>271.7 <text:s/>1 <text:s/>0 <text:s/>0 <text:s/>0 <text:s/>0 NA <text:s/>0 <text:s text:c="5"/>N</text:p>
      <text:p text:style-name="P8">34 <text:s text:c="4"/>0 <text:s text:c="2"/>25 <text:s text:c="2"/>25 <text:s text:c="2"/>25 <text:s/>79.01 19.20 3.5 <text:s/>467.2 <text:s/>0 <text:s/>0 <text:s/>0 <text:s/>1 <text:s/>1 <text:s/>1 <text:s/>0 <text:s text:c="5"/>N</text:p>
      <text:p text:style-name="P8">35 <text:s text:c="4"/>1 <text:s text:c="3"/>6 <text:s text:c="2"/>18 <text:s text:c="2"/>24 <text:s/>93.51 11.32 <text:s/>NA <text:s/>745.1 <text:s/>0 <text:s/>0 <text:s/>0 <text:s/>1 <text:s/>0 NA <text:s/>1 <text:s text:c="5"/>N</text:p>
      <text:p text:style-name="P8">36 <text:s text:c="4"/>1 <text:s text:c="3"/>8 <text:s text:c="2"/>NA <text:s/>128 <text:s/>40.62 <text:s/>6.21 2.7 <text:s/>175.6 <text:s/>0 NA <text:s/>0 <text:s/>0 <text:s/>0 <text:s/>1 <text:s/>0 <text:s text:c="5"/>N</text:p>
      <text:p text:style-name="P8">37 <text:s text:c="4"/>0 <text:s text:c="3"/>8 <text:s text:c="2"/>NA <text:s text:c="2"/>NA <text:s/>64.65 12.48 <text:s/>NA 3959.6 <text:s/>0 NA NA <text:s/>0 <text:s/>1 NA <text:s/>1 <text:s text:c="5"/>N</text:p>
      <text:p text:style-name="P8">38 <text:s text:c="4"/>1 <text:s text:c="3"/>6 <text:s text:c="2"/>18 <text:s text:c="2"/>24 <text:s/>51.20 <text:s/>6.38 <text:s/>NA <text:s/>702.3 <text:s/>0 <text:s/>0 <text:s/>0 <text:s/>0 <text:s/>0 NA <text:s/>1 <text:s text:c="5"/>N</text:p>
      <text:p text:style-name="P8">39 <text:s text:c="4"/>1 <text:s text:c="2"/>41 <text:s/>369 <text:s/>656 <text:s/>79.81 30.64 3.7 1166.4 <text:s/>1 <text:s/>1 <text:s/>1 <text:s/>1 <text:s/>1 <text:s/>2 <text:s/>1 <text:s text:c="5"/>N</text:p>
      <text:p text:style-name="P8">40 <text:s text:c="4"/>1 <text:s text:c="2"/>11 <text:s text:c="2"/>33 <text:s text:c="2"/>44 <text:s/>61.44 11.39 <text:s/>NA <text:s/>460.5 <text:s/>0 <text:s/>0 <text:s/>0 <text:s/>0 <text:s/>0 NA <text:s/>0 <text:s text:c="5"/>N</text:p>
      <text:p text:style-name="P8">41 <text:s text:c="4"/>1 <text:s text:c="2"/>51 <text:s/>459 <text:s/>816 <text:s/>52.59 25.15 2.6 <text:s/>365.6 <text:s/>1 <text:s/>1 <text:s/>1 <text:s/>0 <text:s/>0 <text:s/>1 <text:s/>0 <text:s text:c="5"/>N</text:p>
      <text:p text:style-name="P8">42 <text:s text:c="4"/>1 <text:s text:c="3"/>9 <text:s text:c="2"/>27 <text:s text:c="2"/>36 <text:s/>61.42 <text:s/>9.98 3.8 <text:s/>705.0 <text:s/>0 <text:s/>0 <text:s/>0 <text:s/>0 <text:s/>0 <text:s/>2 <text:s/>1 <text:s text:c="5"/>N</text:p>
      <text:p text:style-name="P8">43 <text:s text:c="4"/>1 <text:s text:c="2"/>16 <text:s text:c="3"/>0 <text:s text:c="3"/>0 <text:s/>97.62 21.48 <text:s/>NA 1061.6 <text:s/>0 <text:s/>0 <text:s/>0 <text:s/>1 <text:s/>0 NA <text:s/>1 <text:s text:c="5"/>N</text:p>
      <text:p text:style-name="P8">44 <text:s text:c="4"/>1 <text:s text:c="2"/>17 <text:s/>153 <text:s/>272 <text:s/>81.22 19.11 3.2 <text:s/>355.4 <text:s/>0 <text:s/>0 <text:s/>1 <text:s/>1 <text:s/>0 <text:s/>1 <text:s/>0 <text:s text:c="5"/>N</text:p>
      <text:p text:style-name="P8">45 <text:s text:c="4"/>1 <text:s text:c="2"/>17 <text:s text:c="3"/>0 <text:s text:c="3"/>0 <text:s/>47.95 12.01 3.7 <text:s/>239.0 <text:s/>0 <text:s/>0 <text:s/>0 <text:s/>0 <text:s/>0 <text:s/>2 <text:s/>0 <text:s text:c="5"/>N</text:p>
      <text:p text:style-name="P8">46 <text:s text:c="4"/>1 <text:s text:c="3"/>6 <text:s text:c="2"/>18 <text:s text:c="2"/>24 <text:s/>77.05 <text:s/>9.45 3.5 <text:s/>198.6 <text:s/>0 <text:s/>0 <text:s/>0 <text:s/>1 <text:s/>0 <text:s/>1 <text:s/>0 <text:s text:c="5"/>N</text:p>
      <text:p text:style-name="P8">47 <text:s text:c="4"/>1 <text:s text:c="2"/>31 <text:s text:c="2"/>93 <text:s/>124 <text:s/>61.91 21.66 4.1 <text:s/>508.9 <text:s/>0 <text:s/>0 <text:s/>0 <text:s/>0 <text:s/>0 <text:s/>2 <text:s/>1 <text:s text:c="5"/>N</text:p>
      <text:p text:style-name="P8">48 <text:s text:c="4"/>1 <text:s text:c="3"/>5 <text:s text:c="2"/>NA <text:s text:c="2"/>NA <text:s/>49.87 <text:s/>5.45 <text:s/>NA 1147.3 <text:s/>0 NA NA <text:s/>0 <text:s/>0 NA <text:s/>1 <text:s text:c="5"/>N</text:p>
      <text:p text:style-name="P8">49 <text:s text:c="4"/>1 <text:s text:c="2"/>11 <text:s text:c="2"/>NA <text:s text:c="2"/>NA <text:s/>80.74 14.58 4.5 1450.6 <text:s/>0 NA NA <text:s/>1 <text:s/>0 <text:s/>2 <text:s/>1 <text:s text:c="5"/>N</text:p>
      <text:p text:style-name="P8">50 <text:s text:c="4"/>1 <text:s text:c="2"/>22 <text:s/>198 <text:s/>352 <text:s/>66.68 18.86 2.7 <text:s/>162.6 <text:s/>0 <text:s/>0 <text:s/>1 <text:s/>0 <text:s/>0 <text:s/>1 <text:s/>0 <text:s text:c="5"/>N</text:p>
      <text:p text:style-name="P8">51 <text:s text:c="4"/>1 <text:s text:c="2"/>13 <text:s text:c="2"/>NA <text:s text:c="2"/>NA <text:s/>92.82 18.23 <text:s/>NA <text:s text:c="4"/>NA <text:s/>0 NA NA <text:s/>1 <text:s/>0 NA NA <text:s text:c="5"/>N</text:p>
      <text:p text:style-name="P8">52 <text:s text:c="4"/>1 <text:s text:c="2"/>24 <text:s text:c="2"/>NA <text:s text:c="2"/>NA <text:s/>74.58 21.77 <text:s/>NA <text:s/>608.7 <text:s/>0 NA NA <text:s/>1 <text:s/>0 NA <text:s/>1 <text:s text:c="5"/>N</text:p>
      <text:p text:style-name="P8">53 <text:s text:c="4"/>1 <text:s text:c="2"/>27 <text:s/>243 <text:s/>432 <text:s/>59.71 19.40 4.2 <text:s/>951.6 <text:s/>0 <text:s/>0 <text:s/>1 <text:s/>0 <text:s/>0 <text:s/>2 <text:s/>1 <text:s text:c="5"/>N</text:p>
      <text:p text:style-name="P8">54 <text:s text:c="4"/>1 <text:s text:c="2"/>16 <text:s text:c="2"/>48 <text:s text:c="2"/>64 <text:s/>42.46 10.32 3.0 <text:s/>152.9 <text:s/>0 <text:s/>0 <text:s/>0 <text:s/>0 <text:s/>0 <text:s/>1 <text:s/>0 <text:s text:c="5"/>N</text:p>
      <text:p text:style-name="P8">55 <text:s text:c="4"/>1 <text:s/>744 <text:s text:c="2"/>NA <text:s text:c="2"/>NA <text:s/>49.04 68.96 5.0 2228.4 <text:s/>1 NA NA <text:s/>0 <text:s/>1 <text:s/>2 <text:s/>1 <text:s text:c="5"/>N</text:p>
      <text:p text:style-name="P8">56 <text:s text:c="4"/>0 <text:s text:c="2"/>11 <text:s text:c="3"/>0 <text:s text:c="3"/>0 <text:s/>41.56 <text:s/>4.84 3.7 <text:s/>161.9 <text:s/>0 <text:s/>0 <text:s/>0 <text:s/>0 <text:s/>0 <text:s/>2 <text:s/>0 <text:s text:c="5"/>N</text:p>
      <text:p text:style-name="P8">57 <text:s text:c="4"/>1 <text:s text:c="3"/>8 <text:s text:c="2"/>24 <text:s text:c="2"/>32 <text:s/>21.82 <text:s/>3.35 3.3 <text:s/>503.2 <text:s/>0 <text:s/>0 <text:s/>0 <text:s/>0 <text:s/>0 <text:s/>1 <text:s/>1 <text:s text:c="5"/>N</text:p>
      <text:p text:style-name="P8">58 <text:s text:c="4"/>1 <text:s text:c="2"/>12 <text:s text:c="2"/>NA <text:s text:c="2"/>NA <text:s/>41.78 <text:s/>8.40 4.4 <text:s/>380.3 <text:s/>0 NA NA <text:s/>0 <text:s/>0 <text:s/>2 <text:s/>0 <text:s text:c="5"/>N</text:p>
      <text:p text:style-name="P8">59 <text:s text:c="4"/>1 <text:s text:c="2"/>16 <text:s text:c="2"/>NA <text:s text:c="2"/>NA <text:s/>44.23 10.72 <text:s/>NA <text:s/>197.1 <text:s/>0 NA NA <text:s/>0 <text:s/>0 NA <text:s/>0 <text:s text:c="5"/>N</text:p>
      <text:p text:style-name="P8">60 <text:s text:c="4"/>0 <text:s text:c="2"/>41 <text:s text:c="3"/>0 <text:s text:c="3"/>0 <text:s/>81.15 21.34 <text:s/>NA <text:s/>636.2 <text:s/>1 <text:s/>0 <text:s/>0 <text:s/>1 <text:s/>1 NA <text:s/>1 <text:s text:c="5"/>N</text:p>
      <text:p text:style-name="P8">61 <text:s text:c="4"/>1 <text:s/>174 <text:s text:c="2"/>NA <text:s text:c="2"/>NA <text:s/>49.68 43.74 3.1 <text:s/>464.4 <text:s/>1 NA NA <text:s/>0 <text:s/>1 <text:s/>1 <text:s/>0 <text:s text:c="5"/>N</text:p>
      <text:p text:style-name="P8">62 <text:s text:c="4"/>1 <text:s text:c="2"/>70 <text:s text:c="2"/>NA <text:s text:c="2"/>NA <text:s/>56.45 31.32 2.7 <text:s/>203.8 <text:s/>1 NA NA <text:s/>0 <text:s/>1 <text:s/>1 <text:s/>0 <text:s text:c="5"/>N</text:p>
      <text:p text:style-name="P9"><text:s/><text:span text:style-name="T6">[ reached 'max' / getOption("max.print") -- omitted 234 rows ]</text:span></text:p>
      <text:p text:style-name="P7"><text:span text:style-name="T5">&gt; DT_ModelX01 &lt;- rpart(Target~X1+X2+X3+X4+X5+X6+X7+Group,data=data1)</text:span></text:p>
      <text:p text:style-name="P7"><text:span text:style-name="T5">&gt; print(DT_ModelX01)</text:span></text:p>
      <text:p text:style-name="P4">n= 296 </text:p>
      <text:p text:style-name="P6"/>
      <text:p text:style-name="P8">node), split, n, loss, yval, (yprob)</text:p>
      <text:p text:style-name="P9"><text:s text:c="6"/><text:span text:style-name="T6">* denotes terminal node</text:span></text:p>
      <text:p text:style-name="P6"/>
      <text:p text:style-name="P9"><text:s text:c="2"/><text:span text:style-name="T6">1) root 296 142 N (0.52027027 0.47972973) <text:s/></text:span></text:p>
      <text:p text:style-name="P9"><text:s text:c="4"/><text:span text:style-name="T6">2) X4&lt; 97.875 195 <text:s/>57 N (0.70769231 0.29230769) <text:s/></text:span></text:p>
      <text:p text:style-name="P9"><text:s text:c="6"/><text:span text:style-name="T6">4) X1&lt; 25.5 109 <text:s/>21 N (0.80733945 0.19266055) *</text:span></text:p>
      <text:p text:style-name="P9"><text:s text:c="6"/><text:span text:style-name="T6">5) X1&gt;=25.5 86 <text:s/>36 N (0.58139535 0.41860465) <text:s/></text:span></text:p>
      <text:p text:style-name="P9"><text:s text:c="7"/><text:span text:style-name="T6">10) X1&gt;=351.5 9 <text:s text:c="2"/>0 N (1.00000000 0.00000000) *</text:span></text:p>
      <text:p text:style-name="P9"><text:s text:c="7"/><text:span text:style-name="T6">11) X1&lt; 351.5 77 <text:s/>36 N (0.53246753 0.46753247) <text:s/></text:span></text:p>
      <text:p text:style-name="P9"><text:s text:c="9"/><text:span text:style-name="T6">22) X7&lt; 1562.8 69 <text:s/>28 N (0.59420290 0.40579710) <text:s/></text:span></text:p>
      <text:p text:style-name="P9"><text:soft-page-break/><text:s text:c="11"/><text:span text:style-name="T6">44) X5&gt;=4.655 62 <text:s/>23 N (0.62903226 0.37096774) <text:s/></text:span></text:p>
      <text:p text:style-name="P9"><text:s text:c="13"/><text:span text:style-name="T6">88) X6&lt; 3.15 22 <text:s text:c="2"/>3 N (0.86363636 0.13636364) *</text:span></text:p>
      <text:p text:style-name="P9"><text:s text:c="13"/><text:span text:style-name="T6">89) X6&gt;=3.15 40 <text:s/>20 N (0.50000000 0.50000000) <text:s/></text:span></text:p>
      <text:p text:style-name="P9"><text:s text:c="14"/><text:span text:style-name="T6">178) X1&lt; 100 32 <text:s/>13 N (0.59375000 0.40625000) <text:s/></text:span></text:p>
      <text:p text:style-name="P9"><text:s text:c="16"/><text:span text:style-name="T6">356) X7&gt;=670.05 14 <text:s text:c="2"/>3 N (0.78571429 0.21428571) *</text:span></text:p>
      <text:p text:style-name="P9"><text:s text:c="16"/><text:span text:style-name="T6">357) X7&lt; 670.05 18 <text:s text:c="2"/>8 Y (0.44444444 0.55555556) *</text:span></text:p>
      <text:p text:style-name="P9"><text:s text:c="14"/><text:span text:style-name="T6">179) X1&gt;=100 8 <text:s text:c="2"/>1 Y (0.12500000 0.87500000) *</text:span></text:p>
      <text:p text:style-name="P9"><text:s text:c="11"/><text:span text:style-name="T6">45) X5&lt; 4.655 7 <text:s text:c="2"/>2 Y (0.28571429 0.71428571) *</text:span></text:p>
      <text:p text:style-name="P9"><text:s text:c="9"/><text:span text:style-name="T6">23) X7&gt;=1562.8 8 <text:s text:c="2"/>0 Y (0.00000000 1.00000000) *</text:span></text:p>
      <text:p text:style-name="P9"><text:s text:c="4"/><text:span text:style-name="T6">3) X4&gt;=97.875 101 <text:s/>16 Y (0.15841584 0.84158416) <text:s/></text:span></text:p>
      <text:p text:style-name="P9"><text:s text:c="6"/><text:span text:style-name="T6">6) X1&lt; 23.5 10 <text:s text:c="2"/>2 N (0.80000000 0.20000000) *</text:span></text:p>
      <text:p text:style-name="P9"><text:s text:c="6"/><text:span text:style-name="T6">7) X1&gt;=23.5 91 <text:s text:c="2"/>8 Y (0.08791209 0.91208791) *</text:span></text:p>
      <text:p text:style-name="P7"><text:span text:style-name="T5">&gt; plot(as.party(DT_ModelX01))</text:span></text:p>
      <text:p text:style-name="P7"><text:span text:style-name="T5">&gt; DT_ModelY01 &lt;- rpart(Target~Y1+Y2+Y3+Y4+Y5+Y6+Y7+Group,data=data1)</text:span></text:p>
      <text:p text:style-name="P7"><text:span text:style-name="T5">&gt; print(DT_ModelY01)</text:span></text:p>
      <text:p text:style-name="P4">n= 296 </text:p>
      <text:p text:style-name="P6"/>
      <text:p text:style-name="P8">node), split, n, loss, yval, (yprob)</text:p>
      <text:p text:style-name="P9"><text:s text:c="6"/><text:span text:style-name="T6">* denotes terminal node</text:span></text:p>
      <text:p text:style-name="P6"/>
      <text:p text:style-name="P9"><text:s/><text:span text:style-name="T6">1) root 296 142 N (0.5202703 0.4797297) <text:s/></text:span></text:p>
      <text:p text:style-name="P9"><text:s text:c="3"/><text:span text:style-name="T6">2) Y5&lt; 0.5 159 <text:s/>44 N (0.7232704 0.2767296) <text:s/></text:span></text:p>
      <text:p text:style-name="P9"><text:s text:c="5"/><text:span text:style-name="T6">4) Y1&lt; 0.5 127 <text:s/>29 N (0.7716535 0.2283465) *</text:span></text:p>
      <text:p text:style-name="P9"><text:s text:c="5"/><text:span text:style-name="T6">5) Y1&gt;=0.5 32 <text:s/>15 N (0.5312500 0.4687500) <text:s/></text:span></text:p>
      <text:p text:style-name="P9"><text:s text:c="6"/><text:span text:style-name="T6">10) Y6&lt; 1.5 18 <text:s text:c="2"/>3 N (0.8333333 0.1666667) *</text:span></text:p>
      <text:p text:style-name="P9"><text:s text:c="6"/><text:span text:style-name="T6">11) Y6&gt;=1.5 14 <text:s text:c="2"/>2 Y (0.1428571 0.8571429) *</text:span></text:p>
      <text:p text:style-name="P9"><text:s text:c="3"/><text:span text:style-name="T6">3) Y5&gt;=0.5 137 <text:s/>39 Y (0.2846715 0.7153285) <text:s/></text:span></text:p>
      <text:p text:style-name="P9"><text:s text:c="5"/><text:span text:style-name="T6">6) Y4&lt; 0.5 28 <text:s/>11 N (0.6071429 0.3928571) *</text:span></text:p>
      <text:p text:style-name="P9"><text:s text:c="5"/><text:span text:style-name="T6">7) Y4&gt;=0.5 109 <text:s/>22 Y (0.2018349 0.7981651) *</text:span></text:p>
      <text:p text:style-name="P7"><text:span text:style-name="T5">&gt; plot(as.party(DT_ModelY01))</text:span></text:p>
      <text:p text:style-name="P7"><text:span text:style-name="T5">&gt; DT_ModelXY01 &lt;- rpart(Target~.,data=data1)</text:span></text:p>
      <text:p text:style-name="P7"><text:span text:style-name="T5">&gt; print(DT_ModelXY01)</text:span></text:p>
      <text:p text:style-name="P4">n= 296 </text:p>
      <text:p text:style-name="P6"/>
      <text:p text:style-name="P8">node), split, n, loss, yval, (yprob)</text:p>
      <text:p text:style-name="P9"><text:s text:c="6"/><text:span text:style-name="T6">* denotes terminal node</text:span></text:p>
      <text:p text:style-name="P6"/>
      <text:p text:style-name="P9"><text:s text:c="2"/><text:span text:style-name="T6">1) root 296 142 N (0.52027027 0.47972973) <text:s/></text:span></text:p>
      <text:p text:style-name="P9"><text:s text:c="4"/><text:span text:style-name="T6">2) X4&lt; 97.875 195 <text:s/>57 N (0.70769231 0.29230769) <text:s/></text:span></text:p>
      <text:p text:style-name="P9"><text:s text:c="6"/><text:span text:style-name="T6">4) X1&lt; 25.5 110 <text:s/>21 N (0.80909091 0.19090909) *</text:span></text:p>
      <text:p text:style-name="P9"><text:s text:c="6"/><text:span text:style-name="T6">5) X1&gt;=25.5 85 <text:s/>36 N (0.57647059 0.42352941) <text:s/></text:span></text:p>
      <text:p text:style-name="P9"><text:s text:c="7"/><text:span text:style-name="T6">10) X1&gt;=351.5 9 <text:s text:c="2"/>0 N (1.00000000 0.00000000) *</text:span></text:p>
      <text:p text:style-name="P9"><text:s text:c="7"/><text:span text:style-name="T6">11) X1&lt; 351.5 76 <text:s/>36 N (0.52631579 0.47368421) <text:s/></text:span></text:p>
      <text:p text:style-name="P9"><text:s text:c="9"/><text:span text:style-name="T6">22) X7&lt; 1562.8 68 <text:s/>28 N (0.58823529 0.41176471) <text:s/></text:span></text:p>
      <text:p text:style-name="P9"><text:s text:c="11"/><text:span text:style-name="T6">44) X5&gt;=4.655 61 <text:s/>23 N (0.62295082 0.37704918) <text:s/></text:span></text:p>
      <text:p text:style-name="P9"><text:s text:c="13"/><text:span text:style-name="T6">88) X6&lt; 3.15 21 <text:s text:c="2"/>3 N (0.85714286 0.14285714) *</text:span></text:p>
      <text:p text:style-name="P9"><text:s text:c="13"/><text:span text:style-name="T6">89) X6&gt;=3.15 40 <text:s/>20 N (0.50000000 0.50000000) <text:s/></text:span></text:p>
      <text:p text:style-name="P9"><text:s text:c="14"/><text:span text:style-name="T6">178) X1&lt; 100 32 <text:s/>13 N (0.59375000 0.40625000) <text:s/></text:span></text:p>
      <text:p text:style-name="P9"><text:s text:c="16"/><text:span text:style-name="T6">356) X7&gt;=670.05 14 <text:s text:c="2"/>3 N (0.78571429 0.21428571) *</text:span></text:p>
      <text:p text:style-name="P9"><text:s text:c="16"/><text:span text:style-name="T6">357) X7&lt; 670.05 18 <text:s text:c="2"/>8 Y (0.44444444 0.55555556) *</text:span></text:p>
      <text:p text:style-name="P9"><text:s text:c="14"/><text:span text:style-name="T6">179) X1&gt;=100 8 <text:s text:c="2"/>1 Y (0.12500000 0.87500000) *</text:span></text:p>
      <text:p text:style-name="P9"><text:s text:c="11"/><text:span text:style-name="T6">45) X5&lt; 4.655 7 <text:s text:c="2"/>2 Y (0.28571429 0.71428571) *</text:span></text:p>
      <text:p text:style-name="P9"><text:s text:c="9"/><text:span text:style-name="T6">23) X7&gt;=1562.8 8 <text:s text:c="2"/>0 Y (0.00000000 1.00000000) *</text:span></text:p>
      <text:p text:style-name="P9"><text:s text:c="4"/><text:span text:style-name="T6">3) X4&gt;=97.875 101 <text:s/>16 Y (0.15841584 0.84158416) <text:s/></text:span></text:p>
      <text:p text:style-name="P9"><text:s text:c="6"/><text:span text:style-name="T6">6) X1&lt; 23.5 10 <text:s text:c="2"/>2 N (0.80000000 0.20000000) *</text:span></text:p>
      <text:p text:style-name="P9"><text:s text:c="6"/><text:span text:style-name="T6">7) X1&gt;=23.5 91 <text:s text:c="2"/>8 Y (0.08791209 0.91208791) *</text:span></text:p>
      <text:p text:style-name="P7"><text:span text:style-name="T5">&gt; plot(as.party(DT_ModelXY01))</text:span></text:p>
      <text:p text:style-name="P7"><text:span text:style-name="T5">&gt; data2 = data1[data1$Group==0,]</text:span></text:p>
      <text:p text:style-name="P7"><text:span text:style-name="T5">&gt; data2</text:span></text:p>
      <text:p text:style-name="P5"><text:s text:c="4"/><text:span text:style-name="T6">Group <text:s text:c="2"/>X1 <text:s text:c="3"/>X2 <text:s text:c="3"/>X3 <text:s text:c="5"/>X4 <text:s text:c="3"/>X5 <text:s/>X6 <text:s text:c="4"/>X7 Y1 Y2 Y3 Y4 Y5 Y6 Y7 Target</text:span></text:p>
      <text:p text:style-name="P8">1 <text:s text:c="6"/>0 <text:s/>460 <text:s text:c="2"/>460 <text:s text:c="2"/>460 <text:s text:c="2"/>50.21 <text:s/>9.15 2.3 <text:s/>273.6 <text:s/>1 <text:s/>1 <text:s/>1 <text:s/>0 <text:s/>0 <text:s/>1 <text:s/>0 <text:s text:c="5"/>N</text:p>
      <text:p text:style-name="P8">4 <text:s text:c="6"/>0 <text:s text:c="2"/>39 <text:s text:c="3"/>NA <text:s text:c="3"/>NA <text:s text:c="2"/>92.14 26.79 3.1 <text:s/>534.6 <text:s/>1 NA NA <text:s/>1 <text:s/>1 <text:s/>1 <text:s/>1 <text:s text:c="5"/>N</text:p>
      <text:p text:style-name="P8">6 <text:s text:c="6"/>0 <text:s text:c="2"/>47 <text:s text:c="2"/>141 <text:s text:c="2"/>188 <text:s text:c="2"/>58.36 11.10 2.6 <text:s/>643.6 <text:s/>1 <text:s/>0 <text:s/>0 <text:s/>0 <text:s/>0 <text:s/>1 <text:s/>1 <text:s text:c="5"/>N</text:p>
      <text:p text:style-name="P8">9 <text:s text:c="6"/>0 <text:s text:c="2"/>56 <text:s text:c="4"/>0 <text:s text:c="4"/>0 <text:s text:c="2"/>59.50 11.68 2.7 <text:s/>478.5 <text:s/>1 <text:s/>0 <text:s/>0 <text:s/>0 <text:s/>1 <text:s/>1 <text:s/>0 <text:s text:c="5"/>N</text:p>
      <text:p text:style-name="P8"><text:soft-page-break/>10 <text:s text:c="5"/>0 <text:s text:c="2"/>40 <text:s text:c="2"/>120 <text:s text:c="2"/>160 <text:s text:c="2"/>65.57 14.02 2.6 <text:s/>189.4 <text:s/>1 <text:s/>0 <text:s/>0 <text:s/>0 <text:s/>1 <text:s/>1 <text:s/>0 <text:s text:c="5"/>N</text:p>
      <text:p text:style-name="P8">12 <text:s text:c="5"/>0 <text:s text:c="2"/>62 <text:s text:c="3"/>62 <text:s text:c="3"/>62 <text:s text:c="2"/>50.63 <text:s/>8.31 3.0 1009.0 <text:s/>1 <text:s/>0 <text:s/>0 <text:s/>0 <text:s/>0 <text:s/>1 <text:s/>1 <text:s text:c="5"/>N</text:p>
      <text:p text:style-name="P8">15 <text:s text:c="5"/>0 <text:s text:c="2"/>63 <text:s text:c="3"/>63 <text:s text:c="3"/>63 <text:s text:c="2"/>44.47 <text:s/>6.24 2.9 <text:s/>366.0 <text:s/>1 <text:s/>0 <text:s/>0 <text:s/>0 <text:s/>0 <text:s/>1 <text:s/>0 <text:s text:c="5"/>N</text:p>
      <text:p text:style-name="P8">16 <text:s text:c="5"/>0 <text:s/>178 <text:s text:c="2"/>534 <text:s text:c="2"/>712 <text:s text:c="2"/>53.49 <text:s/>9.94 <text:s/>NA <text:s/>179.3 <text:s/>1 <text:s/>1 <text:s/>1 <text:s/>0 <text:s/>0 NA <text:s/>0 <text:s text:c="5"/>N</text:p>
      <text:p text:style-name="P8">17 <text:s text:c="5"/>0 <text:s text:c="2"/>11 <text:s text:c="3"/>NA <text:s text:c="3"/>NA <text:s text:c="2"/>46.35 <text:s/>6.18 4.1 <text:s/>863.4 <text:s/>0 NA NA <text:s/>0 <text:s/>0 <text:s/>2 <text:s/>1 <text:s text:c="5"/>N</text:p>
      <text:p text:style-name="P8">18 <text:s text:c="5"/>0 <text:s text:c="2"/>12 <text:s text:c="3"/>NA <text:s text:c="3"/>NA <text:s text:c="2"/>43.78 <text:s/>5.47 <text:s/>NA <text:s/>231.5 <text:s/>0 NA NA <text:s/>0 <text:s/>0 NA <text:s/>0 <text:s text:c="5"/>N</text:p>
      <text:p text:style-name="P8">24 <text:s text:c="5"/>0 <text:s/>234 <text:s text:c="3"/>NA <text:s text:c="3"/>NA <text:s text:c="2"/>74.54 19.82 2.5 1493.0 <text:s/>1 NA NA <text:s/>1 <text:s/>1 <text:s/>1 <text:s/>1 <text:s text:c="5"/>N</text:p>
      <text:p text:style-name="P8">28 <text:s text:c="5"/>0 1123 <text:s/>3369 <text:s/>4492 <text:s text:c="2"/>55.33 11.83 3.2 1777.7 <text:s/>1 <text:s/>1 <text:s/>1 <text:s/>0 <text:s/>1 <text:s/>1 <text:s/>1 <text:s text:c="5"/>N</text:p>
      <text:p text:style-name="P8">31 <text:s text:c="5"/>0 <text:s text:c="2"/>63 <text:s text:c="3"/>63 <text:s text:c="3"/>63 <text:s text:c="2"/>41.94 <text:s/>5.48 3.1 <text:s/>209.3 <text:s/>1 <text:s/>0 <text:s/>0 <text:s/>0 <text:s/>0 <text:s/>1 <text:s/>0 <text:s text:c="5"/>N</text:p>
      <text:p text:style-name="P8">32 <text:s text:c="5"/>0 <text:s text:c="2"/>11 <text:s text:c="3"/>33 <text:s text:c="3"/>44 <text:s text:c="2"/>51.56 <text:s/>7.83 2.9 <text:s/>332.4 <text:s/>0 <text:s/>0 <text:s/>0 <text:s/>0 <text:s/>0 <text:s/>1 <text:s/>0 <text:s text:c="5"/>N</text:p>
      <text:p text:style-name="P8">33 <text:s text:c="5"/>0 <text:s text:c="2"/>39 <text:s text:c="3"/>39 <text:s text:c="3"/>39 <text:s text:c="2"/>40.58 <text:s/>4.94 <text:s/>NA <text:s/>271.7 <text:s/>1 <text:s/>0 <text:s/>0 <text:s/>0 <text:s/>0 NA <text:s/>0 <text:s text:c="5"/>N</text:p>
      <text:p text:style-name="P8">34 <text:s text:c="5"/>0 <text:s text:c="2"/>25 <text:s text:c="3"/>25 <text:s text:c="3"/>25 <text:s text:c="2"/>79.01 19.20 3.5 <text:s/>467.2 <text:s/>0 <text:s/>0 <text:s/>0 <text:s/>1 <text:s/>1 <text:s/>1 <text:s/>0 <text:s text:c="5"/>N</text:p>
      <text:p text:style-name="P8">37 <text:s text:c="5"/>0 <text:s text:c="3"/>8 <text:s text:c="3"/>NA <text:s text:c="3"/>NA <text:s text:c="2"/>64.65 12.48 <text:s/>NA 3959.6 <text:s/>0 NA NA <text:s/>0 <text:s/>1 NA <text:s/>1 <text:s text:c="5"/>N</text:p>
      <text:p text:style-name="P8">56 <text:s text:c="5"/>0 <text:s text:c="2"/>11 <text:s text:c="4"/>0 <text:s text:c="4"/>0 <text:s text:c="2"/>41.56 <text:s/>4.84 3.7 <text:s/>161.9 <text:s/>0 <text:s/>0 <text:s/>0 <text:s/>0 <text:s/>0 <text:s/>2 <text:s/>0 <text:s text:c="5"/>N</text:p>
      <text:p text:style-name="P8">60 <text:s text:c="5"/>0 <text:s text:c="2"/>41 <text:s text:c="4"/>0 <text:s text:c="4"/>0 <text:s text:c="2"/>81.15 21.34 <text:s/>NA <text:s/>636.2 <text:s/>1 <text:s/>0 <text:s/>0 <text:s/>1 <text:s/>1 NA <text:s/>1 <text:s text:c="5"/>N</text:p>
      <text:p text:style-name="P8">65 <text:s text:c="5"/>0 <text:s text:c="2"/>60 <text:s text:c="3"/>60 <text:s text:c="3"/>60 <text:s text:c="2"/>58.79 11.43 <text:s/>NA <text:s/>221.2 <text:s/>1 <text:s/>0 <text:s/>0 <text:s/>0 <text:s/>1 NA <text:s/>0 <text:s text:c="5"/>N</text:p>
      <text:p text:style-name="P8">67 <text:s text:c="5"/>0 <text:s text:c="2"/>10 <text:s text:c="3"/>NA <text:s text:c="3"/>NA <text:s text:c="2"/>35.59 <text:s/>3.38 3.3 <text:s/>184.1 <text:s/>0 NA NA <text:s/>0 <text:s/>0 <text:s/>1 <text:s/>0 <text:s text:c="5"/>N</text:p>
      <text:p text:style-name="P8">70 <text:s text:c="5"/>0 <text:s text:c="2"/>11 <text:s text:c="3"/>NA <text:s text:c="3"/>NA <text:s text:c="2"/>40.68 <text:s/>4.61 3.4 <text:s/>448.0 <text:s/>0 NA NA <text:s/>0 <text:s/>0 <text:s/>1 <text:s/>0 <text:s text:c="5"/>N</text:p>
      <text:p text:style-name="P8">74 <text:s text:c="5"/>0 <text:s text:c="2"/>28 <text:s text:c="3"/>NA <text:s text:c="3"/>NA <text:s text:c="2"/>49.74 <text:s/>7.63 <text:s/>NA <text:s/>987.9 <text:s/>0 NA NA <text:s/>0 <text:s/>0 NA <text:s/>1 <text:s text:c="5"/>N</text:p>
      <text:p text:style-name="P8">76 <text:s text:c="5"/>0 <text:s text:c="2"/>23 <text:s text:c="3"/>NA <text:s text:c="3"/>NA <text:s text:c="2"/>47.27 <text:s/>6.74 3.9 <text:s/>240.9 <text:s/>0 NA NA <text:s/>0 <text:s/>0 <text:s/>2 <text:s/>0 <text:s text:c="5"/>N</text:p>
      <text:p text:style-name="P8">77 <text:s text:c="5"/>0 <text:s text:c="3"/>9 <text:s text:c="3"/>NA <text:s text:c="3"/>NA <text:s text:c="2"/>38.78 <text:s/>4.08 3.8 <text:s/>277.5 <text:s/>0 NA NA <text:s/>0 <text:s/>0 <text:s/>2 <text:s/>0 <text:s text:c="5"/>N</text:p>
      <text:p text:style-name="P8">79 <text:s text:c="5"/>0 <text:s/>435 <text:s/>1305 <text:s/>1740 <text:s text:c="2"/>50.17 <text:s/>9.10 3.5 5833.5 <text:s/>1 <text:s/>1 <text:s/>1 <text:s/>0 <text:s/>0 <text:s/>1 <text:s/>1 <text:s text:c="5"/>N</text:p>
      <text:p text:style-name="P8">84 <text:s text:c="5"/>0 <text:s text:c="2"/>12 <text:s text:c="3"/>12 <text:s text:c="3"/>12 <text:s text:c="2"/>36.79 <text:s/>3.68 <text:s/>NA <text:s/>307.7 <text:s/>0 <text:s/>0 <text:s/>0 <text:s/>0 <text:s/>0 NA <text:s/>0 <text:s text:c="5"/>N</text:p>
      <text:p text:style-name="P8">85 <text:s text:c="5"/>0 <text:s text:c="2"/>17 <text:s text:c="3"/>NA <text:s text:c="3"/>NA <text:s text:c="2"/>38.01 <text:s/>4.05 <text:s/>NA <text:s/>216.1 <text:s/>0 NA NA <text:s/>0 <text:s/>0 NA <text:s/>0 <text:s text:c="5"/>N</text:p>
      <text:p text:style-name="P8">88 <text:s text:c="5"/>0 <text:s text:c="2"/>24 <text:s text:c="3"/>NA <text:s text:c="3"/>NA <text:s text:c="2"/>47.00 <text:s/>6.68 3.9 <text:s/>922.2 <text:s/>0 NA NA <text:s/>0 <text:s/>0 <text:s/>2 <text:s/>1 <text:s text:c="5"/>N</text:p>
      <text:p text:style-name="P8">90 <text:s text:c="5"/>0 <text:s text:c="2"/>18 <text:s text:c="3"/>NA <text:s text:c="3"/>NA <text:s text:c="2"/>30.81 <text:s/>2.51 3.3 <text:s/>374.7 <text:s/>0 NA NA <text:s/>0 <text:s/>0 <text:s/>1 <text:s/>0 <text:s text:c="5"/>N</text:p>
      <text:p text:style-name="P8">93 <text:s text:c="5"/>0 <text:s text:c="3"/>8 <text:s text:c="3"/>24 <text:s text:c="3"/>32 <text:s text:c="2"/>30.87 <text:s/>2.40 3.8 <text:s/>316.1 <text:s/>0 <text:s/>0 <text:s/>0 <text:s/>0 <text:s/>0 <text:s/>2 <text:s/>0 <text:s text:c="5"/>N</text:p>
      <text:p text:style-name="P8">94 <text:s text:c="5"/>0 <text:s text:c="2"/>19 <text:s text:c="3"/>NA <text:s text:c="3"/>NA <text:s text:c="2"/>41.67 <text:s/>5.03 3.2 <text:s/>273.4 <text:s/>0 NA NA <text:s/>0 <text:s/>0 <text:s/>1 <text:s/>0 <text:s text:c="5"/>N</text:p>
      <text:p text:style-name="P8">97 <text:s text:c="5"/>0 <text:s text:c="3"/>8 <text:s text:c="4"/>8 <text:s text:c="4"/>8 <text:s text:c="2"/>61.43 11.21 2.7 <text:s/>455.9 <text:s/>0 <text:s/>0 <text:s/>0 <text:s/>0 <text:s/>0 <text:s/>1 <text:s/>0 <text:s text:c="5"/>N</text:p>
      <text:p text:style-name="P8">102 <text:s text:c="4"/>0 <text:s text:c="2"/>13 <text:s text:c="3"/>NA <text:s text:c="3"/>NA <text:s/>178.20 62.15 2.9 <text:s/>938.1 <text:s/>0 NA NA <text:s/>1 <text:s/>1 <text:s/>1 <text:s/>1 <text:s text:c="5"/>N</text:p>
      <text:p text:style-name="P8">103 <text:s text:c="4"/>0 <text:s text:c="2"/>21 <text:s text:c="3"/>63 <text:s text:c="3"/>84 <text:s text:c="2"/>61.30 11.78 3.9 <text:s/>500.0 <text:s/>0 <text:s/>0 <text:s/>0 <text:s/>0 <text:s/>1 <text:s/>2 <text:s/>0 <text:s text:c="5"/>N</text:p>
      <text:p text:style-name="P8">108 <text:s text:c="4"/>0 <text:s text:c="2"/>13 <text:s text:c="3"/>39 <text:s text:c="3"/>52 <text:s text:c="2"/>38.59 <text:s/>4.13 <text:s/>NA <text:s/>446.3 <text:s/>0 <text:s/>0 <text:s/>0 <text:s/>0 <text:s/>0 NA <text:s/>0 <text:s text:c="5"/>N</text:p>
      <text:p text:style-name="P8">110 <text:s text:c="4"/>0 <text:s text:c="2"/>12 <text:s text:c="3"/>NA <text:s text:c="3"/>NA <text:s text:c="2"/>41.74 <text:s/>4.91 2.4 <text:s/>110.3 <text:s/>0 NA NA <text:s/>0 <text:s/>0 <text:s/>1 <text:s/>0 <text:s text:c="5"/>N</text:p>
      <text:p text:style-name="P8">111 <text:s text:c="4"/>0 <text:s text:c="2"/>32 <text:s text:c="3"/>NA <text:s text:c="3"/>NA <text:s text:c="2"/>65.23 13.71 4.6 <text:s/>685.5 <text:s/>0 NA NA <text:s/>0 <text:s/>1 <text:s/>2 <text:s/>1 <text:s text:c="5"/>N</text:p>
      <text:p text:style-name="P8">112 <text:s text:c="4"/>0 <text:s/>231 <text:s text:c="3"/>NA <text:s text:c="3"/>NA <text:s text:c="2"/>42.42 <text:s/>6.07 2.7 <text:s/>210.5 <text:s/>1 NA NA <text:s/>0 <text:s/>0 <text:s/>1 <text:s/>0 <text:s text:c="5"/>N</text:p>
      <text:p text:style-name="P8">115 <text:s text:c="4"/>0 <text:s text:c="3"/>9 <text:s text:c="4"/>0 <text:s text:c="4"/>0 <text:s text:c="2"/>44.05 <text:s/>5.45 4.0 <text:s/>585.8 <text:s/>0 <text:s/>0 <text:s/>0 <text:s/>0 <text:s/>0 <text:s/>2 <text:s/>1 <text:s text:c="5"/>N</text:p>
      <text:p text:style-name="P8">116 <text:s text:c="4"/>0 <text:s text:c="2"/>33 <text:s text:c="3"/>NA <text:s text:c="2"/>132 <text:s text:c="2"/>50.34 <text:s/>7.91 6.8 1540.8 <text:s/>0 NA <text:s/>0 <text:s/>0 <text:s/>0 <text:s/>2 <text:s/>1 <text:s text:c="5"/>N</text:p>
      <text:p text:style-name="P8">121 <text:s text:c="4"/>0 <text:s text:c="2"/>15 <text:s text:c="3"/>45 <text:s text:c="3"/>60 <text:s text:c="2"/>38.36 <text:s/>4.12 <text:s/>NA <text:s/>132.9 <text:s/>0 <text:s/>0 <text:s/>0 <text:s/>0 <text:s/>0 NA <text:s/>0 <text:s text:c="5"/>N</text:p>
      <text:p text:style-name="P8">135 <text:s text:c="4"/>0 <text:s/>134 <text:s text:c="2"/>134 <text:s text:c="2"/>134 <text:s text:c="2"/>36.99 <text:s/>4.31 <text:s/>NA <text:s text:c="4"/>NA <text:s/>1 <text:s/>0 <text:s/>0 <text:s/>0 <text:s/>0 NA NA <text:s text:c="5"/>N</text:p>
      <text:p text:style-name="P8">137 <text:s text:c="4"/>0 <text:s text:c="2"/>20 <text:s text:c="3"/>20 <text:s text:c="3"/>20 <text:s text:c="2"/>34.84 <text:s/>3.35 <text:s/>NA <text:s text:c="4"/>NA <text:s/>0 <text:s/>0 <text:s/>0 <text:s/>0 <text:s/>0 NA NA <text:s text:c="5"/>N</text:p>
      <text:p text:style-name="P8">138 <text:s text:c="4"/>0 <text:s text:c="2"/>10 <text:s text:c="3"/>30 <text:s text:c="3"/>40 <text:s text:c="2"/>65.67 13.05 3.4 <text:s/>720.4 <text:s/>0 <text:s/>0 <text:s/>0 <text:s/>0 <text:s/>1 <text:s/>1 <text:s/>1 <text:s text:c="5"/>N</text:p>
      <text:p text:style-name="P8">139 <text:s text:c="4"/>0 <text:s text:c="3"/>7 <text:s text:c="4"/>0 <text:s text:c="4"/>0 <text:s text:c="2"/>29.33 <text:s/>2.11 3.2 <text:s/>482.3 <text:s/>0 <text:s/>0 <text:s/>0 <text:s/>0 <text:s/>0 <text:s/>1 <text:s/>0 <text:s text:c="5"/>N</text:p>
      <text:p text:style-name="P8">142 <text:s text:c="4"/>0 <text:s text:c="2"/>13 <text:s text:c="3"/>13 <text:s text:c="3"/>13 <text:s text:c="2"/>38.06 90.14 3.4 <text:s/>366.7 <text:s/>0 <text:s/>0 <text:s/>0 <text:s/>0 <text:s/>1 <text:s/>1 <text:s/>0 <text:s text:c="5"/>N</text:p>
      <text:p text:style-name="P8">143 <text:s text:c="4"/>0 <text:s text:c="2"/>57 <text:s text:c="3"/>57 <text:s text:c="3"/>NA <text:s text:c="2"/>88.64 98.29 4.1 <text:s/>763.2 <text:s/>1 <text:s/>0 NA <text:s/>1 <text:s/>1 <text:s/>2 <text:s/>1 <text:s text:c="5"/>N</text:p>
      <text:p text:style-name="P8">144 <text:s text:c="4"/>0 <text:s text:c="3"/>7 <text:s text:c="4"/>7 <text:s text:c="3"/>NA <text:s text:c="2"/>36.32 <text:s/>3.46 <text:s/>NA <text:s text:c="4"/>NA <text:s/>0 <text:s/>0 NA <text:s/>0 <text:s/>0 NA NA <text:s text:c="5"/>N</text:p>
      <text:p text:style-name="P8">151 <text:s text:c="4"/>0 <text:s text:c="2"/>29 <text:s text:c="3"/>NA <text:s text:c="3"/>NA <text:s text:c="2"/>46.30 <text:s/>6.53 2.1 <text:s/>114.5 <text:s/>0 NA NA <text:s/>0 <text:s/>0 <text:s/>1 <text:s/>0 <text:s text:c="5"/>N</text:p>
      <text:p text:style-name="P8">152 <text:s text:c="4"/>0 <text:s text:c="2"/>NA <text:s text:c="3"/>NA <text:s text:c="3"/>NA <text:s text:c="2"/>38.27 <text:s text:c="3"/>NA <text:s/>NA <text:s text:c="4"/>NA NA NA NA <text:s/>0 NA NA NA <text:s text:c="5"/>N</text:p>
      <text:p text:style-name="P8">153 <text:s text:c="4"/>0 <text:s text:c="2"/>12 <text:s text:c="3"/>NA <text:s text:c="3"/>NA <text:s text:c="2"/>32.81 <text:s/>2.83 <text:s/>NA <text:s text:c="4"/>NA <text:s/>0 NA NA <text:s/>0 <text:s/>0 NA NA <text:s text:c="5"/>N</text:p>
      <text:p text:style-name="P8">157 <text:s text:c="4"/>0 <text:s text:c="2"/>62 <text:s text:c="3"/>62 <text:s text:c="3"/>62 <text:s/>193.50 68.78 <text:s/>NA 1336.6 <text:s/>1 <text:s/>0 <text:s/>0 <text:s/>1 <text:s/>1 NA <text:s/>1 <text:s text:c="5"/>Y</text:p>
      <text:p text:style-name="P8">162 <text:s text:c="4"/>0 9743 29229 38972 1017.00 99.37 3.4 8401.0 <text:s/>1 <text:s/>1 <text:s/>1 <text:s/>1 <text:s/>1 <text:s/>1 <text:s/>1 <text:s text:c="5"/>Y</text:p>
      <text:p text:style-name="P8">166 <text:s text:c="4"/>0 <text:s text:c="2"/>55 <text:s text:c="3"/>55 <text:s text:c="3"/>55 <text:s text:c="2"/>52.04 <text:s/>8.76 4.0 1584.8 <text:s/>1 <text:s/>0 <text:s/>0 <text:s/>0 <text:s/>0 <text:s/>2 <text:s/>1 <text:s text:c="5"/>Y</text:p>
      <text:p text:style-name="P8">167 <text:s text:c="4"/>0 <text:s/>257 <text:s text:c="2"/>771 <text:s text:c="3"/>NA <text:s/>255.80 82.39 3.3 2667.2 <text:s/>1 <text:s/>1 NA <text:s/>1 <text:s/>1 <text:s/>1 <text:s/>1 <text:s text:c="5"/>Y</text:p>
      <text:p text:style-name="P8">169 <text:s text:c="4"/>0 1016 <text:s/>3048 <text:s/>4064 <text:s/>293.80 87.64 5.0 <text:s text:c="4"/>NA <text:s/>1 <text:s/>1 <text:s/>1 <text:s/>1 <text:s/>1 <text:s/>2 NA <text:s text:c="5"/>Y</text:p>
      <text:p text:style-name="P8">172 <text:s text:c="4"/>0 <text:s text:c="2"/>10 <text:s text:c="4"/>0 <text:s text:c="4"/>0 <text:s text:c="2"/>50.88 <text:s/>7.56 <text:s/>NA <text:s/>384.2 <text:s/>0 <text:s/>0 <text:s/>0 <text:s/>0 <text:s/>0 NA <text:s/>0 <text:s text:c="5"/>Y</text:p>
      <text:p text:style-name="P8">175 <text:s text:c="4"/>0 1033 <text:s text:c="3"/>NA <text:s text:c="3"/>NA <text:s/>521.00 96.52 2.8 1037.6 <text:s/>1 NA NA <text:s/>1 <text:s/>1 <text:s/>1 <text:s/>1 <text:s text:c="5"/>Y</text:p>
      <text:p text:style-name="P8">178 <text:s text:c="4"/>0 1747 <text:s text:c="3"/>NA <text:s text:c="3"/>NA <text:s/>744.60 98.53 6.0 2470.2 <text:s/>1 NA NA <text:s/>1 <text:s/>1 <text:s/>2 <text:s/>1 <text:s text:c="5"/>Y</text:p>
      <text:p text:style-name="P8">181 <text:s text:c="4"/>0 1052 <text:s text:c="3"/>NA <text:s text:c="3"/>NA <text:s/>235.50 80.76 4.6 <text:s text:c="4"/>NA <text:s/>1 NA NA <text:s/>1 <text:s/>1 <text:s/>2 NA <text:s text:c="5"/>Y</text:p>
      <text:p text:style-name="P8">184 <text:s text:c="4"/>0 <text:s text:c="2"/>34 <text:s text:c="2"/>102 <text:s text:c="2"/>136 <text:s text:c="2"/>36.92 <text:s/>3.95 3.2 <text:s/>695.2 <text:s/>0 <text:s/>0 <text:s/>0 <text:s/>0 <text:s/>0 <text:s/>1 <text:s/>1 <text:s text:c="5"/>Y</text:p>
      <text:p text:style-name="P9"><text:s/><text:span text:style-name="T6">[ reached 'max' / getOption("max.print") -- omitted 34 rows ]</text:span></text:p>
      <text:p text:style-name="P7"><text:span text:style-name="T5">&gt; DT_ModelX0 &lt;- rpart(Target~X1+X2+X3+X4+X5+X6+X7+Group,data=data2)</text:span></text:p>
      <text:p text:style-name="P7"><text:span text:style-name="T5">&gt; print(DT_ModelX0)</text:span></text:p>
      <text:p text:style-name="P4">n= 96 </text:p>
      <text:p text:style-name="P6"/>
      <text:p text:style-name="P8">node), split, n, loss, yval, (yprob)</text:p>
      <text:p text:style-name="P9"><text:s text:c="6"/><text:span text:style-name="T6">* denotes terminal node</text:span></text:p>
      <text:p text:style-name="P6"/>
      <text:p text:style-name="P9"><text:s/><text:span text:style-name="T6">1) root 96 44 N (0.54166667 0.45833333) <text:s/></text:span></text:p>
      <text:p text:style-name="P9"><text:s text:c="3"/><text:span text:style-name="T6">2) X4&lt; 89.585 74 24 N (0.67567568 0.32432432) <text:s/></text:span></text:p>
      <text:p text:style-name="P9"><text:s text:c="5"/><text:span text:style-name="T6">4) X1&lt; 23.5 32 <text:s/>5 N (0.84375000 0.15625000) *</text:span></text:p>
      <text:p text:style-name="P9"><text:soft-page-break/><text:s text:c="5"/><text:span text:style-name="T6">5) X1&gt;=23.5 42 19 N (0.54761905 0.45238095) <text:s/></text:span></text:p>
      <text:p text:style-name="P9"><text:s text:c="6"/><text:span text:style-name="T6">10) X1&gt;=126.5 8 <text:s/>1 N (0.87500000 0.12500000) *</text:span></text:p>
      <text:p text:style-name="P9"><text:s text:c="6"/><text:span text:style-name="T6">11) X1&lt; 126.5 34 16 Y (0.47058824 0.52941176) <text:s/></text:span></text:p>
      <text:p text:style-name="P9"><text:s text:c="8"/><text:span text:style-name="T6">22) X2&lt; 67.5 21 <text:s/>9 N (0.57142857 0.42857143) <text:s/></text:span></text:p>
      <text:p text:style-name="P9"><text:s text:c="10"/><text:span text:style-name="T6">44) X1&gt;=55.5 7 <text:s/>1 N (0.85714286 0.14285714) *</text:span></text:p>
      <text:p text:style-name="P9"><text:s text:c="10"/><text:span text:style-name="T6">45) X1&lt; 55.5 14 <text:s/>6 Y (0.42857143 0.57142857) *</text:span></text:p>
      <text:p text:style-name="P9"><text:s text:c="8"/><text:span text:style-name="T6">23) X2&gt;=67.5 13 <text:s/>4 Y (0.30769231 0.69230769) *</text:span></text:p>
      <text:p text:style-name="P9"><text:s text:c="3"/><text:span text:style-name="T6">3) X4&gt;=89.585 22 <text:s/>2 Y (0.09090909 0.90909091) *</text:span></text:p>
      <text:p text:style-name="P7"><text:span text:style-name="T5">&gt; plot(as.party(DT_ModelX0))</text:span></text:p>
      <text:p text:style-name="P7"><text:span text:style-name="T5">&gt; data2 = data1[data1$Group==1,]</text:span></text:p>
      <text:p text:style-name="P7"><text:span text:style-name="T5">&gt; data2</text:span></text:p>
      <text:p text:style-name="P5"><text:s text:c="3"/><text:span text:style-name="T6">Group <text:s text:c="2"/>X1 <text:s text:c="3"/>X2 <text:s text:c="3"/>X3 <text:s text:c="4"/>X4 <text:s text:c="3"/>X5 <text:s/>X6 <text:s text:c="4"/>X7 Y1 Y2 Y3 Y4 Y5 Y6 Y7 Target</text:span></text:p>
      <text:p text:style-name="P8">2 <text:s text:c="5"/>1 <text:s text:c="2"/>74 <text:s text:c="3"/>NA <text:s text:c="3"/>NA 812.50 <text:s/>0.88 4.1 <text:s/>406.6 <text:s/>1 NA NA <text:s/>1 <text:s/>0 <text:s/>2 <text:s/>0 <text:s text:c="5"/>N</text:p>
      <text:p text:style-name="P8">3 <text:s text:c="5"/>1 <text:s text:c="2"/>58 <text:s text:c="4"/>0 <text:s text:c="4"/>0 <text:s/>87.71 <text:s/>0.39 4.7 <text:s/>946.1 <text:s/>1 <text:s/>0 <text:s/>0 <text:s/>1 <text:s/>0 <text:s/>2 <text:s/>1 <text:s text:c="5"/>N</text:p>
      <text:p text:style-name="P8">5 <text:s text:c="5"/>1 <text:s text:c="2"/>15 <text:s text:c="3"/>45 <text:s text:c="3"/>60 <text:s/>75.24 16.60 3.6 1019.4 <text:s/>0 <text:s/>0 <text:s/>0 <text:s/>1 <text:s/>0 <text:s/>2 <text:s/>1 <text:s text:c="5"/>N</text:p>
      <text:p text:style-name="P8">7 <text:s text:c="5"/>1 <text:s text:c="2"/>23 <text:s text:c="3"/>69 <text:s text:c="3"/>92 <text:s/>47.27 <text:s/>0.14 7.1 2682.6 <text:s/>0 <text:s/>0 <text:s/>0 <text:s/>0 <text:s/>0 <text:s/>2 <text:s/>1 <text:s text:c="5"/>N</text:p>
      <text:p text:style-name="P8">8 <text:s text:c="5"/>1 <text:s text:c="2"/>14 <text:s text:c="2"/>126 <text:s text:c="2"/>224 <text:s/>45.44 <text:s/>0.10 2.4 <text:s/>238.0 <text:s/>0 <text:s/>0 <text:s/>0 <text:s/>0 <text:s/>0 <text:s/>1 <text:s/>0 <text:s text:c="5"/>N</text:p>
      <text:p text:style-name="P8">11 <text:s text:c="4"/>1 <text:s text:c="3"/>8 <text:s text:c="3"/>24 <text:s text:c="3"/>32 <text:s/>50.95 <text:s/>7.73 2.6 <text:s/>235.2 <text:s/>0 <text:s/>0 <text:s/>0 <text:s/>0 <text:s/>0 <text:s/>1 <text:s/>0 <text:s text:c="5"/>N</text:p>
      <text:p text:style-name="P8">13 <text:s text:c="4"/>1 <text:s text:c="2"/>19 <text:s text:c="3"/>NA <text:s text:c="3"/>NA 265.90 <text:s/>0.47 3.2 <text:s/>197.4 <text:s/>0 NA NA <text:s/>1 <text:s/>0 <text:s/>1 <text:s/>0 <text:s text:c="5"/>N</text:p>
      <text:p text:style-name="P8">14 <text:s text:c="4"/>1 <text:s text:c="2"/>11 <text:s text:c="3"/>33 <text:s text:c="3"/>44 <text:s/>76.10 <text:s/>0.14 3.5 <text:s/>455.0 <text:s/>0 <text:s/>0 <text:s/>0 <text:s/>1 <text:s/>0 <text:s/>1 <text:s/>0 <text:s text:c="5"/>N</text:p>
      <text:p text:style-name="P8">19 <text:s text:c="4"/>1 <text:s text:c="2"/>15 <text:s text:c="3"/>NA <text:s text:c="3"/>NA <text:s/>38.49 <text:s/>9.02 <text:s/>NA 1057.5 <text:s/>0 NA NA <text:s/>0 <text:s/>0 NA <text:s/>1 <text:s text:c="5"/>N</text:p>
      <text:p text:style-name="P8">20 <text:s text:c="4"/>1 <text:s text:c="2"/>11 <text:s text:c="3"/>99 <text:s text:c="2"/>176 <text:s/>68.19 12.53 4.0 <text:s/>500.5 <text:s/>0 <text:s/>0 <text:s/>0 <text:s/>0 <text:s/>0 <text:s/>2 <text:s/>1 <text:s text:c="5"/>N</text:p>
      <text:p text:style-name="P8">21 <text:s text:c="4"/>1 <text:s text:c="2"/>71 <text:s text:c="2"/>213 <text:s text:c="2"/>284 181.30 60.79 3.5 <text:s/>486.9 <text:s/>1 <text:s/>0 <text:s/>1 <text:s/>1 <text:s/>1 <text:s/>1 <text:s/>0 <text:s text:c="5"/>N</text:p>
      <text:p text:style-name="P8">22 <text:s text:c="4"/>1 <text:s text:c="2"/>14 <text:s text:c="4"/>0 <text:s text:c="4"/>0 132.20 25.38 2.3 <text:s/>256.6 <text:s/>0 <text:s/>0 <text:s/>0 <text:s/>1 <text:s/>0 <text:s/>1 <text:s/>0 <text:s text:c="5"/>N</text:p>
      <text:p text:style-name="P8">23 <text:s text:c="4"/>1 <text:s/>451 <text:s/>4059 <text:s/>7216 <text:s/>73.92 70.24 3.7 1122.6 <text:s/>1 <text:s/>1 <text:s/>1 <text:s/>1 <text:s/>1 <text:s/>2 <text:s/>1 <text:s text:c="5"/>N</text:p>
      <text:p text:style-name="P8">25 <text:s text:c="4"/>1 <text:s text:c="2"/>25 <text:s text:c="2"/>225 <text:s text:c="2"/>400 <text:s/>54.10 17.03 3.6 2879.9 <text:s/>0 <text:s/>0 <text:s/>1 <text:s/>0 <text:s/>0 <text:s/>2 <text:s/>1 <text:s text:c="5"/>N</text:p>
      <text:p text:style-name="P8">26 <text:s text:c="4"/>1 <text:s text:c="2"/>10 <text:s text:c="3"/>30 <text:s text:c="3"/>40 <text:s/>55.37 <text:s/>9.71 <text:s/>NA <text:s/>674.1 <text:s/>0 <text:s/>0 <text:s/>0 <text:s/>0 <text:s/>0 NA <text:s/>1 <text:s text:c="5"/>N</text:p>
      <text:p text:style-name="P8">27 <text:s text:c="4"/>1 <text:s text:c="2"/>19 <text:s text:c="2"/>171 <text:s text:c="2"/>304 <text:s/>61.22 16.04 3.5 <text:s/>243.1 <text:s/>0 <text:s/>0 <text:s/>1 <text:s/>0 <text:s/>0 <text:s/>1 <text:s/>0 <text:s text:c="5"/>N</text:p>
      <text:p text:style-name="P8">29 <text:s text:c="4"/>1 <text:s text:c="3"/>5 <text:s text:c="4"/>0 <text:s text:c="4"/>0 <text:s/>58.49 <text:s/>6.41 2.9 <text:s/>499.3 <text:s/>0 <text:s/>0 <text:s/>0 <text:s/>0 <text:s/>0 <text:s/>1 <text:s/>0 <text:s text:c="5"/>N</text:p>
      <text:p text:style-name="P8">30 <text:s text:c="4"/>1 <text:s text:c="2"/>37 <text:s text:c="3"/>NA <text:s text:c="3"/>NA <text:s/>76.82 28.26 1.1 <text:s/>787.2 <text:s/>1 NA NA <text:s/>1 <text:s/>0 <text:s/>0 <text:s/>1 <text:s text:c="5"/>N</text:p>
      <text:p text:style-name="P8">35 <text:s text:c="4"/>1 <text:s text:c="3"/>6 <text:s text:c="3"/>18 <text:s text:c="3"/>24 <text:s/>93.51 11.32 <text:s/>NA <text:s/>745.1 <text:s/>0 <text:s/>0 <text:s/>0 <text:s/>1 <text:s/>0 NA <text:s/>1 <text:s text:c="5"/>N</text:p>
      <text:p text:style-name="P8">36 <text:s text:c="4"/>1 <text:s text:c="3"/>8 <text:s text:c="3"/>NA <text:s text:c="2"/>128 <text:s/>40.62 <text:s/>6.21 2.7 <text:s/>175.6 <text:s/>0 NA <text:s/>0 <text:s/>0 <text:s/>0 <text:s/>1 <text:s/>0 <text:s text:c="5"/>N</text:p>
      <text:p text:style-name="P8">38 <text:s text:c="4"/>1 <text:s text:c="3"/>6 <text:s text:c="3"/>18 <text:s text:c="3"/>24 <text:s/>51.20 <text:s/>6.38 <text:s/>NA <text:s/>702.3 <text:s/>0 <text:s/>0 <text:s/>0 <text:s/>0 <text:s/>0 NA <text:s/>1 <text:s text:c="5"/>N</text:p>
      <text:p text:style-name="P8">39 <text:s text:c="4"/>1 <text:s text:c="2"/>41 <text:s text:c="2"/>369 <text:s text:c="2"/>656 <text:s/>79.81 30.64 3.7 1166.4 <text:s/>1 <text:s/>1 <text:s/>1 <text:s/>1 <text:s/>1 <text:s/>2 <text:s/>1 <text:s text:c="5"/>N</text:p>
      <text:p text:style-name="P8">40 <text:s text:c="4"/>1 <text:s text:c="2"/>11 <text:s text:c="3"/>33 <text:s text:c="3"/>44 <text:s/>61.44 11.39 <text:s/>NA <text:s/>460.5 <text:s/>0 <text:s/>0 <text:s/>0 <text:s/>0 <text:s/>0 NA <text:s/>0 <text:s text:c="5"/>N</text:p>
      <text:p text:style-name="P8">41 <text:s text:c="4"/>1 <text:s text:c="2"/>51 <text:s text:c="2"/>459 <text:s text:c="2"/>816 <text:s/>52.59 25.15 2.6 <text:s/>365.6 <text:s/>1 <text:s/>1 <text:s/>1 <text:s/>0 <text:s/>0 <text:s/>1 <text:s/>0 <text:s text:c="5"/>N</text:p>
      <text:p text:style-name="P8">42 <text:s text:c="4"/>1 <text:s text:c="3"/>9 <text:s text:c="3"/>27 <text:s text:c="3"/>36 <text:s/>61.42 <text:s/>9.98 3.8 <text:s/>705.0 <text:s/>0 <text:s/>0 <text:s/>0 <text:s/>0 <text:s/>0 <text:s/>2 <text:s/>1 <text:s text:c="5"/>N</text:p>
      <text:p text:style-name="P8">43 <text:s text:c="4"/>1 <text:s text:c="2"/>16 <text:s text:c="4"/>0 <text:s text:c="4"/>0 <text:s/>97.62 21.48 <text:s/>NA 1061.6 <text:s/>0 <text:s/>0 <text:s/>0 <text:s/>1 <text:s/>0 NA <text:s/>1 <text:s text:c="5"/>N</text:p>
      <text:p text:style-name="P8">44 <text:s text:c="4"/>1 <text:s text:c="2"/>17 <text:s text:c="2"/>153 <text:s text:c="2"/>272 <text:s/>81.22 19.11 3.2 <text:s/>355.4 <text:s/>0 <text:s/>0 <text:s/>1 <text:s/>1 <text:s/>0 <text:s/>1 <text:s/>0 <text:s text:c="5"/>N</text:p>
      <text:p text:style-name="P8">45 <text:s text:c="4"/>1 <text:s text:c="2"/>17 <text:s text:c="4"/>0 <text:s text:c="4"/>0 <text:s/>47.95 12.01 3.7 <text:s/>239.0 <text:s/>0 <text:s/>0 <text:s/>0 <text:s/>0 <text:s/>0 <text:s/>2 <text:s/>0 <text:s text:c="5"/>N</text:p>
      <text:p text:style-name="P8">46 <text:s text:c="4"/>1 <text:s text:c="3"/>6 <text:s text:c="3"/>18 <text:s text:c="3"/>24 <text:s/>77.05 <text:s/>9.45 3.5 <text:s/>198.6 <text:s/>0 <text:s/>0 <text:s/>0 <text:s/>1 <text:s/>0 <text:s/>1 <text:s/>0 <text:s text:c="5"/>N</text:p>
      <text:p text:style-name="P8">47 <text:s text:c="4"/>1 <text:s text:c="2"/>31 <text:s text:c="3"/>93 <text:s text:c="2"/>124 <text:s/>61.91 21.66 4.1 <text:s/>508.9 <text:s/>0 <text:s/>0 <text:s/>0 <text:s/>0 <text:s/>0 <text:s/>2 <text:s/>1 <text:s text:c="5"/>N</text:p>
      <text:p text:style-name="P8">48 <text:s text:c="4"/>1 <text:s text:c="3"/>5 <text:s text:c="3"/>NA <text:s text:c="3"/>NA <text:s/>49.87 <text:s/>5.45 <text:s/>NA 1147.3 <text:s/>0 NA NA <text:s/>0 <text:s/>0 NA <text:s/>1 <text:s text:c="5"/>N</text:p>
      <text:p text:style-name="P8">49 <text:s text:c="4"/>1 <text:s text:c="2"/>11 <text:s text:c="3"/>NA <text:s text:c="3"/>NA <text:s/>80.74 14.58 4.5 1450.6 <text:s/>0 NA NA <text:s/>1 <text:s/>0 <text:s/>2 <text:s/>1 <text:s text:c="5"/>N</text:p>
      <text:p text:style-name="P8">50 <text:s text:c="4"/>1 <text:s text:c="2"/>22 <text:s text:c="2"/>198 <text:s text:c="2"/>352 <text:s/>66.68 18.86 2.7 <text:s/>162.6 <text:s/>0 <text:s/>0 <text:s/>1 <text:s/>0 <text:s/>0 <text:s/>1 <text:s/>0 <text:s text:c="5"/>N</text:p>
      <text:p text:style-name="P8">51 <text:s text:c="4"/>1 <text:s text:c="2"/>13 <text:s text:c="3"/>NA <text:s text:c="3"/>NA <text:s/>92.82 18.23 <text:s/>NA <text:s text:c="4"/>NA <text:s/>0 NA NA <text:s/>1 <text:s/>0 NA NA <text:s text:c="5"/>N</text:p>
      <text:p text:style-name="P8">52 <text:s text:c="4"/>1 <text:s text:c="2"/>24 <text:s text:c="3"/>NA <text:s text:c="3"/>NA <text:s/>74.58 21.77 <text:s/>NA <text:s/>608.7 <text:s/>0 NA NA <text:s/>1 <text:s/>0 NA <text:s/>1 <text:s text:c="5"/>N</text:p>
      <text:p text:style-name="P8">53 <text:s text:c="4"/>1 <text:s text:c="2"/>27 <text:s text:c="2"/>243 <text:s text:c="2"/>432 <text:s/>59.71 19.40 4.2 <text:s/>951.6 <text:s/>0 <text:s/>0 <text:s/>1 <text:s/>0 <text:s/>0 <text:s/>2 <text:s/>1 <text:s text:c="5"/>N</text:p>
      <text:p text:style-name="P8">54 <text:s text:c="4"/>1 <text:s text:c="2"/>16 <text:s text:c="3"/>48 <text:s text:c="3"/>64 <text:s/>42.46 10.32 3.0 <text:s/>152.9 <text:s/>0 <text:s/>0 <text:s/>0 <text:s/>0 <text:s/>0 <text:s/>1 <text:s/>0 <text:s text:c="5"/>N</text:p>
      <text:p text:style-name="P8">55 <text:s text:c="4"/>1 <text:s/>744 <text:s text:c="3"/>NA <text:s text:c="3"/>NA <text:s/>49.04 68.96 5.0 2228.4 <text:s/>1 NA NA <text:s/>0 <text:s/>1 <text:s/>2 <text:s/>1 <text:s text:c="5"/>N</text:p>
      <text:p text:style-name="P8">57 <text:s text:c="4"/>1 <text:s text:c="3"/>8 <text:s text:c="3"/>24 <text:s text:c="3"/>32 <text:s/>21.82 <text:s/>3.35 3.3 <text:s/>503.2 <text:s/>0 <text:s/>0 <text:s/>0 <text:s/>0 <text:s/>0 <text:s/>1 <text:s/>1 <text:s text:c="5"/>N</text:p>
      <text:p text:style-name="P8">58 <text:s text:c="4"/>1 <text:s text:c="2"/>12 <text:s text:c="3"/>NA <text:s text:c="3"/>NA <text:s/>41.78 <text:s/>8.40 4.4 <text:s/>380.3 <text:s/>0 NA NA <text:s/>0 <text:s/>0 <text:s/>2 <text:s/>0 <text:s text:c="5"/>N</text:p>
      <text:p text:style-name="P8">59 <text:s text:c="4"/>1 <text:s text:c="2"/>16 <text:s text:c="3"/>NA <text:s text:c="3"/>NA <text:s/>44.23 10.72 <text:s/>NA <text:s/>197.1 <text:s/>0 NA NA <text:s/>0 <text:s/>0 NA <text:s/>0 <text:s text:c="5"/>N</text:p>
      <text:p text:style-name="P8">61 <text:s text:c="4"/>1 <text:s/>174 <text:s text:c="3"/>NA <text:s text:c="3"/>NA <text:s/>49.68 43.74 3.1 <text:s/>464.4 <text:s/>1 NA NA <text:s/>0 <text:s/>1 <text:s/>1 <text:s/>0 <text:s text:c="5"/>N</text:p>
      <text:p text:style-name="P8">62 <text:s text:c="4"/>1 <text:s text:c="2"/>70 <text:s text:c="3"/>NA <text:s text:c="3"/>NA <text:s/>56.45 31.32 2.7 <text:s/>203.8 <text:s/>1 NA NA <text:s/>0 <text:s/>1 <text:s/>1 <text:s/>0 <text:s text:c="5"/>N</text:p>
      <text:p text:style-name="P8">63 <text:s text:c="4"/>1 <text:s text:c="2"/>96 <text:s text:c="3"/>NA <text:s text:c="3"/>NA 106.10 52.55 2.9 <text:s/>346.5 <text:s/>1 NA NA <text:s/>1 <text:s/>1 <text:s/>1 <text:s/>0 <text:s text:c="5"/>N</text:p>
      <text:p text:style-name="P8">64 <text:s text:c="4"/>1 <text:s text:c="2"/>29 <text:s text:c="3"/>NA <text:s text:c="3"/>NA <text:s/>25.64 <text:s/>9.52 3.5 <text:s/>515.5 <text:s/>0 NA NA <text:s/>0 <text:s/>0 <text:s/>1 <text:s/>1 <text:s text:c="5"/>N</text:p>
      <text:p text:style-name="P8">66 <text:s text:c="4"/>1 <text:s text:c="2"/>22 <text:s text:c="3"/>NA <text:s text:c="3"/>NA <text:s/>57.94 16.72 <text:s/>NA <text:s/>592.1 <text:s/>0 NA NA <text:s/>0 <text:s/>0 NA <text:s/>1 <text:s text:c="5"/>N</text:p>
      <text:p text:style-name="P8">68 <text:s text:c="4"/>1 <text:s text:c="2"/>17 <text:s text:c="3"/>NA <text:s text:c="3"/>NA <text:s/>59.94 14.69 3.8 1104.1 <text:s/>0 NA NA <text:s/>0 <text:s/>0 <text:s/>2 <text:s/>1 <text:s text:c="5"/>N</text:p>
      <text:p text:style-name="P8">69 <text:s text:c="4"/>1 3100 27900 49600 <text:s/>65.62 89.53 6.4 1707.4 <text:s/>1 <text:s/>1 <text:s/>1 <text:s/>0 <text:s/>1 <text:s/>2 <text:s/>1 <text:s text:c="5"/>N</text:p>
      <text:p text:style-name="P8">71 <text:s text:c="4"/>1 <text:s text:c="2"/>21 <text:s text:c="3"/>NA <text:s text:c="3"/>NA <text:s/>49.89 14.24 3.3 <text:s/>419.2 <text:s/>0 NA NA <text:s/>0 <text:s/>0 <text:s/>1 <text:s/>0 <text:s text:c="5"/>N</text:p>
      <text:p text:style-name="P8">72 <text:s text:c="4"/>1 <text:s text:c="2"/>55 <text:s text:c="2"/>495 <text:s text:c="2"/>880 <text:s/>38.66 20.50 3.5 <text:s/>318.4 <text:s/>1 <text:s/>1 <text:s/>1 <text:s/>0 <text:s/>0 <text:s/>1 <text:s/>0 <text:s text:c="5"/>N</text:p>
      <text:p text:style-name="P8">73 <text:s text:c="4"/>1 <text:s text:c="2"/>13 <text:s text:c="3"/>NA <text:s text:c="3"/>NA <text:s/>49.20 10.33 2.4 <text:s/>298.0 <text:s/>0 NA NA <text:s/>0 <text:s/>0 <text:s/>1 <text:s/>0 <text:s text:c="5"/>N</text:p>
      <text:p text:style-name="P8">75 <text:s text:c="4"/>1 <text:s text:c="2"/>25 <text:s text:c="3"/>NA <text:s text:c="3"/>NA <text:s/>43.31 14.01 2.8 <text:s/>391.0 <text:s/>0 NA NA <text:s/>0 <text:s/>0 <text:s/>1 <text:s/>0 <text:s text:c="5"/>N</text:p>
      <text:p text:style-name="P8">78 <text:s text:c="4"/>1 <text:s text:c="2"/>12 <text:s text:c="2"/>108 <text:s text:c="2"/>192 <text:s/>83.97 15.93 3.1 <text:s/>551.0 <text:s/>0 <text:s/>0 <text:s/>0 <text:s/>1 <text:s/>0 <text:s/>1 <text:s/>1 <text:s text:c="5"/>N</text:p>
      <text:p text:style-name="P8">80 <text:s text:c="4"/>1 <text:s text:c="2"/>19 <text:s text:c="3"/>NA <text:s text:c="3"/>NA <text:s/>47.05 12.68 2.9 <text:s/>431.7 <text:s/>0 NA NA <text:s/>0 <text:s/>0 <text:s/>1 <text:s/>0 <text:s text:c="5"/>N</text:p>
      <text:p text:style-name="P8">81 <text:s text:c="4"/>1 <text:s/>824 <text:s text:c="3"/>NA <text:s text:c="3"/>NA 120.40 85.90 6.3 3648.4 <text:s/>1 NA NA <text:s/>1 <text:s/>1 <text:s/>2 <text:s/>1 <text:s text:c="5"/>N</text:p>
      <text:p text:style-name="P8">82 <text:s text:c="4"/>1 <text:s text:c="2"/>72 <text:s text:c="3"/>NA <text:s text:c="3"/>NA <text:s/>90.81 43.28 3.4 1382.6 <text:s/>1 NA NA <text:s/>1 <text:s/>1 <text:s/>1 <text:s/>1 <text:s text:c="5"/>N</text:p>
      <text:p text:style-name="P8"><text:soft-page-break/>83 <text:s text:c="4"/>1 <text:s text:c="2"/>12 <text:s text:c="4"/>0 <text:s text:c="4"/>0 111.60 20.30 2.9 <text:s/>346.6 <text:s/>0 <text:s/>0 <text:s/>0 <text:s/>1 <text:s/>0 <text:s/>1 <text:s/>0 <text:s text:c="5"/>N</text:p>
      <text:p text:style-name="P8">86 <text:s text:c="4"/>1 <text:s text:c="2"/>22 <text:s text:c="3"/>NA <text:s text:c="3"/>NA <text:s/>77.75 21.42 3.0 <text:s/>382.9 <text:s/>0 NA NA <text:s/>1 <text:s/>0 <text:s/>1 <text:s/>0 <text:s text:c="5"/>N</text:p>
      <text:p text:style-name="P8">87 <text:s text:c="4"/>1 <text:s text:c="2"/>15 <text:s text:c="3"/>NA <text:s text:c="3"/>NA <text:s/>70.47 15.68 4.0 <text:s/>773.7 <text:s/>0 NA NA <text:s/>1 <text:s/>0 <text:s/>2 <text:s/>1 <text:s text:c="5"/>N</text:p>
      <text:p text:style-name="P8">89 <text:s text:c="4"/>1 <text:s text:c="2"/>20 <text:s text:c="2"/>180 <text:s text:c="2"/>320 <text:s/>52.58 14.48 2.8 <text:s/>315.1 <text:s/>0 <text:s/>0 <text:s/>1 <text:s/>0 <text:s/>0 <text:s/>1 <text:s/>0 <text:s text:c="5"/>N</text:p>
      <text:p text:style-name="P8">91 <text:s text:c="4"/>1 <text:s text:c="2"/>10 <text:s text:c="3"/>30 <text:s text:c="3"/>40 <text:s/>83.65 14.18 3.9 <text:s/>244.8 <text:s/>0 <text:s/>0 <text:s/>0 <text:s/>1 <text:s/>0 <text:s/>2 <text:s/>0 <text:s text:c="5"/>N</text:p>
      <text:p text:style-name="P8">92 <text:s text:c="4"/>1 <text:s text:c="2"/>18 <text:s text:c="3"/>NA <text:s text:c="3"/>NA 106.10 24.54 4.0 <text:s/>543.6 <text:s/>0 NA NA <text:s/>1 <text:s/>0 <text:s/>2 <text:s/>1 <text:s text:c="5"/>N</text:p>
      <text:p text:style-name="P9"><text:s/><text:span text:style-name="T6">[ reached 'max' / getOption("max.print") -- omitted 138 rows ]</text:span></text:p>
      <text:p text:style-name="P7"><text:span text:style-name="T5">&gt; DT_ModelY1 &lt;- rpart(Target~Y1+Y2+Y3+Y4+Y5+Y6+Y7+Group,data=data2)</text:span></text:p>
      <text:p text:style-name="P7"><text:span text:style-name="T5">&gt; print(DT_ModelY1)</text:span></text:p>
      <text:p text:style-name="P4">n= 200 </text:p>
      <text:p text:style-name="P6"/>
      <text:p text:style-name="P8">node), split, n, loss, yval, (yprob)</text:p>
      <text:p text:style-name="P9"><text:s text:c="6"/><text:span text:style-name="T6">* denotes terminal node</text:span></text:p>
      <text:p text:style-name="P6"/>
      <text:p text:style-name="P8">1) root 200 98 N (0.5100000 0.4900000) <text:s/></text:p>
      <text:p text:style-name="P9"><text:s text:c="2"/><text:span text:style-name="T6">2) Y5&lt; 0.5 102 24 N (0.7647059 0.2352941) <text:s/></text:span></text:p>
      <text:p text:style-name="P9"><text:s text:c="4"/><text:span text:style-name="T6">4) Y1&lt; 0.5 86 15 N (0.8255814 0.1744186) *</text:span></text:p>
      <text:p text:style-name="P9"><text:s text:c="4"/><text:span text:style-name="T6">5) Y1&gt;=0.5 16 <text:s/>7 Y (0.4375000 0.5625000) *</text:span></text:p>
      <text:p text:style-name="P9"><text:s text:c="2"/><text:span text:style-name="T6">3) Y5&gt;=0.5 98 24 Y (0.2448980 0.7551020) *</text:span></text:p>
      <text:p text:style-name="P7"><text:span text:style-name="T5">&gt; plot(as.party(DT_ModelY1))</text:span></text:p>
      <text:p text:style-name="P7"><text:span text:style-name="T5">&gt; data2 = data1[data1$Group==0,]</text:span></text:p>
      <text:p text:style-name="P7"><text:span text:style-name="T5">&gt; data2</text:span></text:p>
      <text:p text:style-name="P5"><text:s text:c="4"/><text:span text:style-name="T6">Group <text:s text:c="2"/>X1 <text:s text:c="3"/>X2 <text:s text:c="3"/>X3 <text:s text:c="5"/>X4 <text:s text:c="3"/>X5 <text:s/>X6 <text:s text:c="4"/>X7 Y1 Y2 Y3 Y4 Y5 Y6 Y7 Target</text:span></text:p>
      <text:p text:style-name="P8">1 <text:s text:c="6"/>0 <text:s/>460 <text:s text:c="2"/>460 <text:s text:c="2"/>460 <text:s text:c="2"/>50.21 <text:s/>9.15 2.3 <text:s/>273.6 <text:s/>1 <text:s/>1 <text:s/>1 <text:s/>0 <text:s/>0 <text:s/>1 <text:s/>0 <text:s text:c="5"/>N</text:p>
      <text:p text:style-name="P8">4 <text:s text:c="6"/>0 <text:s text:c="2"/>39 <text:s text:c="3"/>NA <text:s text:c="3"/>NA <text:s text:c="2"/>92.14 26.79 3.1 <text:s/>534.6 <text:s/>1 NA NA <text:s/>1 <text:s/>1 <text:s/>1 <text:s/>1 <text:s text:c="5"/>N</text:p>
      <text:p text:style-name="P8">6 <text:s text:c="6"/>0 <text:s text:c="2"/>47 <text:s text:c="2"/>141 <text:s text:c="2"/>188 <text:s text:c="2"/>58.36 11.10 2.6 <text:s/>643.6 <text:s/>1 <text:s/>0 <text:s/>0 <text:s/>0 <text:s/>0 <text:s/>1 <text:s/>1 <text:s text:c="5"/>N</text:p>
      <text:p text:style-name="P8">9 <text:s text:c="6"/>0 <text:s text:c="2"/>56 <text:s text:c="4"/>0 <text:s text:c="4"/>0 <text:s text:c="2"/>59.50 11.68 2.7 <text:s/>478.5 <text:s/>1 <text:s/>0 <text:s/>0 <text:s/>0 <text:s/>1 <text:s/>1 <text:s/>0 <text:s text:c="5"/>N</text:p>
      <text:p text:style-name="P8">10 <text:s text:c="5"/>0 <text:s text:c="2"/>40 <text:s text:c="2"/>120 <text:s text:c="2"/>160 <text:s text:c="2"/>65.57 14.02 2.6 <text:s/>189.4 <text:s/>1 <text:s/>0 <text:s/>0 <text:s/>0 <text:s/>1 <text:s/>1 <text:s/>0 <text:s text:c="5"/>N</text:p>
      <text:p text:style-name="P8">12 <text:s text:c="5"/>0 <text:s text:c="2"/>62 <text:s text:c="3"/>62 <text:s text:c="3"/>62 <text:s text:c="2"/>50.63 <text:s/>8.31 3.0 1009.0 <text:s/>1 <text:s/>0 <text:s/>0 <text:s/>0 <text:s/>0 <text:s/>1 <text:s/>1 <text:s text:c="5"/>N</text:p>
      <text:p text:style-name="P8">15 <text:s text:c="5"/>0 <text:s text:c="2"/>63 <text:s text:c="3"/>63 <text:s text:c="3"/>63 <text:s text:c="2"/>44.47 <text:s/>6.24 2.9 <text:s/>366.0 <text:s/>1 <text:s/>0 <text:s/>0 <text:s/>0 <text:s/>0 <text:s/>1 <text:s/>0 <text:s text:c="5"/>N</text:p>
      <text:p text:style-name="P8">16 <text:s text:c="5"/>0 <text:s/>178 <text:s text:c="2"/>534 <text:s text:c="2"/>712 <text:s text:c="2"/>53.49 <text:s/>9.94 <text:s/>NA <text:s/>179.3 <text:s/>1 <text:s/>1 <text:s/>1 <text:s/>0 <text:s/>0 NA <text:s/>0 <text:s text:c="5"/>N</text:p>
      <text:p text:style-name="P8">17 <text:s text:c="5"/>0 <text:s text:c="2"/>11 <text:s text:c="3"/>NA <text:s text:c="3"/>NA <text:s text:c="2"/>46.35 <text:s/>6.18 4.1 <text:s/>863.4 <text:s/>0 NA NA <text:s/>0 <text:s/>0 <text:s/>2 <text:s/>1 <text:s text:c="5"/>N</text:p>
      <text:p text:style-name="P8">18 <text:s text:c="5"/>0 <text:s text:c="2"/>12 <text:s text:c="3"/>NA <text:s text:c="3"/>NA <text:s text:c="2"/>43.78 <text:s/>5.47 <text:s/>NA <text:s/>231.5 <text:s/>0 NA NA <text:s/>0 <text:s/>0 NA <text:s/>0 <text:s text:c="5"/>N</text:p>
      <text:p text:style-name="P8">24 <text:s text:c="5"/>0 <text:s/>234 <text:s text:c="3"/>NA <text:s text:c="3"/>NA <text:s text:c="2"/>74.54 19.82 2.5 1493.0 <text:s/>1 NA NA <text:s/>1 <text:s/>1 <text:s/>1 <text:s/>1 <text:s text:c="5"/>N</text:p>
      <text:p text:style-name="P8">28 <text:s text:c="5"/>0 1123 <text:s/>3369 <text:s/>4492 <text:s text:c="2"/>55.33 11.83 3.2 1777.7 <text:s/>1 <text:s/>1 <text:s/>1 <text:s/>0 <text:s/>1 <text:s/>1 <text:s/>1 <text:s text:c="5"/>N</text:p>
      <text:p text:style-name="P8">31 <text:s text:c="5"/>0 <text:s text:c="2"/>63 <text:s text:c="3"/>63 <text:s text:c="3"/>63 <text:s text:c="2"/>41.94 <text:s/>5.48 3.1 <text:s/>209.3 <text:s/>1 <text:s/>0 <text:s/>0 <text:s/>0 <text:s/>0 <text:s/>1 <text:s/>0 <text:s text:c="5"/>N</text:p>
      <text:p text:style-name="P8">32 <text:s text:c="5"/>0 <text:s text:c="2"/>11 <text:s text:c="3"/>33 <text:s text:c="3"/>44 <text:s text:c="2"/>51.56 <text:s/>7.83 2.9 <text:s/>332.4 <text:s/>0 <text:s/>0 <text:s/>0 <text:s/>0 <text:s/>0 <text:s/>1 <text:s/>0 <text:s text:c="5"/>N</text:p>
      <text:p text:style-name="P8">33 <text:s text:c="5"/>0 <text:s text:c="2"/>39 <text:s text:c="3"/>39 <text:s text:c="3"/>39 <text:s text:c="2"/>40.58 <text:s/>4.94 <text:s/>NA <text:s/>271.7 <text:s/>1 <text:s/>0 <text:s/>0 <text:s/>0 <text:s/>0 NA <text:s/>0 <text:s text:c="5"/>N</text:p>
      <text:p text:style-name="P8">34 <text:s text:c="5"/>0 <text:s text:c="2"/>25 <text:s text:c="3"/>25 <text:s text:c="3"/>25 <text:s text:c="2"/>79.01 19.20 3.5 <text:s/>467.2 <text:s/>0 <text:s/>0 <text:s/>0 <text:s/>1 <text:s/>1 <text:s/>1 <text:s/>0 <text:s text:c="5"/>N</text:p>
      <text:p text:style-name="P8">37 <text:s text:c="5"/>0 <text:s text:c="3"/>8 <text:s text:c="3"/>NA <text:s text:c="3"/>NA <text:s text:c="2"/>64.65 12.48 <text:s/>NA 3959.6 <text:s/>0 NA NA <text:s/>0 <text:s/>1 NA <text:s/>1 <text:s text:c="5"/>N</text:p>
      <text:p text:style-name="P8">56 <text:s text:c="5"/>0 <text:s text:c="2"/>11 <text:s text:c="4"/>0 <text:s text:c="4"/>0 <text:s text:c="2"/>41.56 <text:s/>4.84 3.7 <text:s/>161.9 <text:s/>0 <text:s/>0 <text:s/>0 <text:s/>0 <text:s/>0 <text:s/>2 <text:s/>0 <text:s text:c="5"/>N</text:p>
      <text:p text:style-name="P8">60 <text:s text:c="5"/>0 <text:s text:c="2"/>41 <text:s text:c="4"/>0 <text:s text:c="4"/>0 <text:s text:c="2"/>81.15 21.34 <text:s/>NA <text:s/>636.2 <text:s/>1 <text:s/>0 <text:s/>0 <text:s/>1 <text:s/>1 NA <text:s/>1 <text:s text:c="5"/>N</text:p>
      <text:p text:style-name="P8">65 <text:s text:c="5"/>0 <text:s text:c="2"/>60 <text:s text:c="3"/>60 <text:s text:c="3"/>60 <text:s text:c="2"/>58.79 11.43 <text:s/>NA <text:s/>221.2 <text:s/>1 <text:s/>0 <text:s/>0 <text:s/>0 <text:s/>1 NA <text:s/>0 <text:s text:c="5"/>N</text:p>
      <text:p text:style-name="P8">67 <text:s text:c="5"/>0 <text:s text:c="2"/>10 <text:s text:c="3"/>NA <text:s text:c="3"/>NA <text:s text:c="2"/>35.59 <text:s/>3.38 3.3 <text:s/>184.1 <text:s/>0 NA NA <text:s/>0 <text:s/>0 <text:s/>1 <text:s/>0 <text:s text:c="5"/>N</text:p>
      <text:p text:style-name="P8">70 <text:s text:c="5"/>0 <text:s text:c="2"/>11 <text:s text:c="3"/>NA <text:s text:c="3"/>NA <text:s text:c="2"/>40.68 <text:s/>4.61 3.4 <text:s/>448.0 <text:s/>0 NA NA <text:s/>0 <text:s/>0 <text:s/>1 <text:s/>0 <text:s text:c="5"/>N</text:p>
      <text:p text:style-name="P8">74 <text:s text:c="5"/>0 <text:s text:c="2"/>28 <text:s text:c="3"/>NA <text:s text:c="3"/>NA <text:s text:c="2"/>49.74 <text:s/>7.63 <text:s/>NA <text:s/>987.9 <text:s/>0 NA NA <text:s/>0 <text:s/>0 NA <text:s/>1 <text:s text:c="5"/>N</text:p>
      <text:p text:style-name="P8">76 <text:s text:c="5"/>0 <text:s text:c="2"/>23 <text:s text:c="3"/>NA <text:s text:c="3"/>NA <text:s text:c="2"/>47.27 <text:s/>6.74 3.9 <text:s/>240.9 <text:s/>0 NA NA <text:s/>0 <text:s/>0 <text:s/>2 <text:s/>0 <text:s text:c="5"/>N</text:p>
      <text:p text:style-name="P8">77 <text:s text:c="5"/>0 <text:s text:c="3"/>9 <text:s text:c="3"/>NA <text:s text:c="3"/>NA <text:s text:c="2"/>38.78 <text:s/>4.08 3.8 <text:s/>277.5 <text:s/>0 NA NA <text:s/>0 <text:s/>0 <text:s/>2 <text:s/>0 <text:s text:c="5"/>N</text:p>
      <text:p text:style-name="P8">79 <text:s text:c="5"/>0 <text:s/>435 <text:s/>1305 <text:s/>1740 <text:s text:c="2"/>50.17 <text:s/>9.10 3.5 5833.5 <text:s/>1 <text:s/>1 <text:s/>1 <text:s/>0 <text:s/>0 <text:s/>1 <text:s/>1 <text:s text:c="5"/>N</text:p>
      <text:p text:style-name="P8">84 <text:s text:c="5"/>0 <text:s text:c="2"/>12 <text:s text:c="3"/>12 <text:s text:c="3"/>12 <text:s text:c="2"/>36.79 <text:s/>3.68 <text:s/>NA <text:s/>307.7 <text:s/>0 <text:s/>0 <text:s/>0 <text:s/>0 <text:s/>0 NA <text:s/>0 <text:s text:c="5"/>N</text:p>
      <text:p text:style-name="P8">85 <text:s text:c="5"/>0 <text:s text:c="2"/>17 <text:s text:c="3"/>NA <text:s text:c="3"/>NA <text:s text:c="2"/>38.01 <text:s/>4.05 <text:s/>NA <text:s/>216.1 <text:s/>0 NA NA <text:s/>0 <text:s/>0 NA <text:s/>0 <text:s text:c="5"/>N</text:p>
      <text:p text:style-name="P8">88 <text:s text:c="5"/>0 <text:s text:c="2"/>24 <text:s text:c="3"/>NA <text:s text:c="3"/>NA <text:s text:c="2"/>47.00 <text:s/>6.68 3.9 <text:s/>922.2 <text:s/>0 NA NA <text:s/>0 <text:s/>0 <text:s/>2 <text:s/>1 <text:s text:c="5"/>N</text:p>
      <text:p text:style-name="P8">90 <text:s text:c="5"/>0 <text:s text:c="2"/>18 <text:s text:c="3"/>NA <text:s text:c="3"/>NA <text:s text:c="2"/>30.81 <text:s/>2.51 3.3 <text:s/>374.7 <text:s/>0 NA NA <text:s/>0 <text:s/>0 <text:s/>1 <text:s/>0 <text:s text:c="5"/>N</text:p>
      <text:p text:style-name="P8">93 <text:s text:c="5"/>0 <text:s text:c="3"/>8 <text:s text:c="3"/>24 <text:s text:c="3"/>32 <text:s text:c="2"/>30.87 <text:s/>2.40 3.8 <text:s/>316.1 <text:s/>0 <text:s/>0 <text:s/>0 <text:s/>0 <text:s/>0 <text:s/>2 <text:s/>0 <text:s text:c="5"/>N</text:p>
      <text:p text:style-name="P8">94 <text:s text:c="5"/>0 <text:s text:c="2"/>19 <text:s text:c="3"/>NA <text:s text:c="3"/>NA <text:s text:c="2"/>41.67 <text:s/>5.03 3.2 <text:s/>273.4 <text:s/>0 NA NA <text:s/>0 <text:s/>0 <text:s/>1 <text:s/>0 <text:s text:c="5"/>N</text:p>
      <text:p text:style-name="P8">97 <text:s text:c="5"/>0 <text:s text:c="3"/>8 <text:s text:c="4"/>8 <text:s text:c="4"/>8 <text:s text:c="2"/>61.43 11.21 2.7 <text:s/>455.9 <text:s/>0 <text:s/>0 <text:s/>0 <text:s/>0 <text:s/>0 <text:s/>1 <text:s/>0 <text:s text:c="5"/>N</text:p>
      <text:p text:style-name="P8">102 <text:s text:c="4"/>0 <text:s text:c="2"/>13 <text:s text:c="3"/>NA <text:s text:c="3"/>NA <text:s/>178.20 62.15 2.9 <text:s/>938.1 <text:s/>0 NA NA <text:s/>1 <text:s/>1 <text:s/>1 <text:s/>1 <text:s text:c="5"/>N</text:p>
      <text:p text:style-name="P8">103 <text:s text:c="4"/>0 <text:s text:c="2"/>21 <text:s text:c="3"/>63 <text:s text:c="3"/>84 <text:s text:c="2"/>61.30 11.78 3.9 <text:s/>500.0 <text:s/>0 <text:s/>0 <text:s/>0 <text:s/>0 <text:s/>1 <text:s/>2 <text:s/>0 <text:s text:c="5"/>N</text:p>
      <text:p text:style-name="P8">108 <text:s text:c="4"/>0 <text:s text:c="2"/>13 <text:s text:c="3"/>39 <text:s text:c="3"/>52 <text:s text:c="2"/>38.59 <text:s/>4.13 <text:s/>NA <text:s/>446.3 <text:s/>0 <text:s/>0 <text:s/>0 <text:s/>0 <text:s/>0 NA <text:s/>0 <text:s text:c="5"/>N</text:p>
      <text:p text:style-name="P8">110 <text:s text:c="4"/>0 <text:s text:c="2"/>12 <text:s text:c="3"/>NA <text:s text:c="3"/>NA <text:s text:c="2"/>41.74 <text:s/>4.91 2.4 <text:s/>110.3 <text:s/>0 NA NA <text:s/>0 <text:s/>0 <text:s/>1 <text:s/>0 <text:s text:c="5"/>N</text:p>
      <text:p text:style-name="P8">111 <text:s text:c="4"/>0 <text:s text:c="2"/>32 <text:s text:c="3"/>NA <text:s text:c="3"/>NA <text:s text:c="2"/>65.23 13.71 4.6 <text:s/>685.5 <text:s/>0 NA NA <text:s/>0 <text:s/>1 <text:s/>2 <text:s/>1 <text:s text:c="5"/>N</text:p>
      <text:p text:style-name="P8">112 <text:s text:c="4"/>0 <text:s/>231 <text:s text:c="3"/>NA <text:s text:c="3"/>NA <text:s text:c="2"/>42.42 <text:s/>6.07 2.7 <text:s/>210.5 <text:s/>1 NA NA <text:s/>0 <text:s/>0 <text:s/>1 <text:s/>0 <text:s text:c="5"/>N</text:p>
      <text:p text:style-name="P8">115 <text:s text:c="4"/>0 <text:s text:c="3"/>9 <text:s text:c="4"/>0 <text:s text:c="4"/>0 <text:s text:c="2"/>44.05 <text:s/>5.45 4.0 <text:s/>585.8 <text:s/>0 <text:s/>0 <text:s/>0 <text:s/>0 <text:s/>0 <text:s/>2 <text:s/>1 <text:s text:c="5"/>N</text:p>
      <text:p text:style-name="P8">116 <text:s text:c="4"/>0 <text:s text:c="2"/>33 <text:s text:c="3"/>NA <text:s text:c="2"/>132 <text:s text:c="2"/>50.34 <text:s/>7.91 6.8 1540.8 <text:s/>0 NA <text:s/>0 <text:s/>0 <text:s/>0 <text:s/>2 <text:s/>1 <text:s text:c="5"/>N</text:p>
      <text:p text:style-name="P8">121 <text:s text:c="4"/>0 <text:s text:c="2"/>15 <text:s text:c="3"/>45 <text:s text:c="3"/>60 <text:s text:c="2"/>38.36 <text:s/>4.12 <text:s/>NA <text:s/>132.9 <text:s/>0 <text:s/>0 <text:s/>0 <text:s/>0 <text:s/>0 NA <text:s/>0 <text:s text:c="5"/>N</text:p>
      <text:p text:style-name="P8">135 <text:s text:c="4"/>0 <text:s/>134 <text:s text:c="2"/>134 <text:s text:c="2"/>134 <text:s text:c="2"/>36.99 <text:s/>4.31 <text:s/>NA <text:s text:c="4"/>NA <text:s/>1 <text:s/>0 <text:s/>0 <text:s/>0 <text:s/>0 NA NA <text:s text:c="5"/>N</text:p>
      <text:p text:style-name="P8">137 <text:s text:c="4"/>0 <text:s text:c="2"/>20 <text:s text:c="3"/>20 <text:s text:c="3"/>20 <text:s text:c="2"/>34.84 <text:s/>3.35 <text:s/>NA <text:s text:c="4"/>NA <text:s/>0 <text:s/>0 <text:s/>0 <text:s/>0 <text:s/>0 NA NA <text:s text:c="5"/>N</text:p>
      <text:p text:style-name="P8">138 <text:s text:c="4"/>0 <text:s text:c="2"/>10 <text:s text:c="3"/>30 <text:s text:c="3"/>40 <text:s text:c="2"/>65.67 13.05 3.4 <text:s/>720.4 <text:s/>0 <text:s/>0 <text:s/>0 <text:s/>0 <text:s/>1 <text:s/>1 <text:s/>1 <text:s text:c="5"/>N</text:p>
      <text:p text:style-name="P8">139 <text:s text:c="4"/>0 <text:s text:c="3"/>7 <text:s text:c="4"/>0 <text:s text:c="4"/>0 <text:s text:c="2"/>29.33 <text:s/>2.11 3.2 <text:s/>482.3 <text:s/>0 <text:s/>0 <text:s/>0 <text:s/>0 <text:s/>0 <text:s/>1 <text:s/>0 <text:s text:c="5"/>N</text:p>
      <text:p text:style-name="P8"><text:soft-page-break/>142 <text:s text:c="4"/>0 <text:s text:c="2"/>13 <text:s text:c="3"/>13 <text:s text:c="3"/>13 <text:s text:c="2"/>38.06 90.14 3.4 <text:s/>366.7 <text:s/>0 <text:s/>0 <text:s/>0 <text:s/>0 <text:s/>1 <text:s/>1 <text:s/>0 <text:s text:c="5"/>N</text:p>
      <text:p text:style-name="P8">143 <text:s text:c="4"/>0 <text:s text:c="2"/>57 <text:s text:c="3"/>57 <text:s text:c="3"/>NA <text:s text:c="2"/>88.64 98.29 4.1 <text:s/>763.2 <text:s/>1 <text:s/>0 NA <text:s/>1 <text:s/>1 <text:s/>2 <text:s/>1 <text:s text:c="5"/>N</text:p>
      <text:p text:style-name="P8">144 <text:s text:c="4"/>0 <text:s text:c="3"/>7 <text:s text:c="4"/>7 <text:s text:c="3"/>NA <text:s text:c="2"/>36.32 <text:s/>3.46 <text:s/>NA <text:s text:c="4"/>NA <text:s/>0 <text:s/>0 NA <text:s/>0 <text:s/>0 NA NA <text:s text:c="5"/>N</text:p>
      <text:p text:style-name="P8">151 <text:s text:c="4"/>0 <text:s text:c="2"/>29 <text:s text:c="3"/>NA <text:s text:c="3"/>NA <text:s text:c="2"/>46.30 <text:s/>6.53 2.1 <text:s/>114.5 <text:s/>0 NA NA <text:s/>0 <text:s/>0 <text:s/>1 <text:s/>0 <text:s text:c="5"/>N</text:p>
      <text:p text:style-name="P8">152 <text:s text:c="4"/>0 <text:s text:c="2"/>NA <text:s text:c="3"/>NA <text:s text:c="3"/>NA <text:s text:c="2"/>38.27 <text:s text:c="3"/>NA <text:s/>NA <text:s text:c="4"/>NA NA NA NA <text:s/>0 NA NA NA <text:s text:c="5"/>N</text:p>
      <text:p text:style-name="P8">153 <text:s text:c="4"/>0 <text:s text:c="2"/>12 <text:s text:c="3"/>NA <text:s text:c="3"/>NA <text:s text:c="2"/>32.81 <text:s/>2.83 <text:s/>NA <text:s text:c="4"/>NA <text:s/>0 NA NA <text:s/>0 <text:s/>0 NA NA <text:s text:c="5"/>N</text:p>
      <text:p text:style-name="P8">157 <text:s text:c="4"/>0 <text:s text:c="2"/>62 <text:s text:c="3"/>62 <text:s text:c="3"/>62 <text:s/>193.50 68.78 <text:s/>NA 1336.6 <text:s/>1 <text:s/>0 <text:s/>0 <text:s/>1 <text:s/>1 NA <text:s/>1 <text:s text:c="5"/>Y</text:p>
      <text:p text:style-name="P8">162 <text:s text:c="4"/>0 9743 29229 38972 1017.00 99.37 3.4 8401.0 <text:s/>1 <text:s/>1 <text:s/>1 <text:s/>1 <text:s/>1 <text:s/>1 <text:s/>1 <text:s text:c="5"/>Y</text:p>
      <text:p text:style-name="P8">166 <text:s text:c="4"/>0 <text:s text:c="2"/>55 <text:s text:c="3"/>55 <text:s text:c="3"/>55 <text:s text:c="2"/>52.04 <text:s/>8.76 4.0 1584.8 <text:s/>1 <text:s/>0 <text:s/>0 <text:s/>0 <text:s/>0 <text:s/>2 <text:s/>1 <text:s text:c="5"/>Y</text:p>
      <text:p text:style-name="P8">167 <text:s text:c="4"/>0 <text:s/>257 <text:s text:c="2"/>771 <text:s text:c="3"/>NA <text:s/>255.80 82.39 3.3 2667.2 <text:s/>1 <text:s/>1 NA <text:s/>1 <text:s/>1 <text:s/>1 <text:s/>1 <text:s text:c="5"/>Y</text:p>
      <text:p text:style-name="P8">169 <text:s text:c="4"/>0 1016 <text:s/>3048 <text:s/>4064 <text:s/>293.80 87.64 5.0 <text:s text:c="4"/>NA <text:s/>1 <text:s/>1 <text:s/>1 <text:s/>1 <text:s/>1 <text:s/>2 NA <text:s text:c="5"/>Y</text:p>
      <text:p text:style-name="P8">172 <text:s text:c="4"/>0 <text:s text:c="2"/>10 <text:s text:c="4"/>0 <text:s text:c="4"/>0 <text:s text:c="2"/>50.88 <text:s/>7.56 <text:s/>NA <text:s/>384.2 <text:s/>0 <text:s/>0 <text:s/>0 <text:s/>0 <text:s/>0 NA <text:s/>0 <text:s text:c="5"/>Y</text:p>
      <text:p text:style-name="P8">175 <text:s text:c="4"/>0 1033 <text:s text:c="3"/>NA <text:s text:c="3"/>NA <text:s/>521.00 96.52 2.8 1037.6 <text:s/>1 NA NA <text:s/>1 <text:s/>1 <text:s/>1 <text:s/>1 <text:s text:c="5"/>Y</text:p>
      <text:p text:style-name="P8">178 <text:s text:c="4"/>0 1747 <text:s text:c="3"/>NA <text:s text:c="3"/>NA <text:s/>744.60 98.53 6.0 2470.2 <text:s/>1 NA NA <text:s/>1 <text:s/>1 <text:s/>2 <text:s/>1 <text:s text:c="5"/>Y</text:p>
      <text:p text:style-name="P8">181 <text:s text:c="4"/>0 1052 <text:s text:c="3"/>NA <text:s text:c="3"/>NA <text:s/>235.50 80.76 4.6 <text:s text:c="4"/>NA <text:s/>1 NA NA <text:s/>1 <text:s/>1 <text:s/>2 NA <text:s text:c="5"/>Y</text:p>
      <text:p text:style-name="P8">184 <text:s text:c="4"/>0 <text:s text:c="2"/>34 <text:s text:c="2"/>102 <text:s text:c="2"/>136 <text:s text:c="2"/>36.92 <text:s/>3.95 3.2 <text:s/>695.2 <text:s/>0 <text:s/>0 <text:s/>0 <text:s/>0 <text:s/>0 <text:s/>1 <text:s/>1 <text:s text:c="5"/>Y</text:p>
      <text:p text:style-name="P9"><text:s/><text:span text:style-name="T6">[ reached 'max' / getOption("max.print") -- omitted 34 rows ]</text:span></text:p>
      <text:p text:style-name="P7"><text:span text:style-name="T5">&gt; DT_ModelY0 &lt;- rpart(Target~Y1+Y2+Y3+Y4+Y5+Y6+Y7+Group,data=data2)</text:span></text:p>
      <text:p text:style-name="P7"><text:span text:style-name="T5">&gt; print(DT_ModelY0)</text:span></text:p>
      <text:p text:style-name="P4">n= 96 </text:p>
      <text:p text:style-name="P6"/>
      <text:p text:style-name="P8">node), split, n, loss, yval, (yprob)</text:p>
      <text:p text:style-name="P9"><text:s text:c="6"/><text:span text:style-name="T6">* denotes terminal node</text:span></text:p>
      <text:p text:style-name="P6"/>
      <text:p text:style-name="P8">1) root 96 44 N (0.5416667 0.4583333) <text:s/></text:p>
      <text:p text:style-name="P9"><text:s text:c="2"/><text:span text:style-name="T6">2) Y4&lt; 0.5 68 22 N (0.6764706 0.3235294) *</text:span></text:p>
      <text:p text:style-name="P9"><text:s text:c="2"/><text:span text:style-name="T6">3) Y4&gt;=0.5 28 <text:s/>6 Y (0.2142857 0.7857143) *</text:span></text:p>
      <text:p text:style-name="P7"><text:span text:style-name="T5">&gt; plot(as.party(DT_ModelY0))</text:span></text:p>
      <text:p text:style-name="P7"><text:span text:style-name="T5">&gt; data2 = data1[data1$Group==1,]</text:span></text:p>
      <text:p text:style-name="P7"><text:span text:style-name="T5">&gt; data2</text:span></text:p>
      <text:p text:style-name="P5"><text:s text:c="3"/><text:span text:style-name="T6">Group <text:s text:c="2"/>X1 <text:s text:c="3"/>X2 <text:s text:c="3"/>X3 <text:s text:c="4"/>X4 <text:s text:c="3"/>X5 <text:s/>X6 <text:s text:c="4"/>X7 Y1 Y2 Y3 Y4 Y5 Y6 Y7 Target</text:span></text:p>
      <text:p text:style-name="P8">2 <text:s text:c="5"/>1 <text:s text:c="2"/>74 <text:s text:c="3"/>NA <text:s text:c="3"/>NA 812.50 <text:s/>0.88 4.1 <text:s/>406.6 <text:s/>1 NA NA <text:s/>1 <text:s/>0 <text:s/>2 <text:s/>0 <text:s text:c="5"/>N</text:p>
      <text:p text:style-name="P8">3 <text:s text:c="5"/>1 <text:s text:c="2"/>58 <text:s text:c="4"/>0 <text:s text:c="4"/>0 <text:s/>87.71 <text:s/>0.39 4.7 <text:s/>946.1 <text:s/>1 <text:s/>0 <text:s/>0 <text:s/>1 <text:s/>0 <text:s/>2 <text:s/>1 <text:s text:c="5"/>N</text:p>
      <text:p text:style-name="P8">5 <text:s text:c="5"/>1 <text:s text:c="2"/>15 <text:s text:c="3"/>45 <text:s text:c="3"/>60 <text:s/>75.24 16.60 3.6 1019.4 <text:s/>0 <text:s/>0 <text:s/>0 <text:s/>1 <text:s/>0 <text:s/>2 <text:s/>1 <text:s text:c="5"/>N</text:p>
      <text:p text:style-name="P8">7 <text:s text:c="5"/>1 <text:s text:c="2"/>23 <text:s text:c="3"/>69 <text:s text:c="3"/>92 <text:s/>47.27 <text:s/>0.14 7.1 2682.6 <text:s/>0 <text:s/>0 <text:s/>0 <text:s/>0 <text:s/>0 <text:s/>2 <text:s/>1 <text:s text:c="5"/>N</text:p>
      <text:p text:style-name="P8">8 <text:s text:c="5"/>1 <text:s text:c="2"/>14 <text:s text:c="2"/>126 <text:s text:c="2"/>224 <text:s/>45.44 <text:s/>0.10 2.4 <text:s/>238.0 <text:s/>0 <text:s/>0 <text:s/>0 <text:s/>0 <text:s/>0 <text:s/>1 <text:s/>0 <text:s text:c="5"/>N</text:p>
      <text:p text:style-name="P8">11 <text:s text:c="4"/>1 <text:s text:c="3"/>8 <text:s text:c="3"/>24 <text:s text:c="3"/>32 <text:s/>50.95 <text:s/>7.73 2.6 <text:s/>235.2 <text:s/>0 <text:s/>0 <text:s/>0 <text:s/>0 <text:s/>0 <text:s/>1 <text:s/>0 <text:s text:c="5"/>N</text:p>
      <text:p text:style-name="P8">13 <text:s text:c="4"/>1 <text:s text:c="2"/>19 <text:s text:c="3"/>NA <text:s text:c="3"/>NA 265.90 <text:s/>0.47 3.2 <text:s/>197.4 <text:s/>0 NA NA <text:s/>1 <text:s/>0 <text:s/>1 <text:s/>0 <text:s text:c="5"/>N</text:p>
      <text:p text:style-name="P8">14 <text:s text:c="4"/>1 <text:s text:c="2"/>11 <text:s text:c="3"/>33 <text:s text:c="3"/>44 <text:s/>76.10 <text:s/>0.14 3.5 <text:s/>455.0 <text:s/>0 <text:s/>0 <text:s/>0 <text:s/>1 <text:s/>0 <text:s/>1 <text:s/>0 <text:s text:c="5"/>N</text:p>
      <text:p text:style-name="P8">19 <text:s text:c="4"/>1 <text:s text:c="2"/>15 <text:s text:c="3"/>NA <text:s text:c="3"/>NA <text:s/>38.49 <text:s/>9.02 <text:s/>NA 1057.5 <text:s/>0 NA NA <text:s/>0 <text:s/>0 NA <text:s/>1 <text:s text:c="5"/>N</text:p>
      <text:p text:style-name="P8">20 <text:s text:c="4"/>1 <text:s text:c="2"/>11 <text:s text:c="3"/>99 <text:s text:c="2"/>176 <text:s/>68.19 12.53 4.0 <text:s/>500.5 <text:s/>0 <text:s/>0 <text:s/>0 <text:s/>0 <text:s/>0 <text:s/>2 <text:s/>1 <text:s text:c="5"/>N</text:p>
      <text:p text:style-name="P8">21 <text:s text:c="4"/>1 <text:s text:c="2"/>71 <text:s text:c="2"/>213 <text:s text:c="2"/>284 181.30 60.79 3.5 <text:s/>486.9 <text:s/>1 <text:s/>0 <text:s/>1 <text:s/>1 <text:s/>1 <text:s/>1 <text:s/>0 <text:s text:c="5"/>N</text:p>
      <text:p text:style-name="P8">22 <text:s text:c="4"/>1 <text:s text:c="2"/>14 <text:s text:c="4"/>0 <text:s text:c="4"/>0 132.20 25.38 2.3 <text:s/>256.6 <text:s/>0 <text:s/>0 <text:s/>0 <text:s/>1 <text:s/>0 <text:s/>1 <text:s/>0 <text:s text:c="5"/>N</text:p>
      <text:p text:style-name="P8">23 <text:s text:c="4"/>1 <text:s/>451 <text:s/>4059 <text:s/>7216 <text:s/>73.92 70.24 3.7 1122.6 <text:s/>1 <text:s/>1 <text:s/>1 <text:s/>1 <text:s/>1 <text:s/>2 <text:s/>1 <text:s text:c="5"/>N</text:p>
      <text:p text:style-name="P8">25 <text:s text:c="4"/>1 <text:s text:c="2"/>25 <text:s text:c="2"/>225 <text:s text:c="2"/>400 <text:s/>54.10 17.03 3.6 2879.9 <text:s/>0 <text:s/>0 <text:s/>1 <text:s/>0 <text:s/>0 <text:s/>2 <text:s/>1 <text:s text:c="5"/>N</text:p>
      <text:p text:style-name="P8">26 <text:s text:c="4"/>1 <text:s text:c="2"/>10 <text:s text:c="3"/>30 <text:s text:c="3"/>40 <text:s/>55.37 <text:s/>9.71 <text:s/>NA <text:s/>674.1 <text:s/>0 <text:s/>0 <text:s/>0 <text:s/>0 <text:s/>0 NA <text:s/>1 <text:s text:c="5"/>N</text:p>
      <text:p text:style-name="P8">27 <text:s text:c="4"/>1 <text:s text:c="2"/>19 <text:s text:c="2"/>171 <text:s text:c="2"/>304 <text:s/>61.22 16.04 3.5 <text:s/>243.1 <text:s/>0 <text:s/>0 <text:s/>1 <text:s/>0 <text:s/>0 <text:s/>1 <text:s/>0 <text:s text:c="5"/>N</text:p>
      <text:p text:style-name="P8">29 <text:s text:c="4"/>1 <text:s text:c="3"/>5 <text:s text:c="4"/>0 <text:s text:c="4"/>0 <text:s/>58.49 <text:s/>6.41 2.9 <text:s/>499.3 <text:s/>0 <text:s/>0 <text:s/>0 <text:s/>0 <text:s/>0 <text:s/>1 <text:s/>0 <text:s text:c="5"/>N</text:p>
      <text:p text:style-name="P8">30 <text:s text:c="4"/>1 <text:s text:c="2"/>37 <text:s text:c="3"/>NA <text:s text:c="3"/>NA <text:s/>76.82 28.26 1.1 <text:s/>787.2 <text:s/>1 NA NA <text:s/>1 <text:s/>0 <text:s/>0 <text:s/>1 <text:s text:c="5"/>N</text:p>
      <text:p text:style-name="P8">35 <text:s text:c="4"/>1 <text:s text:c="3"/>6 <text:s text:c="3"/>18 <text:s text:c="3"/>24 <text:s/>93.51 11.32 <text:s/>NA <text:s/>745.1 <text:s/>0 <text:s/>0 <text:s/>0 <text:s/>1 <text:s/>0 NA <text:s/>1 <text:s text:c="5"/>N</text:p>
      <text:p text:style-name="P8">36 <text:s text:c="4"/>1 <text:s text:c="3"/>8 <text:s text:c="3"/>NA <text:s text:c="2"/>128 <text:s/>40.62 <text:s/>6.21 2.7 <text:s/>175.6 <text:s/>0 NA <text:s/>0 <text:s/>0 <text:s/>0 <text:s/>1 <text:s/>0 <text:s text:c="5"/>N</text:p>
      <text:p text:style-name="P8">38 <text:s text:c="4"/>1 <text:s text:c="3"/>6 <text:s text:c="3"/>18 <text:s text:c="3"/>24 <text:s/>51.20 <text:s/>6.38 <text:s/>NA <text:s/>702.3 <text:s/>0 <text:s/>0 <text:s/>0 <text:s/>0 <text:s/>0 NA <text:s/>1 <text:s text:c="5"/>N</text:p>
      <text:p text:style-name="P8">39 <text:s text:c="4"/>1 <text:s text:c="2"/>41 <text:s text:c="2"/>369 <text:s text:c="2"/>656 <text:s/>79.81 30.64 3.7 1166.4 <text:s/>1 <text:s/>1 <text:s/>1 <text:s/>1 <text:s/>1 <text:s/>2 <text:s/>1 <text:s text:c="5"/>N</text:p>
      <text:p text:style-name="P8">40 <text:s text:c="4"/>1 <text:s text:c="2"/>11 <text:s text:c="3"/>33 <text:s text:c="3"/>44 <text:s/>61.44 11.39 <text:s/>NA <text:s/>460.5 <text:s/>0 <text:s/>0 <text:s/>0 <text:s/>0 <text:s/>0 NA <text:s/>0 <text:s text:c="5"/>N</text:p>
      <text:p text:style-name="P8">41 <text:s text:c="4"/>1 <text:s text:c="2"/>51 <text:s text:c="2"/>459 <text:s text:c="2"/>816 <text:s/>52.59 25.15 2.6 <text:s/>365.6 <text:s/>1 <text:s/>1 <text:s/>1 <text:s/>0 <text:s/>0 <text:s/>1 <text:s/>0 <text:s text:c="5"/>N</text:p>
      <text:p text:style-name="P8">42 <text:s text:c="4"/>1 <text:s text:c="3"/>9 <text:s text:c="3"/>27 <text:s text:c="3"/>36 <text:s/>61.42 <text:s/>9.98 3.8 <text:s/>705.0 <text:s/>0 <text:s/>0 <text:s/>0 <text:s/>0 <text:s/>0 <text:s/>2 <text:s/>1 <text:s text:c="5"/>N</text:p>
      <text:p text:style-name="P8">43 <text:s text:c="4"/>1 <text:s text:c="2"/>16 <text:s text:c="4"/>0 <text:s text:c="4"/>0 <text:s/>97.62 21.48 <text:s/>NA 1061.6 <text:s/>0 <text:s/>0 <text:s/>0 <text:s/>1 <text:s/>0 NA <text:s/>1 <text:s text:c="5"/>N</text:p>
      <text:p text:style-name="P8">44 <text:s text:c="4"/>1 <text:s text:c="2"/>17 <text:s text:c="2"/>153 <text:s text:c="2"/>272 <text:s/>81.22 19.11 3.2 <text:s/>355.4 <text:s/>0 <text:s/>0 <text:s/>1 <text:s/>1 <text:s/>0 <text:s/>1 <text:s/>0 <text:s text:c="5"/>N</text:p>
      <text:p text:style-name="P8">45 <text:s text:c="4"/>1 <text:s text:c="2"/>17 <text:s text:c="4"/>0 <text:s text:c="4"/>0 <text:s/>47.95 12.01 3.7 <text:s/>239.0 <text:s/>0 <text:s/>0 <text:s/>0 <text:s/>0 <text:s/>0 <text:s/>2 <text:s/>0 <text:s text:c="5"/>N</text:p>
      <text:p text:style-name="P8">46 <text:s text:c="4"/>1 <text:s text:c="3"/>6 <text:s text:c="3"/>18 <text:s text:c="3"/>24 <text:s/>77.05 <text:s/>9.45 3.5 <text:s/>198.6 <text:s/>0 <text:s/>0 <text:s/>0 <text:s/>1 <text:s/>0 <text:s/>1 <text:s/>0 <text:s text:c="5"/>N</text:p>
      <text:p text:style-name="P8">47 <text:s text:c="4"/>1 <text:s text:c="2"/>31 <text:s text:c="3"/>93 <text:s text:c="2"/>124 <text:s/>61.91 21.66 4.1 <text:s/>508.9 <text:s/>0 <text:s/>0 <text:s/>0 <text:s/>0 <text:s/>0 <text:s/>2 <text:s/>1 <text:s text:c="5"/>N</text:p>
      <text:p text:style-name="P8">48 <text:s text:c="4"/>1 <text:s text:c="3"/>5 <text:s text:c="3"/>NA <text:s text:c="3"/>NA <text:s/>49.87 <text:s/>5.45 <text:s/>NA 1147.3 <text:s/>0 NA NA <text:s/>0 <text:s/>0 NA <text:s/>1 <text:s text:c="5"/>N</text:p>
      <text:p text:style-name="P8">49 <text:s text:c="4"/>1 <text:s text:c="2"/>11 <text:s text:c="3"/>NA <text:s text:c="3"/>NA <text:s/>80.74 14.58 4.5 1450.6 <text:s/>0 NA NA <text:s/>1 <text:s/>0 <text:s/>2 <text:s/>1 <text:s text:c="5"/>N</text:p>
      <text:p text:style-name="P8">50 <text:s text:c="4"/>1 <text:s text:c="2"/>22 <text:s text:c="2"/>198 <text:s text:c="2"/>352 <text:s/>66.68 18.86 2.7 <text:s/>162.6 <text:s/>0 <text:s/>0 <text:s/>1 <text:s/>0 <text:s/>0 <text:s/>1 <text:s/>0 <text:s text:c="5"/>N</text:p>
      <text:p text:style-name="P8">51 <text:s text:c="4"/>1 <text:s text:c="2"/>13 <text:s text:c="3"/>NA <text:s text:c="3"/>NA <text:s/>92.82 18.23 <text:s/>NA <text:s text:c="4"/>NA <text:s/>0 NA NA <text:s/>1 <text:s/>0 NA NA <text:s text:c="5"/>N</text:p>
      <text:p text:style-name="P8">52 <text:s text:c="4"/>1 <text:s text:c="2"/>24 <text:s text:c="3"/>NA <text:s text:c="3"/>NA <text:s/>74.58 21.77 <text:s/>NA <text:s/>608.7 <text:s/>0 NA NA <text:s/>1 <text:s/>0 NA <text:s/>1 <text:s text:c="5"/>N</text:p>
      <text:p text:style-name="P8">53 <text:s text:c="4"/>1 <text:s text:c="2"/>27 <text:s text:c="2"/>243 <text:s text:c="2"/>432 <text:s/>59.71 19.40 4.2 <text:s/>951.6 <text:s/>0 <text:s/>0 <text:s/>1 <text:s/>0 <text:s/>0 <text:s/>2 <text:s/>1 <text:s text:c="5"/>N</text:p>
      <text:p text:style-name="P8">54 <text:s text:c="4"/>1 <text:s text:c="2"/>16 <text:s text:c="3"/>48 <text:s text:c="3"/>64 <text:s/>42.46 10.32 3.0 <text:s/>152.9 <text:s/>0 <text:s/>0 <text:s/>0 <text:s/>0 <text:s/>0 <text:s/>1 <text:s/>0 <text:s text:c="5"/>N</text:p>
      <text:p text:style-name="P8">55 <text:s text:c="4"/>1 <text:s/>744 <text:s text:c="3"/>NA <text:s text:c="3"/>NA <text:s/>49.04 68.96 5.0 2228.4 <text:s/>1 NA NA <text:s/>0 <text:s/>1 <text:s/>2 <text:s/>1 <text:s text:c="5"/>N</text:p>
      <text:p text:style-name="P8"><text:soft-page-break/>57 <text:s text:c="4"/>1 <text:s text:c="3"/>8 <text:s text:c="3"/>24 <text:s text:c="3"/>32 <text:s/>21.82 <text:s/>3.35 3.3 <text:s/>503.2 <text:s/>0 <text:s/>0 <text:s/>0 <text:s/>0 <text:s/>0 <text:s/>1 <text:s/>1 <text:s text:c="5"/>N</text:p>
      <text:p text:style-name="P8">58 <text:s text:c="4"/>1 <text:s text:c="2"/>12 <text:s text:c="3"/>NA <text:s text:c="3"/>NA <text:s/>41.78 <text:s/>8.40 4.4 <text:s/>380.3 <text:s/>0 NA NA <text:s/>0 <text:s/>0 <text:s/>2 <text:s/>0 <text:s text:c="5"/>N</text:p>
      <text:p text:style-name="P8">59 <text:s text:c="4"/>1 <text:s text:c="2"/>16 <text:s text:c="3"/>NA <text:s text:c="3"/>NA <text:s/>44.23 10.72 <text:s/>NA <text:s/>197.1 <text:s/>0 NA NA <text:s/>0 <text:s/>0 NA <text:s/>0 <text:s text:c="5"/>N</text:p>
      <text:p text:style-name="P8">61 <text:s text:c="4"/>1 <text:s/>174 <text:s text:c="3"/>NA <text:s text:c="3"/>NA <text:s/>49.68 43.74 3.1 <text:s/>464.4 <text:s/>1 NA NA <text:s/>0 <text:s/>1 <text:s/>1 <text:s/>0 <text:s text:c="5"/>N</text:p>
      <text:p text:style-name="P8">62 <text:s text:c="4"/>1 <text:s text:c="2"/>70 <text:s text:c="3"/>NA <text:s text:c="3"/>NA <text:s/>56.45 31.32 2.7 <text:s/>203.8 <text:s/>1 NA NA <text:s/>0 <text:s/>1 <text:s/>1 <text:s/>0 <text:s text:c="5"/>N</text:p>
      <text:p text:style-name="P8">63 <text:s text:c="4"/>1 <text:s text:c="2"/>96 <text:s text:c="3"/>NA <text:s text:c="3"/>NA 106.10 52.55 2.9 <text:s/>346.5 <text:s/>1 NA NA <text:s/>1 <text:s/>1 <text:s/>1 <text:s/>0 <text:s text:c="5"/>N</text:p>
      <text:p text:style-name="P8">64 <text:s text:c="4"/>1 <text:s text:c="2"/>29 <text:s text:c="3"/>NA <text:s text:c="3"/>NA <text:s/>25.64 <text:s/>9.52 3.5 <text:s/>515.5 <text:s/>0 NA NA <text:s/>0 <text:s/>0 <text:s/>1 <text:s/>1 <text:s text:c="5"/>N</text:p>
      <text:p text:style-name="P8">66 <text:s text:c="4"/>1 <text:s text:c="2"/>22 <text:s text:c="3"/>NA <text:s text:c="3"/>NA <text:s/>57.94 16.72 <text:s/>NA <text:s/>592.1 <text:s/>0 NA NA <text:s/>0 <text:s/>0 NA <text:s/>1 <text:s text:c="5"/>N</text:p>
      <text:p text:style-name="P8">68 <text:s text:c="4"/>1 <text:s text:c="2"/>17 <text:s text:c="3"/>NA <text:s text:c="3"/>NA <text:s/>59.94 14.69 3.8 1104.1 <text:s/>0 NA NA <text:s/>0 <text:s/>0 <text:s/>2 <text:s/>1 <text:s text:c="5"/>N</text:p>
      <text:p text:style-name="P8">69 <text:s text:c="4"/>1 3100 27900 49600 <text:s/>65.62 89.53 6.4 1707.4 <text:s/>1 <text:s/>1 <text:s/>1 <text:s/>0 <text:s/>1 <text:s/>2 <text:s/>1 <text:s text:c="5"/>N</text:p>
      <text:p text:style-name="P8">71 <text:s text:c="4"/>1 <text:s text:c="2"/>21 <text:s text:c="3"/>NA <text:s text:c="3"/>NA <text:s/>49.89 14.24 3.3 <text:s/>419.2 <text:s/>0 NA NA <text:s/>0 <text:s/>0 <text:s/>1 <text:s/>0 <text:s text:c="5"/>N</text:p>
      <text:p text:style-name="P8">72 <text:s text:c="4"/>1 <text:s text:c="2"/>55 <text:s text:c="2"/>495 <text:s text:c="2"/>880 <text:s/>38.66 20.50 3.5 <text:s/>318.4 <text:s/>1 <text:s/>1 <text:s/>1 <text:s/>0 <text:s/>0 <text:s/>1 <text:s/>0 <text:s text:c="5"/>N</text:p>
      <text:p text:style-name="P8">73 <text:s text:c="4"/>1 <text:s text:c="2"/>13 <text:s text:c="3"/>NA <text:s text:c="3"/>NA <text:s/>49.20 10.33 2.4 <text:s/>298.0 <text:s/>0 NA NA <text:s/>0 <text:s/>0 <text:s/>1 <text:s/>0 <text:s text:c="5"/>N</text:p>
      <text:p text:style-name="P8">75 <text:s text:c="4"/>1 <text:s text:c="2"/>25 <text:s text:c="3"/>NA <text:s text:c="3"/>NA <text:s/>43.31 14.01 2.8 <text:s/>391.0 <text:s/>0 NA NA <text:s/>0 <text:s/>0 <text:s/>1 <text:s/>0 <text:s text:c="5"/>N</text:p>
      <text:p text:style-name="P8">78 <text:s text:c="4"/>1 <text:s text:c="2"/>12 <text:s text:c="2"/>108 <text:s text:c="2"/>192 <text:s/>83.97 15.93 3.1 <text:s/>551.0 <text:s/>0 <text:s/>0 <text:s/>0 <text:s/>1 <text:s/>0 <text:s/>1 <text:s/>1 <text:s text:c="5"/>N</text:p>
      <text:p text:style-name="P8">80 <text:s text:c="4"/>1 <text:s text:c="2"/>19 <text:s text:c="3"/>NA <text:s text:c="3"/>NA <text:s/>47.05 12.68 2.9 <text:s/>431.7 <text:s/>0 NA NA <text:s/>0 <text:s/>0 <text:s/>1 <text:s/>0 <text:s text:c="5"/>N</text:p>
      <text:p text:style-name="P8">81 <text:s text:c="4"/>1 <text:s/>824 <text:s text:c="3"/>NA <text:s text:c="3"/>NA 120.40 85.90 6.3 3648.4 <text:s/>1 NA NA <text:s/>1 <text:s/>1 <text:s/>2 <text:s/>1 <text:s text:c="5"/>N</text:p>
      <text:p text:style-name="P8">82 <text:s text:c="4"/>1 <text:s text:c="2"/>72 <text:s text:c="3"/>NA <text:s text:c="3"/>NA <text:s/>90.81 43.28 3.4 1382.6 <text:s/>1 NA NA <text:s/>1 <text:s/>1 <text:s/>1 <text:s/>1 <text:s text:c="5"/>N</text:p>
      <text:p text:style-name="P8">83 <text:s text:c="4"/>1 <text:s text:c="2"/>12 <text:s text:c="4"/>0 <text:s text:c="4"/>0 111.60 20.30 2.9 <text:s/>346.6 <text:s/>0 <text:s/>0 <text:s/>0 <text:s/>1 <text:s/>0 <text:s/>1 <text:s/>0 <text:s text:c="5"/>N</text:p>
      <text:p text:style-name="P8">86 <text:s text:c="4"/>1 <text:s text:c="2"/>22 <text:s text:c="3"/>NA <text:s text:c="3"/>NA <text:s/>77.75 21.42 3.0 <text:s/>382.9 <text:s/>0 NA NA <text:s/>1 <text:s/>0 <text:s/>1 <text:s/>0 <text:s text:c="5"/>N</text:p>
      <text:p text:style-name="P8">87 <text:s text:c="4"/>1 <text:s text:c="2"/>15 <text:s text:c="3"/>NA <text:s text:c="3"/>NA <text:s/>70.47 15.68 4.0 <text:s/>773.7 <text:s/>0 NA NA <text:s/>1 <text:s/>0 <text:s/>2 <text:s/>1 <text:s text:c="5"/>N</text:p>
      <text:p text:style-name="P8">89 <text:s text:c="4"/>1 <text:s text:c="2"/>20 <text:s text:c="2"/>180 <text:s text:c="2"/>320 <text:s/>52.58 14.48 2.8 <text:s/>315.1 <text:s/>0 <text:s/>0 <text:s/>1 <text:s/>0 <text:s/>0 <text:s/>1 <text:s/>0 <text:s text:c="5"/>N</text:p>
      <text:p text:style-name="P8">91 <text:s text:c="4"/>1 <text:s text:c="2"/>10 <text:s text:c="3"/>30 <text:s text:c="3"/>40 <text:s/>83.65 14.18 3.9 <text:s/>244.8 <text:s/>0 <text:s/>0 <text:s/>0 <text:s/>1 <text:s/>0 <text:s/>2 <text:s/>0 <text:s text:c="5"/>N</text:p>
      <text:p text:style-name="P8">92 <text:s text:c="4"/>1 <text:s text:c="2"/>18 <text:s text:c="3"/>NA <text:s text:c="3"/>NA 106.10 24.54 4.0 <text:s/>543.6 <text:s/>0 NA NA <text:s/>1 <text:s/>0 <text:s/>2 <text:s/>1 <text:s text:c="5"/>N</text:p>
      <text:p text:style-name="P9"><text:s/><text:span text:style-name="T6">[ reached 'max' / getOption("max.print") -- omitted 138 rows ]</text:span></text:p>
      <text:p text:style-name="P7"><text:span text:style-name="T5">&gt; DT_ModelX1 &lt;- rpart(Target~X1+X2+X3+X4+X5+X6+X7+Group,data=data2)</text:span></text:p>
      <text:p text:style-name="P7"><text:span text:style-name="T5">&gt; print(DT_ModelX1)</text:span></text:p>
      <text:p text:style-name="P4">n= 200 </text:p>
      <text:p text:style-name="P6"/>
      <text:p text:style-name="P8">node), split, n, loss, yval, (yprob)</text:p>
      <text:p text:style-name="P9"><text:s text:c="6"/><text:span text:style-name="T6">* denotes terminal node</text:span></text:p>
      <text:p text:style-name="P6"/>
      <text:p text:style-name="P9"><text:s/><text:span text:style-name="T6">1) root 200 98 N (0.51000000 0.49000000) <text:s/></text:span></text:p>
      <text:p text:style-name="P9"><text:s text:c="3"/><text:span text:style-name="T6">2) X4&lt; 97.875 117 30 N (0.74358974 0.25641026) <text:s/></text:span></text:p>
      <text:p text:style-name="P9"><text:s text:c="5"/><text:span text:style-name="T6">4) X1&lt; 34.5 80 14 N (0.82500000 0.17500000) <text:s/></text:span></text:p>
      <text:p text:style-name="P9"><text:s text:c="7"/><text:span text:style-name="T6">8) X6&lt; 4.25 69 <text:s/>8 N (0.88405797 0.11594203) *</text:span></text:p>
      <text:p text:style-name="P9"><text:s text:c="7"/><text:span text:style-name="T6">9) X6&gt;=4.25 11 <text:s/>5 Y (0.45454545 0.54545455) *</text:span></text:p>
      <text:p text:style-name="P9"><text:s text:c="5"/><text:span text:style-name="T6">5) X1&gt;=34.5 37 16 N (0.56756757 0.43243243) <text:s/></text:span></text:p>
      <text:p text:style-name="P9"><text:s text:c="6"/><text:span text:style-name="T6">10) X5&gt;=41.275 13 <text:s/>2 N (0.84615385 0.15384615) *</text:span></text:p>
      <text:p text:style-name="P9"><text:s text:c="6"/><text:span text:style-name="T6">11) X5&lt; 41.275 24 10 Y (0.41666667 0.58333333) <text:s/></text:span></text:p>
      <text:p text:style-name="P9"><text:s text:c="8"/><text:span text:style-name="T6">22) X6&lt; 3.9 11 <text:s/>3 N (0.72727273 0.27272727) *</text:span></text:p>
      <text:p text:style-name="P9"><text:s text:c="8"/><text:span text:style-name="T6">23) X6&gt;=3.9 13 <text:s/>2 Y (0.15384615 0.84615385) *</text:span></text:p>
      <text:p text:style-name="P9"><text:s text:c="3"/><text:span text:style-name="T6">3) X4&gt;=97.875 83 15 Y (0.18072289 0.81927711) <text:s/></text:span></text:p>
      <text:p text:style-name="P9"><text:s text:c="5"/><text:span text:style-name="T6">6) X7&lt; 605.4 14 <text:s/>4 N (0.71428571 0.28571429) *</text:span></text:p>
      <text:p text:style-name="P9"><text:s text:c="5"/><text:span text:style-name="T6">7) X7&gt;=605.4 69 <text:s/>5 Y (0.07246377 0.92753623) *</text:span></text:p>
      <text:p text:style-name="P7"><text:span text:style-name="T5">&gt; plot(as.party(DT_ModelX1))</text:span></text:p>
      <text:p text:style-name="P7"><text:span text:style-name="T5">&gt; data2 = data1[data1$Group==0,]</text:span></text:p>
      <text:p text:style-name="P7"><text:span text:style-name="T5">&gt; data2</text:span></text:p>
      <text:p text:style-name="P5"><text:s text:c="4"/><text:span text:style-name="T6">Group <text:s text:c="2"/>X1 <text:s text:c="3"/>X2 <text:s text:c="3"/>X3 <text:s text:c="5"/>X4 <text:s text:c="3"/>X5 <text:s/>X6 <text:s text:c="4"/>X7 Y1 Y2 Y3 Y4 Y5 Y6 Y7 Target</text:span></text:p>
      <text:p text:style-name="P8">1 <text:s text:c="6"/>0 <text:s/>460 <text:s text:c="2"/>460 <text:s text:c="2"/>460 <text:s text:c="2"/>50.21 <text:s/>9.15 2.3 <text:s/>273.6 <text:s/>1 <text:s/>1 <text:s/>1 <text:s/>0 <text:s/>0 <text:s/>1 <text:s/>0 <text:s text:c="5"/>N</text:p>
      <text:p text:style-name="P8">4 <text:s text:c="6"/>0 <text:s text:c="2"/>39 <text:s text:c="3"/>NA <text:s text:c="3"/>NA <text:s text:c="2"/>92.14 26.79 3.1 <text:s/>534.6 <text:s/>1 NA NA <text:s/>1 <text:s/>1 <text:s/>1 <text:s/>1 <text:s text:c="5"/>N</text:p>
      <text:p text:style-name="P8">6 <text:s text:c="6"/>0 <text:s text:c="2"/>47 <text:s text:c="2"/>141 <text:s text:c="2"/>188 <text:s text:c="2"/>58.36 11.10 2.6 <text:s/>643.6 <text:s/>1 <text:s/>0 <text:s/>0 <text:s/>0 <text:s/>0 <text:s/>1 <text:s/>1 <text:s text:c="5"/>N</text:p>
      <text:p text:style-name="P8">9 <text:s text:c="6"/>0 <text:s text:c="2"/>56 <text:s text:c="4"/>0 <text:s text:c="4"/>0 <text:s text:c="2"/>59.50 11.68 2.7 <text:s/>478.5 <text:s/>1 <text:s/>0 <text:s/>0 <text:s/>0 <text:s/>1 <text:s/>1 <text:s/>0 <text:s text:c="5"/>N</text:p>
      <text:p text:style-name="P8">10 <text:s text:c="5"/>0 <text:s text:c="2"/>40 <text:s text:c="2"/>120 <text:s text:c="2"/>160 <text:s text:c="2"/>65.57 14.02 2.6 <text:s/>189.4 <text:s/>1 <text:s/>0 <text:s/>0 <text:s/>0 <text:s/>1 <text:s/>1 <text:s/>0 <text:s text:c="5"/>N</text:p>
      <text:p text:style-name="P8">12 <text:s text:c="5"/>0 <text:s text:c="2"/>62 <text:s text:c="3"/>62 <text:s text:c="3"/>62 <text:s text:c="2"/>50.63 <text:s/>8.31 3.0 1009.0 <text:s/>1 <text:s/>0 <text:s/>0 <text:s/>0 <text:s/>0 <text:s/>1 <text:s/>1 <text:s text:c="5"/>N</text:p>
      <text:p text:style-name="P8">15 <text:s text:c="5"/>0 <text:s text:c="2"/>63 <text:s text:c="3"/>63 <text:s text:c="3"/>63 <text:s text:c="2"/>44.47 <text:s/>6.24 2.9 <text:s/>366.0 <text:s/>1 <text:s/>0 <text:s/>0 <text:s/>0 <text:s/>0 <text:s/>1 <text:s/>0 <text:s text:c="5"/>N</text:p>
      <text:p text:style-name="P8">16 <text:s text:c="5"/>0 <text:s/>178 <text:s text:c="2"/>534 <text:s text:c="2"/>712 <text:s text:c="2"/>53.49 <text:s/>9.94 <text:s/>NA <text:s/>179.3 <text:s/>1 <text:s/>1 <text:s/>1 <text:s/>0 <text:s/>0 NA <text:s/>0 <text:s text:c="5"/>N</text:p>
      <text:p text:style-name="P8">17 <text:s text:c="5"/>0 <text:s text:c="2"/>11 <text:s text:c="3"/>NA <text:s text:c="3"/>NA <text:s text:c="2"/>46.35 <text:s/>6.18 4.1 <text:s/>863.4 <text:s/>0 NA NA <text:s/>0 <text:s/>0 <text:s/>2 <text:s/>1 <text:s text:c="5"/>N</text:p>
      <text:p text:style-name="P8">18 <text:s text:c="5"/>0 <text:s text:c="2"/>12 <text:s text:c="3"/>NA <text:s text:c="3"/>NA <text:s text:c="2"/>43.78 <text:s/>5.47 <text:s/>NA <text:s/>231.5 <text:s/>0 NA NA <text:s/>0 <text:s/>0 NA <text:s/>0 <text:s text:c="5"/>N</text:p>
      <text:p text:style-name="P8">24 <text:s text:c="5"/>0 <text:s/>234 <text:s text:c="3"/>NA <text:s text:c="3"/>NA <text:s text:c="2"/>74.54 19.82 2.5 1493.0 <text:s/>1 NA NA <text:s/>1 <text:s/>1 <text:s/>1 <text:s/>1 <text:s text:c="5"/>N</text:p>
      <text:p text:style-name="P8">28 <text:s text:c="5"/>0 1123 <text:s/>3369 <text:s/>4492 <text:s text:c="2"/>55.33 11.83 3.2 1777.7 <text:s/>1 <text:s/>1 <text:s/>1 <text:s/>0 <text:s/>1 <text:s/>1 <text:s/>1 <text:s text:c="5"/>N</text:p>
      <text:p text:style-name="P8">31 <text:s text:c="5"/>0 <text:s text:c="2"/>63 <text:s text:c="3"/>63 <text:s text:c="3"/>63 <text:s text:c="2"/>41.94 <text:s/>5.48 3.1 <text:s/>209.3 <text:s/>1 <text:s/>0 <text:s/>0 <text:s/>0 <text:s/>0 <text:s/>1 <text:s/>0 <text:s text:c="5"/>N</text:p>
      <text:p text:style-name="P8">32 <text:s text:c="5"/>0 <text:s text:c="2"/>11 <text:s text:c="3"/>33 <text:s text:c="3"/>44 <text:s text:c="2"/>51.56 <text:s/>7.83 2.9 <text:s/>332.4 <text:s/>0 <text:s/>0 <text:s/>0 <text:s/>0 <text:s/>0 <text:s/>1 <text:s/>0 <text:s text:c="5"/>N</text:p>
      <text:p text:style-name="P8">33 <text:s text:c="5"/>0 <text:s text:c="2"/>39 <text:s text:c="3"/>39 <text:s text:c="3"/>39 <text:s text:c="2"/>40.58 <text:s/>4.94 <text:s/>NA <text:s/>271.7 <text:s/>1 <text:s/>0 <text:s/>0 <text:s/>0 <text:s/>0 NA <text:s/>0 <text:s text:c="5"/>N</text:p>
      <text:p text:style-name="P8">34 <text:s text:c="5"/>0 <text:s text:c="2"/>25 <text:s text:c="3"/>25 <text:s text:c="3"/>25 <text:s text:c="2"/>79.01 19.20 3.5 <text:s/>467.2 <text:s/>0 <text:s/>0 <text:s/>0 <text:s/>1 <text:s/>1 <text:s/>1 <text:s/>0 <text:s text:c="5"/>N</text:p>
      <text:p text:style-name="P8">37 <text:s text:c="5"/>0 <text:s text:c="3"/>8 <text:s text:c="3"/>NA <text:s text:c="3"/>NA <text:s text:c="2"/>64.65 12.48 <text:s/>NA 3959.6 <text:s/>0 NA NA <text:s/>0 <text:s/>1 NA <text:s/>1 <text:s text:c="5"/>N</text:p>
      <text:p text:style-name="P8">56 <text:s text:c="5"/>0 <text:s text:c="2"/>11 <text:s text:c="4"/>0 <text:s text:c="4"/>0 <text:s text:c="2"/>41.56 <text:s/>4.84 3.7 <text:s/>161.9 <text:s/>0 <text:s/>0 <text:s/>0 <text:s/>0 <text:s/>0 <text:s/>2 <text:s/>0 <text:s text:c="5"/>N</text:p>
      <text:p text:style-name="P8"><text:soft-page-break/>60 <text:s text:c="5"/>0 <text:s text:c="2"/>41 <text:s text:c="4"/>0 <text:s text:c="4"/>0 <text:s text:c="2"/>81.15 21.34 <text:s/>NA <text:s/>636.2 <text:s/>1 <text:s/>0 <text:s/>0 <text:s/>1 <text:s/>1 NA <text:s/>1 <text:s text:c="5"/>N</text:p>
      <text:p text:style-name="P8">65 <text:s text:c="5"/>0 <text:s text:c="2"/>60 <text:s text:c="3"/>60 <text:s text:c="3"/>60 <text:s text:c="2"/>58.79 11.43 <text:s/>NA <text:s/>221.2 <text:s/>1 <text:s/>0 <text:s/>0 <text:s/>0 <text:s/>1 NA <text:s/>0 <text:s text:c="5"/>N</text:p>
      <text:p text:style-name="P8">67 <text:s text:c="5"/>0 <text:s text:c="2"/>10 <text:s text:c="3"/>NA <text:s text:c="3"/>NA <text:s text:c="2"/>35.59 <text:s/>3.38 3.3 <text:s/>184.1 <text:s/>0 NA NA <text:s/>0 <text:s/>0 <text:s/>1 <text:s/>0 <text:s text:c="5"/>N</text:p>
      <text:p text:style-name="P8">70 <text:s text:c="5"/>0 <text:s text:c="2"/>11 <text:s text:c="3"/>NA <text:s text:c="3"/>NA <text:s text:c="2"/>40.68 <text:s/>4.61 3.4 <text:s/>448.0 <text:s/>0 NA NA <text:s/>0 <text:s/>0 <text:s/>1 <text:s/>0 <text:s text:c="5"/>N</text:p>
      <text:p text:style-name="P8">74 <text:s text:c="5"/>0 <text:s text:c="2"/>28 <text:s text:c="3"/>NA <text:s text:c="3"/>NA <text:s text:c="2"/>49.74 <text:s/>7.63 <text:s/>NA <text:s/>987.9 <text:s/>0 NA NA <text:s/>0 <text:s/>0 NA <text:s/>1 <text:s text:c="5"/>N</text:p>
      <text:p text:style-name="P8">76 <text:s text:c="5"/>0 <text:s text:c="2"/>23 <text:s text:c="3"/>NA <text:s text:c="3"/>NA <text:s text:c="2"/>47.27 <text:s/>6.74 3.9 <text:s/>240.9 <text:s/>0 NA NA <text:s/>0 <text:s/>0 <text:s/>2 <text:s/>0 <text:s text:c="5"/>N</text:p>
      <text:p text:style-name="P8">77 <text:s text:c="5"/>0 <text:s text:c="3"/>9 <text:s text:c="3"/>NA <text:s text:c="3"/>NA <text:s text:c="2"/>38.78 <text:s/>4.08 3.8 <text:s/>277.5 <text:s/>0 NA NA <text:s/>0 <text:s/>0 <text:s/>2 <text:s/>0 <text:s text:c="5"/>N</text:p>
      <text:p text:style-name="P8">79 <text:s text:c="5"/>0 <text:s/>435 <text:s/>1305 <text:s/>1740 <text:s text:c="2"/>50.17 <text:s/>9.10 3.5 5833.5 <text:s/>1 <text:s/>1 <text:s/>1 <text:s/>0 <text:s/>0 <text:s/>1 <text:s/>1 <text:s text:c="5"/>N</text:p>
      <text:p text:style-name="P8">84 <text:s text:c="5"/>0 <text:s text:c="2"/>12 <text:s text:c="3"/>12 <text:s text:c="3"/>12 <text:s text:c="2"/>36.79 <text:s/>3.68 <text:s/>NA <text:s/>307.7 <text:s/>0 <text:s/>0 <text:s/>0 <text:s/>0 <text:s/>0 NA <text:s/>0 <text:s text:c="5"/>N</text:p>
      <text:p text:style-name="P8">85 <text:s text:c="5"/>0 <text:s text:c="2"/>17 <text:s text:c="3"/>NA <text:s text:c="3"/>NA <text:s text:c="2"/>38.01 <text:s/>4.05 <text:s/>NA <text:s/>216.1 <text:s/>0 NA NA <text:s/>0 <text:s/>0 NA <text:s/>0 <text:s text:c="5"/>N</text:p>
      <text:p text:style-name="P8">88 <text:s text:c="5"/>0 <text:s text:c="2"/>24 <text:s text:c="3"/>NA <text:s text:c="3"/>NA <text:s text:c="2"/>47.00 <text:s/>6.68 3.9 <text:s/>922.2 <text:s/>0 NA NA <text:s/>0 <text:s/>0 <text:s/>2 <text:s/>1 <text:s text:c="5"/>N</text:p>
      <text:p text:style-name="P8">90 <text:s text:c="5"/>0 <text:s text:c="2"/>18 <text:s text:c="3"/>NA <text:s text:c="3"/>NA <text:s text:c="2"/>30.81 <text:s/>2.51 3.3 <text:s/>374.7 <text:s/>0 NA NA <text:s/>0 <text:s/>0 <text:s/>1 <text:s/>0 <text:s text:c="5"/>N</text:p>
      <text:p text:style-name="P8">93 <text:s text:c="5"/>0 <text:s text:c="3"/>8 <text:s text:c="3"/>24 <text:s text:c="3"/>32 <text:s text:c="2"/>30.87 <text:s/>2.40 3.8 <text:s/>316.1 <text:s/>0 <text:s/>0 <text:s/>0 <text:s/>0 <text:s/>0 <text:s/>2 <text:s/>0 <text:s text:c="5"/>N</text:p>
      <text:p text:style-name="P8">94 <text:s text:c="5"/>0 <text:s text:c="2"/>19 <text:s text:c="3"/>NA <text:s text:c="3"/>NA <text:s text:c="2"/>41.67 <text:s/>5.03 3.2 <text:s/>273.4 <text:s/>0 NA NA <text:s/>0 <text:s/>0 <text:s/>1 <text:s/>0 <text:s text:c="5"/>N</text:p>
      <text:p text:style-name="P8">97 <text:s text:c="5"/>0 <text:s text:c="3"/>8 <text:s text:c="4"/>8 <text:s text:c="4"/>8 <text:s text:c="2"/>61.43 11.21 2.7 <text:s/>455.9 <text:s/>0 <text:s/>0 <text:s/>0 <text:s/>0 <text:s/>0 <text:s/>1 <text:s/>0 <text:s text:c="5"/>N</text:p>
      <text:p text:style-name="P8">102 <text:s text:c="4"/>0 <text:s text:c="2"/>13 <text:s text:c="3"/>NA <text:s text:c="3"/>NA <text:s/>178.20 62.15 2.9 <text:s/>938.1 <text:s/>0 NA NA <text:s/>1 <text:s/>1 <text:s/>1 <text:s/>1 <text:s text:c="5"/>N</text:p>
      <text:p text:style-name="P8">103 <text:s text:c="4"/>0 <text:s text:c="2"/>21 <text:s text:c="3"/>63 <text:s text:c="3"/>84 <text:s text:c="2"/>61.30 11.78 3.9 <text:s/>500.0 <text:s/>0 <text:s/>0 <text:s/>0 <text:s/>0 <text:s/>1 <text:s/>2 <text:s/>0 <text:s text:c="5"/>N</text:p>
      <text:p text:style-name="P8">108 <text:s text:c="4"/>0 <text:s text:c="2"/>13 <text:s text:c="3"/>39 <text:s text:c="3"/>52 <text:s text:c="2"/>38.59 <text:s/>4.13 <text:s/>NA <text:s/>446.3 <text:s/>0 <text:s/>0 <text:s/>0 <text:s/>0 <text:s/>0 NA <text:s/>0 <text:s text:c="5"/>N</text:p>
      <text:p text:style-name="P8">110 <text:s text:c="4"/>0 <text:s text:c="2"/>12 <text:s text:c="3"/>NA <text:s text:c="3"/>NA <text:s text:c="2"/>41.74 <text:s/>4.91 2.4 <text:s/>110.3 <text:s/>0 NA NA <text:s/>0 <text:s/>0 <text:s/>1 <text:s/>0 <text:s text:c="5"/>N</text:p>
      <text:p text:style-name="P8">111 <text:s text:c="4"/>0 <text:s text:c="2"/>32 <text:s text:c="3"/>NA <text:s text:c="3"/>NA <text:s text:c="2"/>65.23 13.71 4.6 <text:s/>685.5 <text:s/>0 NA NA <text:s/>0 <text:s/>1 <text:s/>2 <text:s/>1 <text:s text:c="5"/>N</text:p>
      <text:p text:style-name="P8">112 <text:s text:c="4"/>0 <text:s/>231 <text:s text:c="3"/>NA <text:s text:c="3"/>NA <text:s text:c="2"/>42.42 <text:s/>6.07 2.7 <text:s/>210.5 <text:s/>1 NA NA <text:s/>0 <text:s/>0 <text:s/>1 <text:s/>0 <text:s text:c="5"/>N</text:p>
      <text:p text:style-name="P8">115 <text:s text:c="4"/>0 <text:s text:c="3"/>9 <text:s text:c="4"/>0 <text:s text:c="4"/>0 <text:s text:c="2"/>44.05 <text:s/>5.45 4.0 <text:s/>585.8 <text:s/>0 <text:s/>0 <text:s/>0 <text:s/>0 <text:s/>0 <text:s/>2 <text:s/>1 <text:s text:c="5"/>N</text:p>
      <text:p text:style-name="P8">116 <text:s text:c="4"/>0 <text:s text:c="2"/>33 <text:s text:c="3"/>NA <text:s text:c="2"/>132 <text:s text:c="2"/>50.34 <text:s/>7.91 6.8 1540.8 <text:s/>0 NA <text:s/>0 <text:s/>0 <text:s/>0 <text:s/>2 <text:s/>1 <text:s text:c="5"/>N</text:p>
      <text:p text:style-name="P8">121 <text:s text:c="4"/>0 <text:s text:c="2"/>15 <text:s text:c="3"/>45 <text:s text:c="3"/>60 <text:s text:c="2"/>38.36 <text:s/>4.12 <text:s/>NA <text:s/>132.9 <text:s/>0 <text:s/>0 <text:s/>0 <text:s/>0 <text:s/>0 NA <text:s/>0 <text:s text:c="5"/>N</text:p>
      <text:p text:style-name="P8">135 <text:s text:c="4"/>0 <text:s/>134 <text:s text:c="2"/>134 <text:s text:c="2"/>134 <text:s text:c="2"/>36.99 <text:s/>4.31 <text:s/>NA <text:s text:c="4"/>NA <text:s/>1 <text:s/>0 <text:s/>0 <text:s/>0 <text:s/>0 NA NA <text:s text:c="5"/>N</text:p>
      <text:p text:style-name="P8">137 <text:s text:c="4"/>0 <text:s text:c="2"/>20 <text:s text:c="3"/>20 <text:s text:c="3"/>20 <text:s text:c="2"/>34.84 <text:s/>3.35 <text:s/>NA <text:s text:c="4"/>NA <text:s/>0 <text:s/>0 <text:s/>0 <text:s/>0 <text:s/>0 NA NA <text:s text:c="5"/>N</text:p>
      <text:p text:style-name="P8">138 <text:s text:c="4"/>0 <text:s text:c="2"/>10 <text:s text:c="3"/>30 <text:s text:c="3"/>40 <text:s text:c="2"/>65.67 13.05 3.4 <text:s/>720.4 <text:s/>0 <text:s/>0 <text:s/>0 <text:s/>0 <text:s/>1 <text:s/>1 <text:s/>1 <text:s text:c="5"/>N</text:p>
      <text:p text:style-name="P8">139 <text:s text:c="4"/>0 <text:s text:c="3"/>7 <text:s text:c="4"/>0 <text:s text:c="4"/>0 <text:s text:c="2"/>29.33 <text:s/>2.11 3.2 <text:s/>482.3 <text:s/>0 <text:s/>0 <text:s/>0 <text:s/>0 <text:s/>0 <text:s/>1 <text:s/>0 <text:s text:c="5"/>N</text:p>
      <text:p text:style-name="P8">142 <text:s text:c="4"/>0 <text:s text:c="2"/>13 <text:s text:c="3"/>13 <text:s text:c="3"/>13 <text:s text:c="2"/>38.06 90.14 3.4 <text:s/>366.7 <text:s/>0 <text:s/>0 <text:s/>0 <text:s/>0 <text:s/>1 <text:s/>1 <text:s/>0 <text:s text:c="5"/>N</text:p>
      <text:p text:style-name="P8">143 <text:s text:c="4"/>0 <text:s text:c="2"/>57 <text:s text:c="3"/>57 <text:s text:c="3"/>NA <text:s text:c="2"/>88.64 98.29 4.1 <text:s/>763.2 <text:s/>1 <text:s/>0 NA <text:s/>1 <text:s/>1 <text:s/>2 <text:s/>1 <text:s text:c="5"/>N</text:p>
      <text:p text:style-name="P8">144 <text:s text:c="4"/>0 <text:s text:c="3"/>7 <text:s text:c="4"/>7 <text:s text:c="3"/>NA <text:s text:c="2"/>36.32 <text:s/>3.46 <text:s/>NA <text:s text:c="4"/>NA <text:s/>0 <text:s/>0 NA <text:s/>0 <text:s/>0 NA NA <text:s text:c="5"/>N</text:p>
      <text:p text:style-name="P8">151 <text:s text:c="4"/>0 <text:s text:c="2"/>29 <text:s text:c="3"/>NA <text:s text:c="3"/>NA <text:s text:c="2"/>46.30 <text:s/>6.53 2.1 <text:s/>114.5 <text:s/>0 NA NA <text:s/>0 <text:s/>0 <text:s/>1 <text:s/>0 <text:s text:c="5"/>N</text:p>
      <text:p text:style-name="P8">152 <text:s text:c="4"/>0 <text:s text:c="2"/>NA <text:s text:c="3"/>NA <text:s text:c="3"/>NA <text:s text:c="2"/>38.27 <text:s text:c="3"/>NA <text:s/>NA <text:s text:c="4"/>NA NA NA NA <text:s/>0 NA NA NA <text:s text:c="5"/>N</text:p>
      <text:p text:style-name="P8">153 <text:s text:c="4"/>0 <text:s text:c="2"/>12 <text:s text:c="3"/>NA <text:s text:c="3"/>NA <text:s text:c="2"/>32.81 <text:s/>2.83 <text:s/>NA <text:s text:c="4"/>NA <text:s/>0 NA NA <text:s/>0 <text:s/>0 NA NA <text:s text:c="5"/>N</text:p>
      <text:p text:style-name="P8">157 <text:s text:c="4"/>0 <text:s text:c="2"/>62 <text:s text:c="3"/>62 <text:s text:c="3"/>62 <text:s/>193.50 68.78 <text:s/>NA 1336.6 <text:s/>1 <text:s/>0 <text:s/>0 <text:s/>1 <text:s/>1 NA <text:s/>1 <text:s text:c="5"/>Y</text:p>
      <text:p text:style-name="P8">162 <text:s text:c="4"/>0 9743 29229 38972 1017.00 99.37 3.4 8401.0 <text:s/>1 <text:s/>1 <text:s/>1 <text:s/>1 <text:s/>1 <text:s/>1 <text:s/>1 <text:s text:c="5"/>Y</text:p>
      <text:p text:style-name="P8">166 <text:s text:c="4"/>0 <text:s text:c="2"/>55 <text:s text:c="3"/>55 <text:s text:c="3"/>55 <text:s text:c="2"/>52.04 <text:s/>8.76 4.0 1584.8 <text:s/>1 <text:s/>0 <text:s/>0 <text:s/>0 <text:s/>0 <text:s/>2 <text:s/>1 <text:s text:c="5"/>Y</text:p>
      <text:p text:style-name="P8">167 <text:s text:c="4"/>0 <text:s/>257 <text:s text:c="2"/>771 <text:s text:c="3"/>NA <text:s/>255.80 82.39 3.3 2667.2 <text:s/>1 <text:s/>1 NA <text:s/>1 <text:s/>1 <text:s/>1 <text:s/>1 <text:s text:c="5"/>Y</text:p>
      <text:p text:style-name="P8">169 <text:s text:c="4"/>0 1016 <text:s/>3048 <text:s/>4064 <text:s/>293.80 87.64 5.0 <text:s text:c="4"/>NA <text:s/>1 <text:s/>1 <text:s/>1 <text:s/>1 <text:s/>1 <text:s/>2 NA <text:s text:c="5"/>Y</text:p>
      <text:p text:style-name="P8">172 <text:s text:c="4"/>0 <text:s text:c="2"/>10 <text:s text:c="4"/>0 <text:s text:c="4"/>0 <text:s text:c="2"/>50.88 <text:s/>7.56 <text:s/>NA <text:s/>384.2 <text:s/>0 <text:s/>0 <text:s/>0 <text:s/>0 <text:s/>0 NA <text:s/>0 <text:s text:c="5"/>Y</text:p>
      <text:p text:style-name="P8">175 <text:s text:c="4"/>0 1033 <text:s text:c="3"/>NA <text:s text:c="3"/>NA <text:s/>521.00 96.52 2.8 1037.6 <text:s/>1 NA NA <text:s/>1 <text:s/>1 <text:s/>1 <text:s/>1 <text:s text:c="5"/>Y</text:p>
      <text:p text:style-name="P8">178 <text:s text:c="4"/>0 1747 <text:s text:c="3"/>NA <text:s text:c="3"/>NA <text:s/>744.60 98.53 6.0 2470.2 <text:s/>1 NA NA <text:s/>1 <text:s/>1 <text:s/>2 <text:s/>1 <text:s text:c="5"/>Y</text:p>
      <text:p text:style-name="P8">181 <text:s text:c="4"/>0 1052 <text:s text:c="3"/>NA <text:s text:c="3"/>NA <text:s/>235.50 80.76 4.6 <text:s text:c="4"/>NA <text:s/>1 NA NA <text:s/>1 <text:s/>1 <text:s/>2 NA <text:s text:c="5"/>Y</text:p>
      <text:p text:style-name="P8">184 <text:s text:c="4"/>0 <text:s text:c="2"/>34 <text:s text:c="2"/>102 <text:s text:c="2"/>136 <text:s text:c="2"/>36.92 <text:s/>3.95 3.2 <text:s/>695.2 <text:s/>0 <text:s/>0 <text:s/>0 <text:s/>0 <text:s/>0 <text:s/>1 <text:s/>1 <text:s text:c="5"/>Y</text:p>
      <text:p text:style-name="P9"><text:s/><text:span text:style-name="T6">[ reached 'max' / getOption("max.print") -- omitted 34 rows ]</text:span></text:p>
      <text:p text:style-name="P7"><text:span text:style-name="T5">&gt; DT_ModelXY0 &lt;- rpart(Target~.,data=data2)</text:span></text:p>
      <text:p text:style-name="P7"><text:span text:style-name="T5">&gt; print(DT_ModelXY0)</text:span></text:p>
      <text:p text:style-name="P4">n= 96 </text:p>
      <text:p text:style-name="P6"/>
      <text:p text:style-name="P8">node), split, n, loss, yval, (yprob)</text:p>
      <text:p text:style-name="P9"><text:s text:c="6"/><text:span text:style-name="T6">* denotes terminal node</text:span></text:p>
      <text:p text:style-name="P6"/>
      <text:p text:style-name="P9"><text:s/><text:span text:style-name="T6">1) root 96 44 N (0.54166667 0.45833333) <text:s/></text:span></text:p>
      <text:p text:style-name="P9"><text:s text:c="3"/><text:span text:style-name="T6">2) X4&lt; 89.585 74 24 N (0.67567568 0.32432432) <text:s/></text:span></text:p>
      <text:p text:style-name="P9"><text:s text:c="5"/><text:span text:style-name="T6">4) X1&lt; 23.5 32 <text:s/>5 N (0.84375000 0.15625000) *</text:span></text:p>
      <text:p text:style-name="P9"><text:s text:c="5"/><text:span text:style-name="T6">5) X1&gt;=23.5 42 19 N (0.54761905 0.45238095) <text:s/></text:span></text:p>
      <text:p text:style-name="P9"><text:s text:c="6"/><text:span text:style-name="T6">10) X1&gt;=126.5 8 <text:s/>1 N (0.87500000 0.12500000) *</text:span></text:p>
      <text:p text:style-name="P9"><text:s text:c="6"/><text:span text:style-name="T6">11) X1&lt; 126.5 34 16 Y (0.47058824 0.52941176) <text:s/></text:span></text:p>
      <text:p text:style-name="P9"><text:s text:c="8"/><text:span text:style-name="T6">22) X2&lt; 67.5 21 <text:s/>9 N (0.57142857 0.42857143) <text:s/></text:span></text:p>
      <text:p text:style-name="P9"><text:s text:c="10"/><text:span text:style-name="T6">44) X1&gt;=55.5 7 <text:s/>1 N (0.85714286 0.14285714) *</text:span></text:p>
      <text:p text:style-name="P9"><text:s text:c="10"/><text:span text:style-name="T6">45) X1&lt; 55.5 14 <text:s/>6 Y (0.42857143 0.57142857) *</text:span></text:p>
      <text:p text:style-name="P9"><text:s text:c="8"/><text:span text:style-name="T6">23) X2&gt;=67.5 13 <text:s/>4 Y (0.30769231 0.69230769) *</text:span></text:p>
      <text:p text:style-name="P9"><text:s text:c="3"/><text:span text:style-name="T6">3) X4&gt;=89.585 22 <text:s/>2 Y (0.09090909 0.90909091) *</text:span></text:p>
      <text:p text:style-name="P7"><text:span text:style-name="T5">&gt; plot(as.party(DT_ModelXY0))</text:span></text:p>
      <text:p text:style-name="P7"><text:span text:style-name="T5">&gt; data2 = data1[data1$Group==1,]</text:span></text:p>
      <text:p text:style-name="P7"><text:span text:style-name="T5">&gt; data2</text:span></text:p>
      <text:p text:style-name="P5"><text:s text:c="3"/><text:span text:style-name="T6">Group <text:s text:c="2"/>X1 <text:s text:c="3"/>X2 <text:s text:c="3"/>X3 <text:s text:c="4"/>X4 <text:s text:c="3"/>X5 <text:s/>X6 <text:s text:c="4"/>X7 Y1 Y2 Y3 Y4 Y5 Y6 Y7 Target</text:span></text:p>
      <text:p text:style-name="P8">2 <text:s text:c="5"/>1 <text:s text:c="2"/>74 <text:s text:c="3"/>NA <text:s text:c="3"/>NA 812.50 <text:s/>0.88 4.1 <text:s/>406.6 <text:s/>1 NA NA <text:s/>1 <text:s/>0 <text:s/>2 <text:s/>0 <text:s text:c="5"/>N</text:p>
      <text:p text:style-name="P8"><text:soft-page-break/>3 <text:s text:c="5"/>1 <text:s text:c="2"/>58 <text:s text:c="4"/>0 <text:s text:c="4"/>0 <text:s/>87.71 <text:s/>0.39 4.7 <text:s/>946.1 <text:s/>1 <text:s/>0 <text:s/>0 <text:s/>1 <text:s/>0 <text:s/>2 <text:s/>1 <text:s text:c="5"/>N</text:p>
      <text:p text:style-name="P8">5 <text:s text:c="5"/>1 <text:s text:c="2"/>15 <text:s text:c="3"/>45 <text:s text:c="3"/>60 <text:s/>75.24 16.60 3.6 1019.4 <text:s/>0 <text:s/>0 <text:s/>0 <text:s/>1 <text:s/>0 <text:s/>2 <text:s/>1 <text:s text:c="5"/>N</text:p>
      <text:p text:style-name="P8">7 <text:s text:c="5"/>1 <text:s text:c="2"/>23 <text:s text:c="3"/>69 <text:s text:c="3"/>92 <text:s/>47.27 <text:s/>0.14 7.1 2682.6 <text:s/>0 <text:s/>0 <text:s/>0 <text:s/>0 <text:s/>0 <text:s/>2 <text:s/>1 <text:s text:c="5"/>N</text:p>
      <text:p text:style-name="P8">8 <text:s text:c="5"/>1 <text:s text:c="2"/>14 <text:s text:c="2"/>126 <text:s text:c="2"/>224 <text:s/>45.44 <text:s/>0.10 2.4 <text:s/>238.0 <text:s/>0 <text:s/>0 <text:s/>0 <text:s/>0 <text:s/>0 <text:s/>1 <text:s/>0 <text:s text:c="5"/>N</text:p>
      <text:p text:style-name="P8">11 <text:s text:c="4"/>1 <text:s text:c="3"/>8 <text:s text:c="3"/>24 <text:s text:c="3"/>32 <text:s/>50.95 <text:s/>7.73 2.6 <text:s/>235.2 <text:s/>0 <text:s/>0 <text:s/>0 <text:s/>0 <text:s/>0 <text:s/>1 <text:s/>0 <text:s text:c="5"/>N</text:p>
      <text:p text:style-name="P8">13 <text:s text:c="4"/>1 <text:s text:c="2"/>19 <text:s text:c="3"/>NA <text:s text:c="3"/>NA 265.90 <text:s/>0.47 3.2 <text:s/>197.4 <text:s/>0 NA NA <text:s/>1 <text:s/>0 <text:s/>1 <text:s/>0 <text:s text:c="5"/>N</text:p>
      <text:p text:style-name="P8">14 <text:s text:c="4"/>1 <text:s text:c="2"/>11 <text:s text:c="3"/>33 <text:s text:c="3"/>44 <text:s/>76.10 <text:s/>0.14 3.5 <text:s/>455.0 <text:s/>0 <text:s/>0 <text:s/>0 <text:s/>1 <text:s/>0 <text:s/>1 <text:s/>0 <text:s text:c="5"/>N</text:p>
      <text:p text:style-name="P8">19 <text:s text:c="4"/>1 <text:s text:c="2"/>15 <text:s text:c="3"/>NA <text:s text:c="3"/>NA <text:s/>38.49 <text:s/>9.02 <text:s/>NA 1057.5 <text:s/>0 NA NA <text:s/>0 <text:s/>0 NA <text:s/>1 <text:s text:c="5"/>N</text:p>
      <text:p text:style-name="P8">20 <text:s text:c="4"/>1 <text:s text:c="2"/>11 <text:s text:c="3"/>99 <text:s text:c="2"/>176 <text:s/>68.19 12.53 4.0 <text:s/>500.5 <text:s/>0 <text:s/>0 <text:s/>0 <text:s/>0 <text:s/>0 <text:s/>2 <text:s/>1 <text:s text:c="5"/>N</text:p>
      <text:p text:style-name="P8">21 <text:s text:c="4"/>1 <text:s text:c="2"/>71 <text:s text:c="2"/>213 <text:s text:c="2"/>284 181.30 60.79 3.5 <text:s/>486.9 <text:s/>1 <text:s/>0 <text:s/>1 <text:s/>1 <text:s/>1 <text:s/>1 <text:s/>0 <text:s text:c="5"/>N</text:p>
      <text:p text:style-name="P8">22 <text:s text:c="4"/>1 <text:s text:c="2"/>14 <text:s text:c="4"/>0 <text:s text:c="4"/>0 132.20 25.38 2.3 <text:s/>256.6 <text:s/>0 <text:s/>0 <text:s/>0 <text:s/>1 <text:s/>0 <text:s/>1 <text:s/>0 <text:s text:c="5"/>N</text:p>
      <text:p text:style-name="P8">23 <text:s text:c="4"/>1 <text:s/>451 <text:s/>4059 <text:s/>7216 <text:s/>73.92 70.24 3.7 1122.6 <text:s/>1 <text:s/>1 <text:s/>1 <text:s/>1 <text:s/>1 <text:s/>2 <text:s/>1 <text:s text:c="5"/>N</text:p>
      <text:p text:style-name="P8">25 <text:s text:c="4"/>1 <text:s text:c="2"/>25 <text:s text:c="2"/>225 <text:s text:c="2"/>400 <text:s/>54.10 17.03 3.6 2879.9 <text:s/>0 <text:s/>0 <text:s/>1 <text:s/>0 <text:s/>0 <text:s/>2 <text:s/>1 <text:s text:c="5"/>N</text:p>
      <text:p text:style-name="P8">26 <text:s text:c="4"/>1 <text:s text:c="2"/>10 <text:s text:c="3"/>30 <text:s text:c="3"/>40 <text:s/>55.37 <text:s/>9.71 <text:s/>NA <text:s/>674.1 <text:s/>0 <text:s/>0 <text:s/>0 <text:s/>0 <text:s/>0 NA <text:s/>1 <text:s text:c="5"/>N</text:p>
      <text:p text:style-name="P8">27 <text:s text:c="4"/>1 <text:s text:c="2"/>19 <text:s text:c="2"/>171 <text:s text:c="2"/>304 <text:s/>61.22 16.04 3.5 <text:s/>243.1 <text:s/>0 <text:s/>0 <text:s/>1 <text:s/>0 <text:s/>0 <text:s/>1 <text:s/>0 <text:s text:c="5"/>N</text:p>
      <text:p text:style-name="P8">29 <text:s text:c="4"/>1 <text:s text:c="3"/>5 <text:s text:c="4"/>0 <text:s text:c="4"/>0 <text:s/>58.49 <text:s/>6.41 2.9 <text:s/>499.3 <text:s/>0 <text:s/>0 <text:s/>0 <text:s/>0 <text:s/>0 <text:s/>1 <text:s/>0 <text:s text:c="5"/>N</text:p>
      <text:p text:style-name="P8">30 <text:s text:c="4"/>1 <text:s text:c="2"/>37 <text:s text:c="3"/>NA <text:s text:c="3"/>NA <text:s/>76.82 28.26 1.1 <text:s/>787.2 <text:s/>1 NA NA <text:s/>1 <text:s/>0 <text:s/>0 <text:s/>1 <text:s text:c="5"/>N</text:p>
      <text:p text:style-name="P8">35 <text:s text:c="4"/>1 <text:s text:c="3"/>6 <text:s text:c="3"/>18 <text:s text:c="3"/>24 <text:s/>93.51 11.32 <text:s/>NA <text:s/>745.1 <text:s/>0 <text:s/>0 <text:s/>0 <text:s/>1 <text:s/>0 NA <text:s/>1 <text:s text:c="5"/>N</text:p>
      <text:p text:style-name="P8">36 <text:s text:c="4"/>1 <text:s text:c="3"/>8 <text:s text:c="3"/>NA <text:s text:c="2"/>128 <text:s/>40.62 <text:s/>6.21 2.7 <text:s/>175.6 <text:s/>0 NA <text:s/>0 <text:s/>0 <text:s/>0 <text:s/>1 <text:s/>0 <text:s text:c="5"/>N</text:p>
      <text:p text:style-name="P8">38 <text:s text:c="4"/>1 <text:s text:c="3"/>6 <text:s text:c="3"/>18 <text:s text:c="3"/>24 <text:s/>51.20 <text:s/>6.38 <text:s/>NA <text:s/>702.3 <text:s/>0 <text:s/>0 <text:s/>0 <text:s/>0 <text:s/>0 NA <text:s/>1 <text:s text:c="5"/>N</text:p>
      <text:p text:style-name="P8">39 <text:s text:c="4"/>1 <text:s text:c="2"/>41 <text:s text:c="2"/>369 <text:s text:c="2"/>656 <text:s/>79.81 30.64 3.7 1166.4 <text:s/>1 <text:s/>1 <text:s/>1 <text:s/>1 <text:s/>1 <text:s/>2 <text:s/>1 <text:s text:c="5"/>N</text:p>
      <text:p text:style-name="P8">40 <text:s text:c="4"/>1 <text:s text:c="2"/>11 <text:s text:c="3"/>33 <text:s text:c="3"/>44 <text:s/>61.44 11.39 <text:s/>NA <text:s/>460.5 <text:s/>0 <text:s/>0 <text:s/>0 <text:s/>0 <text:s/>0 NA <text:s/>0 <text:s text:c="5"/>N</text:p>
      <text:p text:style-name="P8">41 <text:s text:c="4"/>1 <text:s text:c="2"/>51 <text:s text:c="2"/>459 <text:s text:c="2"/>816 <text:s/>52.59 25.15 2.6 <text:s/>365.6 <text:s/>1 <text:s/>1 <text:s/>1 <text:s/>0 <text:s/>0 <text:s/>1 <text:s/>0 <text:s text:c="5"/>N</text:p>
      <text:p text:style-name="P8">42 <text:s text:c="4"/>1 <text:s text:c="3"/>9 <text:s text:c="3"/>27 <text:s text:c="3"/>36 <text:s/>61.42 <text:s/>9.98 3.8 <text:s/>705.0 <text:s/>0 <text:s/>0 <text:s/>0 <text:s/>0 <text:s/>0 <text:s/>2 <text:s/>1 <text:s text:c="5"/>N</text:p>
      <text:p text:style-name="P8">43 <text:s text:c="4"/>1 <text:s text:c="2"/>16 <text:s text:c="4"/>0 <text:s text:c="4"/>0 <text:s/>97.62 21.48 <text:s/>NA 1061.6 <text:s/>0 <text:s/>0 <text:s/>0 <text:s/>1 <text:s/>0 NA <text:s/>1 <text:s text:c="5"/>N</text:p>
      <text:p text:style-name="P8">44 <text:s text:c="4"/>1 <text:s text:c="2"/>17 <text:s text:c="2"/>153 <text:s text:c="2"/>272 <text:s/>81.22 19.11 3.2 <text:s/>355.4 <text:s/>0 <text:s/>0 <text:s/>1 <text:s/>1 <text:s/>0 <text:s/>1 <text:s/>0 <text:s text:c="5"/>N</text:p>
      <text:p text:style-name="P8">45 <text:s text:c="4"/>1 <text:s text:c="2"/>17 <text:s text:c="4"/>0 <text:s text:c="4"/>0 <text:s/>47.95 12.01 3.7 <text:s/>239.0 <text:s/>0 <text:s/>0 <text:s/>0 <text:s/>0 <text:s/>0 <text:s/>2 <text:s/>0 <text:s text:c="5"/>N</text:p>
      <text:p text:style-name="P8">46 <text:s text:c="4"/>1 <text:s text:c="3"/>6 <text:s text:c="3"/>18 <text:s text:c="3"/>24 <text:s/>77.05 <text:s/>9.45 3.5 <text:s/>198.6 <text:s/>0 <text:s/>0 <text:s/>0 <text:s/>1 <text:s/>0 <text:s/>1 <text:s/>0 <text:s text:c="5"/>N</text:p>
      <text:p text:style-name="P8">47 <text:s text:c="4"/>1 <text:s text:c="2"/>31 <text:s text:c="3"/>93 <text:s text:c="2"/>124 <text:s/>61.91 21.66 4.1 <text:s/>508.9 <text:s/>0 <text:s/>0 <text:s/>0 <text:s/>0 <text:s/>0 <text:s/>2 <text:s/>1 <text:s text:c="5"/>N</text:p>
      <text:p text:style-name="P8">48 <text:s text:c="4"/>1 <text:s text:c="3"/>5 <text:s text:c="3"/>NA <text:s text:c="3"/>NA <text:s/>49.87 <text:s/>5.45 <text:s/>NA 1147.3 <text:s/>0 NA NA <text:s/>0 <text:s/>0 NA <text:s/>1 <text:s text:c="5"/>N</text:p>
      <text:p text:style-name="P8">49 <text:s text:c="4"/>1 <text:s text:c="2"/>11 <text:s text:c="3"/>NA <text:s text:c="3"/>NA <text:s/>80.74 14.58 4.5 1450.6 <text:s/>0 NA NA <text:s/>1 <text:s/>0 <text:s/>2 <text:s/>1 <text:s text:c="5"/>N</text:p>
      <text:p text:style-name="P8">50 <text:s text:c="4"/>1 <text:s text:c="2"/>22 <text:s text:c="2"/>198 <text:s text:c="2"/>352 <text:s/>66.68 18.86 2.7 <text:s/>162.6 <text:s/>0 <text:s/>0 <text:s/>1 <text:s/>0 <text:s/>0 <text:s/>1 <text:s/>0 <text:s text:c="5"/>N</text:p>
      <text:p text:style-name="P8">51 <text:s text:c="4"/>1 <text:s text:c="2"/>13 <text:s text:c="3"/>NA <text:s text:c="3"/>NA <text:s/>92.82 18.23 <text:s/>NA <text:s text:c="4"/>NA <text:s/>0 NA NA <text:s/>1 <text:s/>0 NA NA <text:s text:c="5"/>N</text:p>
      <text:p text:style-name="P8">52 <text:s text:c="4"/>1 <text:s text:c="2"/>24 <text:s text:c="3"/>NA <text:s text:c="3"/>NA <text:s/>74.58 21.77 <text:s/>NA <text:s/>608.7 <text:s/>0 NA NA <text:s/>1 <text:s/>0 NA <text:s/>1 <text:s text:c="5"/>N</text:p>
      <text:p text:style-name="P8">53 <text:s text:c="4"/>1 <text:s text:c="2"/>27 <text:s text:c="2"/>243 <text:s text:c="2"/>432 <text:s/>59.71 19.40 4.2 <text:s/>951.6 <text:s/>0 <text:s/>0 <text:s/>1 <text:s/>0 <text:s/>0 <text:s/>2 <text:s/>1 <text:s text:c="5"/>N</text:p>
      <text:p text:style-name="P8">54 <text:s text:c="4"/>1 <text:s text:c="2"/>16 <text:s text:c="3"/>48 <text:s text:c="3"/>64 <text:s/>42.46 10.32 3.0 <text:s/>152.9 <text:s/>0 <text:s/>0 <text:s/>0 <text:s/>0 <text:s/>0 <text:s/>1 <text:s/>0 <text:s text:c="5"/>N</text:p>
      <text:p text:style-name="P8">55 <text:s text:c="4"/>1 <text:s/>744 <text:s text:c="3"/>NA <text:s text:c="3"/>NA <text:s/>49.04 68.96 5.0 2228.4 <text:s/>1 NA NA <text:s/>0 <text:s/>1 <text:s/>2 <text:s/>1 <text:s text:c="5"/>N</text:p>
      <text:p text:style-name="P8">57 <text:s text:c="4"/>1 <text:s text:c="3"/>8 <text:s text:c="3"/>24 <text:s text:c="3"/>32 <text:s/>21.82 <text:s/>3.35 3.3 <text:s/>503.2 <text:s/>0 <text:s/>0 <text:s/>0 <text:s/>0 <text:s/>0 <text:s/>1 <text:s/>1 <text:s text:c="5"/>N</text:p>
      <text:p text:style-name="P8">58 <text:s text:c="4"/>1 <text:s text:c="2"/>12 <text:s text:c="3"/>NA <text:s text:c="3"/>NA <text:s/>41.78 <text:s/>8.40 4.4 <text:s/>380.3 <text:s/>0 NA NA <text:s/>0 <text:s/>0 <text:s/>2 <text:s/>0 <text:s text:c="5"/>N</text:p>
      <text:p text:style-name="P8">59 <text:s text:c="4"/>1 <text:s text:c="2"/>16 <text:s text:c="3"/>NA <text:s text:c="3"/>NA <text:s/>44.23 10.72 <text:s/>NA <text:s/>197.1 <text:s/>0 NA NA <text:s/>0 <text:s/>0 NA <text:s/>0 <text:s text:c="5"/>N</text:p>
      <text:p text:style-name="P8">61 <text:s text:c="4"/>1 <text:s/>174 <text:s text:c="3"/>NA <text:s text:c="3"/>NA <text:s/>49.68 43.74 3.1 <text:s/>464.4 <text:s/>1 NA NA <text:s/>0 <text:s/>1 <text:s/>1 <text:s/>0 <text:s text:c="5"/>N</text:p>
      <text:p text:style-name="P8">62 <text:s text:c="4"/>1 <text:s text:c="2"/>70 <text:s text:c="3"/>NA <text:s text:c="3"/>NA <text:s/>56.45 31.32 2.7 <text:s/>203.8 <text:s/>1 NA NA <text:s/>0 <text:s/>1 <text:s/>1 <text:s/>0 <text:s text:c="5"/>N</text:p>
      <text:p text:style-name="P8">63 <text:s text:c="4"/>1 <text:s text:c="2"/>96 <text:s text:c="3"/>NA <text:s text:c="3"/>NA 106.10 52.55 2.9 <text:s/>346.5 <text:s/>1 NA NA <text:s/>1 <text:s/>1 <text:s/>1 <text:s/>0 <text:s text:c="5"/>N</text:p>
      <text:p text:style-name="P8">64 <text:s text:c="4"/>1 <text:s text:c="2"/>29 <text:s text:c="3"/>NA <text:s text:c="3"/>NA <text:s/>25.64 <text:s/>9.52 3.5 <text:s/>515.5 <text:s/>0 NA NA <text:s/>0 <text:s/>0 <text:s/>1 <text:s/>1 <text:s text:c="5"/>N</text:p>
      <text:p text:style-name="P8">66 <text:s text:c="4"/>1 <text:s text:c="2"/>22 <text:s text:c="3"/>NA <text:s text:c="3"/>NA <text:s/>57.94 16.72 <text:s/>NA <text:s/>592.1 <text:s/>0 NA NA <text:s/>0 <text:s/>0 NA <text:s/>1 <text:s text:c="5"/>N</text:p>
      <text:p text:style-name="P8">68 <text:s text:c="4"/>1 <text:s text:c="2"/>17 <text:s text:c="3"/>NA <text:s text:c="3"/>NA <text:s/>59.94 14.69 3.8 1104.1 <text:s/>0 NA NA <text:s/>0 <text:s/>0 <text:s/>2 <text:s/>1 <text:s text:c="5"/>N</text:p>
      <text:p text:style-name="P8">69 <text:s text:c="4"/>1 3100 27900 49600 <text:s/>65.62 89.53 6.4 1707.4 <text:s/>1 <text:s/>1 <text:s/>1 <text:s/>0 <text:s/>1 <text:s/>2 <text:s/>1 <text:s text:c="5"/>N</text:p>
      <text:p text:style-name="P8">71 <text:s text:c="4"/>1 <text:s text:c="2"/>21 <text:s text:c="3"/>NA <text:s text:c="3"/>NA <text:s/>49.89 14.24 3.3 <text:s/>419.2 <text:s/>0 NA NA <text:s/>0 <text:s/>0 <text:s/>1 <text:s/>0 <text:s text:c="5"/>N</text:p>
      <text:p text:style-name="P8">72 <text:s text:c="4"/>1 <text:s text:c="2"/>55 <text:s text:c="2"/>495 <text:s text:c="2"/>880 <text:s/>38.66 20.50 3.5 <text:s/>318.4 <text:s/>1 <text:s/>1 <text:s/>1 <text:s/>0 <text:s/>0 <text:s/>1 <text:s/>0 <text:s text:c="5"/>N</text:p>
      <text:p text:style-name="P8">73 <text:s text:c="4"/>1 <text:s text:c="2"/>13 <text:s text:c="3"/>NA <text:s text:c="3"/>NA <text:s/>49.20 10.33 2.4 <text:s/>298.0 <text:s/>0 NA NA <text:s/>0 <text:s/>0 <text:s/>1 <text:s/>0 <text:s text:c="5"/>N</text:p>
      <text:p text:style-name="P8">75 <text:s text:c="4"/>1 <text:s text:c="2"/>25 <text:s text:c="3"/>NA <text:s text:c="3"/>NA <text:s/>43.31 14.01 2.8 <text:s/>391.0 <text:s/>0 NA NA <text:s/>0 <text:s/>0 <text:s/>1 <text:s/>0 <text:s text:c="5"/>N</text:p>
      <text:p text:style-name="P8">78 <text:s text:c="4"/>1 <text:s text:c="2"/>12 <text:s text:c="2"/>108 <text:s text:c="2"/>192 <text:s/>83.97 15.93 3.1 <text:s/>551.0 <text:s/>0 <text:s/>0 <text:s/>0 <text:s/>1 <text:s/>0 <text:s/>1 <text:s/>1 <text:s text:c="5"/>N</text:p>
      <text:p text:style-name="P8">80 <text:s text:c="4"/>1 <text:s text:c="2"/>19 <text:s text:c="3"/>NA <text:s text:c="3"/>NA <text:s/>47.05 12.68 2.9 <text:s/>431.7 <text:s/>0 NA NA <text:s/>0 <text:s/>0 <text:s/>1 <text:s/>0 <text:s text:c="5"/>N</text:p>
      <text:p text:style-name="P8">81 <text:s text:c="4"/>1 <text:s/>824 <text:s text:c="3"/>NA <text:s text:c="3"/>NA 120.40 85.90 6.3 3648.4 <text:s/>1 NA NA <text:s/>1 <text:s/>1 <text:s/>2 <text:s/>1 <text:s text:c="5"/>N</text:p>
      <text:p text:style-name="P8">82 <text:s text:c="4"/>1 <text:s text:c="2"/>72 <text:s text:c="3"/>NA <text:s text:c="3"/>NA <text:s/>90.81 43.28 3.4 1382.6 <text:s/>1 NA NA <text:s/>1 <text:s/>1 <text:s/>1 <text:s/>1 <text:s text:c="5"/>N</text:p>
      <text:p text:style-name="P8">83 <text:s text:c="4"/>1 <text:s text:c="2"/>12 <text:s text:c="4"/>0 <text:s text:c="4"/>0 111.60 20.30 2.9 <text:s/>346.6 <text:s/>0 <text:s/>0 <text:s/>0 <text:s/>1 <text:s/>0 <text:s/>1 <text:s/>0 <text:s text:c="5"/>N</text:p>
      <text:p text:style-name="P8">86 <text:s text:c="4"/>1 <text:s text:c="2"/>22 <text:s text:c="3"/>NA <text:s text:c="3"/>NA <text:s/>77.75 21.42 3.0 <text:s/>382.9 <text:s/>0 NA NA <text:s/>1 <text:s/>0 <text:s/>1 <text:s/>0 <text:s text:c="5"/>N</text:p>
      <text:p text:style-name="P8">87 <text:s text:c="4"/>1 <text:s text:c="2"/>15 <text:s text:c="3"/>NA <text:s text:c="3"/>NA <text:s/>70.47 15.68 4.0 <text:s/>773.7 <text:s/>0 NA NA <text:s/>1 <text:s/>0 <text:s/>2 <text:s/>1 <text:s text:c="5"/>N</text:p>
      <text:p text:style-name="P8">89 <text:s text:c="4"/>1 <text:s text:c="2"/>20 <text:s text:c="2"/>180 <text:s text:c="2"/>320 <text:s/>52.58 14.48 2.8 <text:s/>315.1 <text:s/>0 <text:s/>0 <text:s/>1 <text:s/>0 <text:s/>0 <text:s/>1 <text:s/>0 <text:s text:c="5"/>N</text:p>
      <text:p text:style-name="P8">91 <text:s text:c="4"/>1 <text:s text:c="2"/>10 <text:s text:c="3"/>30 <text:s text:c="3"/>40 <text:s/>83.65 14.18 3.9 <text:s/>244.8 <text:s/>0 <text:s/>0 <text:s/>0 <text:s/>1 <text:s/>0 <text:s/>2 <text:s/>0 <text:s text:c="5"/>N</text:p>
      <text:p text:style-name="P8">92 <text:s text:c="4"/>1 <text:s text:c="2"/>18 <text:s text:c="3"/>NA <text:s text:c="3"/>NA 106.10 24.54 4.0 <text:s/>543.6 <text:s/>0 NA NA <text:s/>1 <text:s/>0 <text:s/>2 <text:s/>1 <text:s text:c="5"/>N</text:p>
      <text:p text:style-name="P9"><text:s/><text:span text:style-name="T6">[ reached 'max' / getOption("max.print") -- omitted 138 rows ]</text:span></text:p>
      <text:p text:style-name="P7"><text:span text:style-name="T5">&gt; DT_ModelXY1 &lt;- rpart(Target~.,data=data2)</text:span></text:p>
      <text:p text:style-name="P7"><text:span text:style-name="T5">&gt; print(DT_ModelXY1)</text:span></text:p>
      <text:p text:style-name="P4">n= 200 </text:p>
      <text:p text:style-name="P6"/>
      <text:p text:style-name="P8">node), split, n, loss, yval, (yprob)</text:p>
      <text:p text:style-name="P9"><text:s text:c="6"/><text:span text:style-name="T6">* denotes terminal node</text:span></text:p>
      <text:p text:style-name="P6"/>
      <text:p text:style-name="P9"><text:soft-page-break/><text:s/><text:span text:style-name="T6">1) root 200 98 N (0.51000000 0.49000000) <text:s/></text:span></text:p>
      <text:p text:style-name="P9"><text:s text:c="3"/><text:span text:style-name="T6">2) X4&lt; 97.875 117 30 N (0.74358974 0.25641026) <text:s/></text:span></text:p>
      <text:p text:style-name="P9"><text:s text:c="5"/><text:span text:style-name="T6">4) X1&lt; 34.5 80 14 N (0.82500000 0.17500000) <text:s/></text:span></text:p>
      <text:p text:style-name="P9"><text:s text:c="7"/><text:span text:style-name="T6">8) X6&lt; 4.25 69 <text:s/>8 N (0.88405797 0.11594203) *</text:span></text:p>
      <text:p text:style-name="P9"><text:s text:c="7"/><text:span text:style-name="T6">9) X6&gt;=4.25 11 <text:s/>5 Y (0.45454545 0.54545455) *</text:span></text:p>
      <text:p text:style-name="P9"><text:s text:c="5"/><text:span text:style-name="T6">5) X1&gt;=34.5 37 16 N (0.56756757 0.43243243) <text:s/></text:span></text:p>
      <text:p text:style-name="P9"><text:s text:c="6"/><text:span text:style-name="T6">10) X5&gt;=41.275 13 <text:s/>2 N (0.84615385 0.15384615) *</text:span></text:p>
      <text:p text:style-name="P9"><text:s text:c="6"/><text:span text:style-name="T6">11) X5&lt; 41.275 24 10 Y (0.41666667 0.58333333) <text:s/></text:span></text:p>
      <text:p text:style-name="P9"><text:s text:c="8"/><text:span text:style-name="T6">22) X6&lt; 3.9 11 <text:s/>3 N (0.72727273 0.27272727) *</text:span></text:p>
      <text:p text:style-name="P9"><text:s text:c="8"/><text:span text:style-name="T6">23) X6&gt;=3.9 13 <text:s/>2 Y (0.15384615 0.84615385) *</text:span></text:p>
      <text:p text:style-name="P9"><text:s text:c="3"/><text:span text:style-name="T6">3) X4&gt;=97.875 83 15 Y (0.18072289 0.81927711) <text:s/></text:span></text:p>
      <text:p text:style-name="P9"><text:s text:c="5"/><text:span text:style-name="T6">6) X7&lt; 605.4 14 <text:s/>4 N (0.71428571 0.28571429) *</text:span></text:p>
      <text:p text:style-name="P9"><text:s text:c="5"/><text:span text:style-name="T6">7) X7&gt;=605.4 69 <text:s/>5 Y (0.07246377 0.92753623) *</text:span></text:p>
      <text:p text:style-name="P7"><text:span text:style-name="T5">&gt; plot(as.party(DT_ModelXY1))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/>
    <style:font-face style:name="sans-serif" svg:font-family="sans-serif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17:30:46.605758587</meta:creation-date>
    <dc:date>2019-12-19T18:46:43.266798869</dc:date>
    <meta:editing-duration>PT4M55S</meta:editing-duration>
    <meta:editing-cycles>1</meta:editing-cycles>
    <meta:document-statistic meta:table-count="0" meta:image-count="0" meta:object-count="0" meta:page-count="12" meta:paragraph-count="719" meta:word-count="10148" meta:character-count="49937" meta:non-whitespace-character-count="25183"/>
    <meta:generator>LibreOffice/6.0.7.3$Linux_X86_64 LibreOffice_project/00m0$Build-3</meta:generator>
  </office:meta>
</office:document-meta>
</file>